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2.79pt"/>
    </style:style>
    <style:style style:name="co2" style:family="table-column">
      <style:table-column-properties fo:break-before="auto" style:column-width="18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rridors-rr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4704.61" calcext:value-type="float">
            <text:p>4704.61</text:p>
          </table:table-cell>
          <table:table-cell office:value-type="float" office:value="306.404" calcext:value-type="float">
            <text:p>306.40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498.307" calcext:value-type="float">
            <text:p>498.307</text:p>
          </table:table-cell>
          <table:table-cell office:value-type="float" office:value="322.891" calcext:value-type="float">
            <text:p>322.89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0.788" calcext:value-type="float">
            <text:p>0.788</text:p>
          </table:table-cell>
          <table:table-cell office:value-type="float" office:value="256.974" calcext:value-type="float">
            <text:p>256.97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4.384" calcext:value-type="float">
            <text:p>24.384</text:p>
          </table:table-cell>
          <table:table-cell office:value-type="float" office:value="340.091" calcext:value-type="float">
            <text:p>340.09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77.022" calcext:value-type="float">
            <text:p>77.022</text:p>
          </table:table-cell>
          <table:table-cell office:value-type="float" office:value="278.888" calcext:value-type="float">
            <text:p>278.88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467.984" calcext:value-type="float">
            <text:p>467.984</text:p>
          </table:table-cell>
          <table:table-cell office:value-type="float" office:value="294.932" calcext:value-type="float">
            <text:p>294.93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639.53" calcext:value-type="float">
            <text:p>639.53</text:p>
          </table:table-cell>
          <table:table-cell office:value-type="float" office:value="311.827" calcext:value-type="float">
            <text:p>311.82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171.162" calcext:value-type="float">
            <text:p>171.162</text:p>
          </table:table-cell>
          <table:table-cell office:value-type="float" office:value="324.836" calcext:value-type="float">
            <text:p>324.83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34.005" calcext:value-type="float">
            <text:p>234.005</text:p>
          </table:table-cell>
          <table:table-cell office:value-type="float" office:value="263.751" calcext:value-type="float">
            <text:p>263.75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.104" calcext:value-type="float">
            <text:p>2.104</text:p>
          </table:table-cell>
          <table:table-cell office:value-type="float" office:value="267.741" calcext:value-type="float">
            <text:p>267.7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452.392" calcext:value-type="float">
            <text:p>452.392</text:p>
          </table:table-cell>
          <table:table-cell office:value-type="float" office:value="305.256" calcext:value-type="float">
            <text:p>305.25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9.362" calcext:value-type="float">
            <text:p>29.362</text:p>
          </table:table-cell>
          <table:table-cell office:value-type="float" office:value="311.858" calcext:value-type="float">
            <text:p>311.85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96.019" calcext:value-type="float">
            <text:p>96.019</text:p>
          </table:table-cell>
          <table:table-cell office:value-type="float" office:value="336.356" calcext:value-type="float">
            <text:p>336.35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0.726" calcext:value-type="float">
            <text:p>0.726</text:p>
          </table:table-cell>
          <table:table-cell office:value-type="float" office:value="265.734" calcext:value-type="float">
            <text:p>265.73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0.511" calcext:value-type="float">
            <text:p>0.511</text:p>
          </table:table-cell>
          <table:table-cell office:value-type="float" office:value="296.122" calcext:value-type="float">
            <text:p>296.1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1176.13" calcext:value-type="float">
            <text:p>1176.13</text:p>
          </table:table-cell>
          <table:table-cell office:value-type="float" office:value="313.156" calcext:value-type="float">
            <text:p>313.15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681.175" calcext:value-type="float">
            <text:p>681.175</text:p>
          </table:table-cell>
          <table:table-cell office:value-type="float" office:value="349.051" calcext:value-type="float">
            <text:p>349.05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.299" calcext:value-type="float">
            <text:p>28.299</text:p>
          </table:table-cell>
          <table:table-cell office:value-type="float" office:value="314.406" calcext:value-type="float">
            <text:p>314.40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527.263" calcext:value-type="float">
            <text:p>527.263</text:p>
          </table:table-cell>
          <table:table-cell office:value-type="float" office:value="370.963" calcext:value-type="float">
            <text:p>370.96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.492" calcext:value-type="float">
            <text:p>2.492</text:p>
          </table:table-cell>
          <table:table-cell office:value-type="float" office:value="250.995" calcext:value-type="float">
            <text:p>250.99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0.393" calcext:value-type="float">
            <text:p>0.393</text:p>
          </table:table-cell>
          <table:table-cell office:value-type="float" office:value="298.74" calcext:value-type="float">
            <text:p>298.7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19.445" calcext:value-type="float">
            <text:p>19.445</text:p>
          </table:table-cell>
          <table:table-cell office:value-type="float" office:value="318.467" calcext:value-type="float">
            <text:p>318.46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50.818" calcext:value-type="float">
            <text:p>50.818</text:p>
          </table:table-cell>
          <table:table-cell office:value-type="float" office:value="345.467" calcext:value-type="float">
            <text:p>345.46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134.786" calcext:value-type="float">
            <text:p>134.786</text:p>
          </table:table-cell>
          <table:table-cell office:value-type="float" office:value="356.426" calcext:value-type="float">
            <text:p>356.42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11.863" calcext:value-type="float">
            <text:p>11.863</text:p>
          </table:table-cell>
          <table:table-cell office:value-type="float" office:value="320.7" calcext:value-type="float">
            <text:p>320.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15.273" calcext:value-type="float">
            <text:p>15.273</text:p>
          </table:table-cell>
          <table:table-cell office:value-type="float" office:value="292.846" calcext:value-type="float">
            <text:p>292.84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00.226" calcext:value-type="float">
            <text:p>200.226</text:p>
          </table:table-cell>
          <table:table-cell office:value-type="float" office:value="335.479" calcext:value-type="float">
            <text:p>335.47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1395.23" calcext:value-type="float">
            <text:p>1395.23</text:p>
          </table:table-cell>
          <table:table-cell office:value-type="float" office:value="390.506" calcext:value-type="float">
            <text:p>390.50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70.403" calcext:value-type="float">
            <text:p>70.403</text:p>
          </table:table-cell>
          <table:table-cell office:value-type="float" office:value="324.171" calcext:value-type="float">
            <text:p>324.17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9.189" calcext:value-type="float">
            <text:p>9.189</text:p>
          </table:table-cell>
          <table:table-cell office:value-type="float" office:value="317.249" calcext:value-type="float">
            <text:p>317.24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68.404" calcext:value-type="float">
            <text:p>68.404</text:p>
          </table:table-cell>
          <table:table-cell office:value-type="float" office:value="359.471" calcext:value-type="float">
            <text:p>359.47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1654.8" calcext:value-type="float">
            <text:p>1654.8</text:p>
          </table:table-cell>
          <table:table-cell office:value-type="float" office:value="358.777" calcext:value-type="float">
            <text:p>358.77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7438.9" calcext:value-type="float">
            <text:p>7438.9</text:p>
          </table:table-cell>
          <table:table-cell office:value-type="float" office:value="354.938" calcext:value-type="float">
            <text:p>354.93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4.607" calcext:value-type="float">
            <text:p>4.607</text:p>
          </table:table-cell>
          <table:table-cell office:value-type="float" office:value="335.942" calcext:value-type="float">
            <text:p>335.94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16.488" calcext:value-type="float">
            <text:p>16.488</text:p>
          </table:table-cell>
          <table:table-cell office:value-type="float" office:value="322.295" calcext:value-type="float">
            <text:p>322.29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0.501" calcext:value-type="float">
            <text:p>0.501</text:p>
          </table:table-cell>
          <table:table-cell office:value-type="float" office:value="253.136" calcext:value-type="float">
            <text:p>253.13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8016.54" calcext:value-type="float">
            <text:p>8016.54</text:p>
          </table:table-cell>
          <table:table-cell office:value-type="float" office:value="299.942" calcext:value-type="float">
            <text:p>299.94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64.848" calcext:value-type="float">
            <text:p>64.848</text:p>
          </table:table-cell>
          <table:table-cell office:value-type="float" office:value="298.669" calcext:value-type="float">
            <text:p>298.66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693.028" calcext:value-type="float">
            <text:p>693.028</text:p>
          </table:table-cell>
          <table:table-cell office:value-type="float" office:value="366.669" calcext:value-type="float">
            <text:p>366.66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455.818" calcext:value-type="float">
            <text:p>455.818</text:p>
          </table:table-cell>
          <table:table-cell office:value-type="float" office:value="341.954" calcext:value-type="float">
            <text:p>341.95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.801" calcext:value-type="float">
            <text:p>28.801</text:p>
          </table:table-cell>
          <table:table-cell office:value-type="float" office:value="356.165" calcext:value-type="float">
            <text:p>356.16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54.694" calcext:value-type="float">
            <text:p>54.694</text:p>
          </table:table-cell>
          <table:table-cell office:value-type="float" office:value="340.936" calcext:value-type="float">
            <text:p>340.93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0.39" calcext:value-type="float">
            <text:p>0.39</text:p>
          </table:table-cell>
          <table:table-cell office:value-type="float" office:value="284.803" calcext:value-type="float">
            <text:p>284.80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4.882" calcext:value-type="float">
            <text:p>4.882</text:p>
          </table:table-cell>
          <table:table-cell office:value-type="float" office:value="373.532" calcext:value-type="float">
            <text:p>373.53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575.84" calcext:value-type="float">
            <text:p>575.84</text:p>
          </table:table-cell>
          <table:table-cell office:value-type="float" office:value="299.647" calcext:value-type="float">
            <text:p>299.64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5340.2" calcext:value-type="float">
            <text:p>5340.2</text:p>
          </table:table-cell>
          <table:table-cell office:value-type="float" office:value="381.016" calcext:value-type="float">
            <text:p>381.01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1.21" calcext:value-type="float">
            <text:p>1.21</text:p>
          </table:table-cell>
          <table:table-cell office:value-type="float" office:value="286.73" calcext:value-type="float">
            <text:p>286.7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1623.66" calcext:value-type="float">
            <text:p>1623.66</text:p>
          </table:table-cell>
          <table:table-cell office:value-type="float" office:value="372.588" calcext:value-type="float">
            <text:p>372.58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4.028" calcext:value-type="float">
            <text:p>24.028</text:p>
          </table:table-cell>
          <table:table-cell office:value-type="float" office:value="335.413" calcext:value-type="float">
            <text:p>335.41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48.48" calcext:value-type="float">
            <text:p>48.48</text:p>
          </table:table-cell>
          <table:table-cell office:value-type="float" office:value="304.293" calcext:value-type="float">
            <text:p>304.29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7.869" calcext:value-type="float">
            <text:p>27.869</text:p>
          </table:table-cell>
          <table:table-cell office:value-type="float" office:value="253.149" calcext:value-type="float">
            <text:p>253.14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0.722" calcext:value-type="float">
            <text:p>30.722</text:p>
          </table:table-cell>
          <table:table-cell office:value-type="float" office:value="329.753" calcext:value-type="float">
            <text:p>329.75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.472" calcext:value-type="float">
            <text:p>2.472</text:p>
          </table:table-cell>
          <table:table-cell office:value-type="float" office:value="303.818" calcext:value-type="float">
            <text:p>303.81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382.48" calcext:value-type="float">
            <text:p>2382.48</text:p>
          </table:table-cell>
          <table:table-cell office:value-type="float" office:value="296.785" calcext:value-type="float">
            <text:p>296.7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1980.57" calcext:value-type="float">
            <text:p>1980.57</text:p>
          </table:table-cell>
          <table:table-cell office:value-type="float" office:value="322.096" calcext:value-type="float">
            <text:p>322.09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757.82" calcext:value-type="float">
            <text:p>2757.82</text:p>
          </table:table-cell>
          <table:table-cell office:value-type="float" office:value="327.722" calcext:value-type="float">
            <text:p>327.7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2.314" calcext:value-type="float">
            <text:p>22.314</text:p>
          </table:table-cell>
          <table:table-cell office:value-type="float" office:value="397.266" calcext:value-type="float">
            <text:p>397.26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55.025" calcext:value-type="float">
            <text:p>55.025</text:p>
          </table:table-cell>
          <table:table-cell office:value-type="float" office:value="316.861" calcext:value-type="float">
            <text:p>316.86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124.056" calcext:value-type="float">
            <text:p>124.056</text:p>
          </table:table-cell>
          <table:table-cell office:value-type="float" office:value="343.848" calcext:value-type="float">
            <text:p>343.84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9.379" calcext:value-type="float">
            <text:p>39.379</text:p>
          </table:table-cell>
          <table:table-cell office:value-type="float" office:value="250.272" calcext:value-type="float">
            <text:p>250.27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120.856" calcext:value-type="float">
            <text:p>120.856</text:p>
          </table:table-cell>
          <table:table-cell office:value-type="float" office:value="279.812" calcext:value-type="float">
            <text:p>279.81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72.538" calcext:value-type="float">
            <text:p>72.538</text:p>
          </table:table-cell>
          <table:table-cell office:value-type="float" office:value="287.906" calcext:value-type="float">
            <text:p>287.90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43.701" calcext:value-type="float">
            <text:p>43.701</text:p>
          </table:table-cell>
          <table:table-cell office:value-type="float" office:value="317.841" calcext:value-type="float">
            <text:p>317.8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115.978" calcext:value-type="float">
            <text:p>115.978</text:p>
          </table:table-cell>
          <table:table-cell office:value-type="float" office:value="287.239" calcext:value-type="float">
            <text:p>287.23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9496.66" calcext:value-type="float">
            <text:p>9496.66</text:p>
          </table:table-cell>
          <table:table-cell office:value-type="float" office:value="283.275" calcext:value-type="float">
            <text:p>283.27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.129" calcext:value-type="float">
            <text:p>2.129</text:p>
          </table:table-cell>
          <table:table-cell office:value-type="float" office:value="265.62" calcext:value-type="float">
            <text:p>265.6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54.253" calcext:value-type="float">
            <text:p>54.253</text:p>
          </table:table-cell>
          <table:table-cell office:value-type="float" office:value="263.52" calcext:value-type="float">
            <text:p>263.5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132.981" calcext:value-type="float">
            <text:p>132.981</text:p>
          </table:table-cell>
          <table:table-cell office:value-type="float" office:value="323.334" calcext:value-type="float">
            <text:p>323.33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53.65" calcext:value-type="float">
            <text:p>353.65</text:p>
          </table:table-cell>
          <table:table-cell office:value-type="float" office:value="343.552" calcext:value-type="float">
            <text:p>343.55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13.287" calcext:value-type="float">
            <text:p>13.287</text:p>
          </table:table-cell>
          <table:table-cell office:value-type="float" office:value="324.287" calcext:value-type="float">
            <text:p>324.28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109.559" calcext:value-type="float">
            <text:p>109.559</text:p>
          </table:table-cell>
          <table:table-cell office:value-type="float" office:value="293.191" calcext:value-type="float">
            <text:p>293.19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821.143" calcext:value-type="float">
            <text:p>821.143</text:p>
          </table:table-cell>
          <table:table-cell office:value-type="float" office:value="325.52" calcext:value-type="float">
            <text:p>325.5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9.153" calcext:value-type="float">
            <text:p>9.153</text:p>
          </table:table-cell>
          <table:table-cell office:value-type="float" office:value="324.178" calcext:value-type="float">
            <text:p>324.17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1.457" calcext:value-type="float">
            <text:p>31.457</text:p>
          </table:table-cell>
          <table:table-cell office:value-type="float" office:value="302.697" calcext:value-type="float">
            <text:p>302.69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755.86" calcext:value-type="float">
            <text:p>2755.86</text:p>
          </table:table-cell>
          <table:table-cell office:value-type="float" office:value="352.122" calcext:value-type="float">
            <text:p>352.1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19.025" calcext:value-type="float">
            <text:p>19.025</text:p>
          </table:table-cell>
          <table:table-cell office:value-type="float" office:value="308.788" calcext:value-type="float">
            <text:p>308.78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416.304" calcext:value-type="float">
            <text:p>416.304</text:p>
          </table:table-cell>
          <table:table-cell office:value-type="float" office:value="288.967" calcext:value-type="float">
            <text:p>288.96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10.535" calcext:value-type="float">
            <text:p>310.535</text:p>
          </table:table-cell>
          <table:table-cell office:value-type="float" office:value="390.71" calcext:value-type="float">
            <text:p>390.7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630.106" calcext:value-type="float">
            <text:p>630.106</text:p>
          </table:table-cell>
          <table:table-cell office:value-type="float" office:value="268.995" calcext:value-type="float">
            <text:p>268.99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0.338" calcext:value-type="float">
            <text:p>30.338</text:p>
          </table:table-cell>
          <table:table-cell office:value-type="float" office:value="333.83" calcext:value-type="float">
            <text:p>333.8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437.83" calcext:value-type="float">
            <text:p>2437.83</text:p>
          </table:table-cell>
          <table:table-cell office:value-type="float" office:value="331.243" calcext:value-type="float">
            <text:p>331.24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873.87" calcext:value-type="float">
            <text:p>873.87</text:p>
          </table:table-cell>
          <table:table-cell office:value-type="float" office:value="300.096" calcext:value-type="float">
            <text:p>300.09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1.588" calcext:value-type="float">
            <text:p>21.588</text:p>
          </table:table-cell>
          <table:table-cell office:value-type="float" office:value="317.489" calcext:value-type="float">
            <text:p>317.4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2.312" calcext:value-type="float">
            <text:p>22.312</text:p>
          </table:table-cell>
          <table:table-cell office:value-type="float" office:value="314.544" calcext:value-type="float">
            <text:p>314.54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139.582" calcext:value-type="float">
            <text:p>139.582</text:p>
          </table:table-cell>
          <table:table-cell office:value-type="float" office:value="383.023" calcext:value-type="float">
            <text:p>383.02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879.768" calcext:value-type="float">
            <text:p>879.768</text:p>
          </table:table-cell>
          <table:table-cell office:value-type="float" office:value="324.669" calcext:value-type="float">
            <text:p>324.66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749.801" calcext:value-type="float">
            <text:p>749.801</text:p>
          </table:table-cell>
          <table:table-cell office:value-type="float" office:value="292.479" calcext:value-type="float">
            <text:p>292.47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43.33" calcext:value-type="float">
            <text:p>343.33</text:p>
          </table:table-cell>
          <table:table-cell office:value-type="float" office:value="334.234" calcext:value-type="float">
            <text:p>334.23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14.804" calcext:value-type="float">
            <text:p>14.804</text:p>
          </table:table-cell>
          <table:table-cell office:value-type="float" office:value="359.543" calcext:value-type="float">
            <text:p>359.54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0.982" calcext:value-type="float">
            <text:p>0.982</text:p>
          </table:table-cell>
          <table:table-cell office:value-type="float" office:value="253.926" calcext:value-type="float">
            <text:p>253.92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936.79" calcext:value-type="float">
            <text:p>2936.79</text:p>
          </table:table-cell>
          <table:table-cell office:value-type="float" office:value="345.995" calcext:value-type="float">
            <text:p>345.99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4957.29" calcext:value-type="float">
            <text:p>4957.29</text:p>
          </table:table-cell>
          <table:table-cell office:value-type="float" office:value="307.753" calcext:value-type="float">
            <text:p>307.75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672.415" calcext:value-type="float">
            <text:p>672.415</text:p>
          </table:table-cell>
          <table:table-cell office:value-type="float" office:value="339.023" calcext:value-type="float">
            <text:p>339.02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.535" calcext:value-type="float">
            <text:p>2.535</text:p>
          </table:table-cell>
          <table:table-cell office:value-type="float" office:value="305.204" calcext:value-type="float">
            <text:p>305.20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477.4" calcext:value-type="float">
            <text:p>477.4</text:p>
          </table:table-cell>
          <table:table-cell office:value-type="float" office:value="371.306" calcext:value-type="float">
            <text:p>371.30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9.105" calcext:value-type="float">
            <text:p>39.105</text:p>
          </table:table-cell>
          <table:table-cell office:value-type="float" office:value="305.402" calcext:value-type="float">
            <text:p>305.40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.903" calcext:value-type="float">
            <text:p>3.903</text:p>
          </table:table-cell>
          <table:table-cell office:value-type="float" office:value="306.474" calcext:value-type="float">
            <text:p>306.47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6.074" calcext:value-type="float">
            <text:p>6.074</text:p>
          </table:table-cell>
          <table:table-cell office:value-type="float" office:value="286.567" calcext:value-type="float">
            <text:p>286.56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59.672" calcext:value-type="float">
            <text:p>59.672</text:p>
          </table:table-cell>
          <table:table-cell office:value-type="float" office:value="334.263" calcext:value-type="float">
            <text:p>334.26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68.189" calcext:value-type="float">
            <text:p>68.189</text:p>
          </table:table-cell>
          <table:table-cell office:value-type="float" office:value="303.622" calcext:value-type="float">
            <text:p>303.62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46.984" calcext:value-type="float">
            <text:p>246.984</text:p>
          </table:table-cell>
          <table:table-cell office:value-type="float" office:value="433.105" calcext:value-type="float">
            <text:p>433.10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481.81" calcext:value-type="float">
            <text:p>1481.81</text:p>
          </table:table-cell>
          <table:table-cell office:value-type="float" office:value="425.985" calcext:value-type="float">
            <text:p>425.9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31.789" calcext:value-type="float">
            <text:p>131.789</text:p>
          </table:table-cell>
          <table:table-cell office:value-type="float" office:value="441.055" calcext:value-type="float">
            <text:p>441.05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5368.28" calcext:value-type="float">
            <text:p>5368.28</text:p>
          </table:table-cell>
          <table:table-cell office:value-type="float" office:value="430.567" calcext:value-type="float">
            <text:p>430.56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195.45" calcext:value-type="float">
            <text:p>2195.45</text:p>
          </table:table-cell>
          <table:table-cell office:value-type="float" office:value="443.32" calcext:value-type="float">
            <text:p>443.3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538.272" calcext:value-type="float">
            <text:p>538.272</text:p>
          </table:table-cell>
          <table:table-cell office:value-type="float" office:value="462.052" calcext:value-type="float">
            <text:p>462.05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709.483" calcext:value-type="float">
            <text:p>709.483</text:p>
          </table:table-cell>
          <table:table-cell office:value-type="float" office:value="424.418" calcext:value-type="float">
            <text:p>424.41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793.81" calcext:value-type="float">
            <text:p>3793.81</text:p>
          </table:table-cell>
          <table:table-cell office:value-type="float" office:value="498.481" calcext:value-type="float">
            <text:p>498.48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238.21" calcext:value-type="float">
            <text:p>1238.21</text:p>
          </table:table-cell>
          <table:table-cell office:value-type="float" office:value="418.494" calcext:value-type="float">
            <text:p>418.49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543.6" calcext:value-type="float">
            <text:p>543.6</text:p>
          </table:table-cell>
          <table:table-cell office:value-type="float" office:value="439.562" calcext:value-type="float">
            <text:p>439.56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552.896" calcext:value-type="float">
            <text:p>552.896</text:p>
          </table:table-cell>
          <table:table-cell office:value-type="float" office:value="414.921" calcext:value-type="float">
            <text:p>414.92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2.423" calcext:value-type="float">
            <text:p>22.423</text:p>
          </table:table-cell>
          <table:table-cell office:value-type="float" office:value="414.994" calcext:value-type="float">
            <text:p>414.99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841.93" calcext:value-type="float">
            <text:p>3841.93</text:p>
          </table:table-cell>
          <table:table-cell office:value-type="float" office:value="470.305" calcext:value-type="float">
            <text:p>470.30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751.76" calcext:value-type="float">
            <text:p>1751.76</text:p>
          </table:table-cell>
          <table:table-cell office:value-type="float" office:value="465.106" calcext:value-type="float">
            <text:p>465.10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53.168" calcext:value-type="float">
            <text:p>53.168</text:p>
          </table:table-cell>
          <table:table-cell office:value-type="float" office:value="461.58" calcext:value-type="float">
            <text:p>461.5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508.05" calcext:value-type="float">
            <text:p>1508.05</text:p>
          </table:table-cell>
          <table:table-cell office:value-type="float" office:value="447.081" calcext:value-type="float">
            <text:p>447.08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478.911" calcext:value-type="float">
            <text:p>478.911</text:p>
          </table:table-cell>
          <table:table-cell office:value-type="float" office:value="430.467" calcext:value-type="float">
            <text:p>430.46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407.371" calcext:value-type="float">
            <text:p>407.371</text:p>
          </table:table-cell>
          <table:table-cell office:value-type="float" office:value="474.387" calcext:value-type="float">
            <text:p>474.38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89.646" calcext:value-type="float">
            <text:p>189.646</text:p>
          </table:table-cell>
          <table:table-cell office:value-type="float" office:value="427.167" calcext:value-type="float">
            <text:p>427.16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757.75" calcext:value-type="float">
            <text:p>1757.75</text:p>
          </table:table-cell>
          <table:table-cell office:value-type="float" office:value="436.662" calcext:value-type="float">
            <text:p>436.66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450.822" calcext:value-type="float">
            <text:p>450.822</text:p>
          </table:table-cell>
          <table:table-cell office:value-type="float" office:value="461.275" calcext:value-type="float">
            <text:p>461.27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6.285" calcext:value-type="float">
            <text:p>16.285</text:p>
          </table:table-cell>
          <table:table-cell office:value-type="float" office:value="409.269" calcext:value-type="float">
            <text:p>409.26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414.368" calcext:value-type="float">
            <text:p>414.368</text:p>
          </table:table-cell>
          <table:table-cell office:value-type="float" office:value="430.514" calcext:value-type="float">
            <text:p>430.51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74.041" calcext:value-type="float">
            <text:p>74.041</text:p>
          </table:table-cell>
          <table:table-cell office:value-type="float" office:value="435.973" calcext:value-type="float">
            <text:p>435.97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784.112" calcext:value-type="float">
            <text:p>784.112</text:p>
          </table:table-cell>
          <table:table-cell office:value-type="float" office:value="500.957" calcext:value-type="float">
            <text:p>500.95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244.82" calcext:value-type="float">
            <text:p>1244.82</text:p>
          </table:table-cell>
          <table:table-cell office:value-type="float" office:value="483.093" calcext:value-type="float">
            <text:p>483.09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02.765" calcext:value-type="float">
            <text:p>302.765</text:p>
          </table:table-cell>
          <table:table-cell office:value-type="float" office:value="458.881" calcext:value-type="float">
            <text:p>458.88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29.376" calcext:value-type="float">
            <text:p>329.376</text:p>
          </table:table-cell>
          <table:table-cell office:value-type="float" office:value="450.447" calcext:value-type="float">
            <text:p>450.44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99.874" calcext:value-type="float">
            <text:p>399.874</text:p>
          </table:table-cell>
          <table:table-cell office:value-type="float" office:value="452.967" calcext:value-type="float">
            <text:p>452.96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761.82" calcext:value-type="float">
            <text:p>1761.82</text:p>
          </table:table-cell>
          <table:table-cell office:value-type="float" office:value="465.911" calcext:value-type="float">
            <text:p>465.91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098.54" calcext:value-type="float">
            <text:p>2098.54</text:p>
          </table:table-cell>
          <table:table-cell office:value-type="float" office:value="421.948" calcext:value-type="float">
            <text:p>421.94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635.609" calcext:value-type="float">
            <text:p>635.609</text:p>
          </table:table-cell>
          <table:table-cell office:value-type="float" office:value="426.604" calcext:value-type="float">
            <text:p>426.60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.531" calcext:value-type="float">
            <text:p>1.531</text:p>
          </table:table-cell>
          <table:table-cell office:value-type="float" office:value="403.326" calcext:value-type="float">
            <text:p>403.32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00.39" calcext:value-type="float">
            <text:p>300.39</text:p>
          </table:table-cell>
          <table:table-cell office:value-type="float" office:value="443.882" calcext:value-type="float">
            <text:p>443.88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4286.2" calcext:value-type="float">
            <text:p>4286.2</text:p>
          </table:table-cell>
          <table:table-cell office:value-type="float" office:value="459.71" calcext:value-type="float">
            <text:p>459.7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6579.62" calcext:value-type="float">
            <text:p>6579.62</text:p>
          </table:table-cell>
          <table:table-cell office:value-type="float" office:value="469.538" calcext:value-type="float">
            <text:p>469.53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77.557" calcext:value-type="float">
            <text:p>177.557</text:p>
          </table:table-cell>
          <table:table-cell office:value-type="float" office:value="400.456" calcext:value-type="float">
            <text:p>400.45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638.83" calcext:value-type="float">
            <text:p>1638.83</text:p>
          </table:table-cell>
          <table:table-cell office:value-type="float" office:value="458.989" calcext:value-type="float">
            <text:p>458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538.29" calcext:value-type="float">
            <text:p>1538.29</text:p>
          </table:table-cell>
          <table:table-cell office:value-type="float" office:value="433.025" calcext:value-type="float">
            <text:p>433.02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489.614" calcext:value-type="float">
            <text:p>489.614</text:p>
          </table:table-cell>
          <table:table-cell office:value-type="float" office:value="406.935" calcext:value-type="float">
            <text:p>406.93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462.779" calcext:value-type="float">
            <text:p>462.779</text:p>
          </table:table-cell>
          <table:table-cell office:value-type="float" office:value="453.455" calcext:value-type="float">
            <text:p>453.45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84.895" calcext:value-type="float">
            <text:p>284.895</text:p>
          </table:table-cell>
          <table:table-cell office:value-type="float" office:value="444.313" calcext:value-type="float">
            <text:p>444.31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42.446" calcext:value-type="float">
            <text:p>42.446</text:p>
          </table:table-cell>
          <table:table-cell office:value-type="float" office:value="450.731" calcext:value-type="float">
            <text:p>450.73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29.308" calcext:value-type="float">
            <text:p>229.308</text:p>
          </table:table-cell>
          <table:table-cell office:value-type="float" office:value="433.601" calcext:value-type="float">
            <text:p>433.60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948.51" calcext:value-type="float">
            <text:p>1948.51</text:p>
          </table:table-cell>
          <table:table-cell office:value-type="float" office:value="475.528" calcext:value-type="float">
            <text:p>475.5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1.822" calcext:value-type="float">
            <text:p>31.822</text:p>
          </table:table-cell>
          <table:table-cell office:value-type="float" office:value="422.117" calcext:value-type="float">
            <text:p>422.11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29.338" calcext:value-type="float">
            <text:p>229.338</text:p>
          </table:table-cell>
          <table:table-cell office:value-type="float" office:value="461.397" calcext:value-type="float">
            <text:p>461.39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562.119" calcext:value-type="float">
            <text:p>562.119</text:p>
          </table:table-cell>
          <table:table-cell office:value-type="float" office:value="428.491" calcext:value-type="float">
            <text:p>428.49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869.206" calcext:value-type="float">
            <text:p>869.206</text:p>
          </table:table-cell>
          <table:table-cell office:value-type="float" office:value="428.17" calcext:value-type="float">
            <text:p>428.1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208.69" calcext:value-type="float">
            <text:p>1208.69</text:p>
          </table:table-cell>
          <table:table-cell office:value-type="float" office:value="414.052" calcext:value-type="float">
            <text:p>414.05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92.847" calcext:value-type="float">
            <text:p>192.847</text:p>
          </table:table-cell>
          <table:table-cell office:value-type="float" office:value="435.646" calcext:value-type="float">
            <text:p>435.64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37.183" calcext:value-type="float">
            <text:p>337.183</text:p>
          </table:table-cell>
          <table:table-cell office:value-type="float" office:value="441.451" calcext:value-type="float">
            <text:p>441.45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79.677" calcext:value-type="float">
            <text:p>79.677</text:p>
          </table:table-cell>
          <table:table-cell office:value-type="float" office:value="452.566" calcext:value-type="float">
            <text:p>452.56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71.007" calcext:value-type="float">
            <text:p>71.007</text:p>
          </table:table-cell>
          <table:table-cell office:value-type="float" office:value="398.036" calcext:value-type="float">
            <text:p>398.03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446.683" calcext:value-type="float">
            <text:p>446.683</text:p>
          </table:table-cell>
          <table:table-cell office:value-type="float" office:value="446.792" calcext:value-type="float">
            <text:p>446.79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622.98" calcext:value-type="float">
            <text:p>1622.98</text:p>
          </table:table-cell>
          <table:table-cell office:value-type="float" office:value="427.077" calcext:value-type="float">
            <text:p>427.07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878.393" calcext:value-type="float">
            <text:p>878.393</text:p>
          </table:table-cell>
          <table:table-cell office:value-type="float" office:value="436.039" calcext:value-type="float">
            <text:p>436.03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462.04" calcext:value-type="float">
            <text:p>1462.04</text:p>
          </table:table-cell>
          <table:table-cell office:value-type="float" office:value="464.968" calcext:value-type="float">
            <text:p>464.96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24.503" calcext:value-type="float">
            <text:p>324.503</text:p>
          </table:table-cell>
          <table:table-cell office:value-type="float" office:value="416.711" calcext:value-type="float">
            <text:p>416.71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01.311" calcext:value-type="float">
            <text:p>101.311</text:p>
          </table:table-cell>
          <table:table-cell office:value-type="float" office:value="439.01" calcext:value-type="float">
            <text:p>439.0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70.062" calcext:value-type="float">
            <text:p>170.062</text:p>
          </table:table-cell>
          <table:table-cell office:value-type="float" office:value="417.731" calcext:value-type="float">
            <text:p>417.73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306.61" calcext:value-type="float">
            <text:p>1306.61</text:p>
          </table:table-cell>
          <table:table-cell office:value-type="float" office:value="421.676" calcext:value-type="float">
            <text:p>421.67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38.959" calcext:value-type="float">
            <text:p>138.959</text:p>
          </table:table-cell>
          <table:table-cell office:value-type="float" office:value="457.592" calcext:value-type="float">
            <text:p>457.59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810.439" calcext:value-type="float">
            <text:p>810.439</text:p>
          </table:table-cell>
          <table:table-cell office:value-type="float" office:value="451.838" calcext:value-type="float">
            <text:p>451.83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28.734" calcext:value-type="float">
            <text:p>128.734</text:p>
          </table:table-cell>
          <table:table-cell office:value-type="float" office:value="436.632" calcext:value-type="float">
            <text:p>436.63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90.965" calcext:value-type="float">
            <text:p>290.965</text:p>
          </table:table-cell>
          <table:table-cell office:value-type="float" office:value="453.439" calcext:value-type="float">
            <text:p>453.43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644.003" calcext:value-type="float">
            <text:p>644.003</text:p>
          </table:table-cell>
          <table:table-cell office:value-type="float" office:value="457.83" calcext:value-type="float">
            <text:p>457.8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510.067" calcext:value-type="float">
            <text:p>510.067</text:p>
          </table:table-cell>
          <table:table-cell office:value-type="float" office:value="441.073" calcext:value-type="float">
            <text:p>441.07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577.81" calcext:value-type="float">
            <text:p>2577.81</text:p>
          </table:table-cell>
          <table:table-cell office:value-type="float" office:value="469.458" calcext:value-type="float">
            <text:p>469.45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456.875" calcext:value-type="float">
            <text:p>456.87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669.779" calcext:value-type="float">
            <text:p>669.779</text:p>
          </table:table-cell>
          <table:table-cell office:value-type="float" office:value="473.888" calcext:value-type="float">
            <text:p>473.88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507.45" calcext:value-type="float">
            <text:p>507.45</text:p>
          </table:table-cell>
          <table:table-cell office:value-type="float" office:value="434.846" calcext:value-type="float">
            <text:p>434.84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013.85" calcext:value-type="float">
            <text:p>1013.85</text:p>
          </table:table-cell>
          <table:table-cell office:value-type="float" office:value="420.719" calcext:value-type="float">
            <text:p>420.71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160.81" calcext:value-type="float">
            <text:p>3160.81</text:p>
          </table:table-cell>
          <table:table-cell office:value-type="float" office:value="404.701" calcext:value-type="float">
            <text:p>404.70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091.66" calcext:value-type="float">
            <text:p>2091.66</text:p>
          </table:table-cell>
          <table:table-cell office:value-type="float" office:value="504.465" calcext:value-type="float">
            <text:p>504.46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7170.38" calcext:value-type="float">
            <text:p>7170.38</text:p>
          </table:table-cell>
          <table:table-cell office:value-type="float" office:value="452.807" calcext:value-type="float">
            <text:p>452.80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59.361" calcext:value-type="float">
            <text:p>59.361</text:p>
          </table:table-cell>
          <table:table-cell office:value-type="float" office:value="407.146" calcext:value-type="float">
            <text:p>407.14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5631.3" calcext:value-type="float">
            <text:p>15631.3</text:p>
          </table:table-cell>
          <table:table-cell office:value-type="float" office:value="432.942" calcext:value-type="float">
            <text:p>432.94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36.622" calcext:value-type="float">
            <text:p>136.622</text:p>
          </table:table-cell>
          <table:table-cell office:value-type="float" office:value="479.238" calcext:value-type="float">
            <text:p>479.23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223.44" calcext:value-type="float">
            <text:p>1223.44</text:p>
          </table:table-cell>
          <table:table-cell office:value-type="float" office:value="461.617" calcext:value-type="float">
            <text:p>461.61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069.5" calcext:value-type="float">
            <text:p>1069.5</text:p>
          </table:table-cell>
          <table:table-cell office:value-type="float" office:value="467.248" calcext:value-type="float">
            <text:p>467.24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910.27" calcext:value-type="float">
            <text:p>2910.27</text:p>
          </table:table-cell>
          <table:table-cell office:value-type="float" office:value="411.881" calcext:value-type="float">
            <text:p>411.88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61.529" calcext:value-type="float">
            <text:p>61.529</text:p>
          </table:table-cell>
          <table:table-cell office:value-type="float" office:value="440.331" calcext:value-type="float">
            <text:p>440.33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0.363" calcext:value-type="float">
            <text:p>20.363</text:p>
          </table:table-cell>
          <table:table-cell office:value-type="float" office:value="419.686" calcext:value-type="float">
            <text:p>419.68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94.009" calcext:value-type="float">
            <text:p>94.009</text:p>
          </table:table-cell>
          <table:table-cell office:value-type="float" office:value="485.538" calcext:value-type="float">
            <text:p>485.53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3.191" calcext:value-type="float">
            <text:p>23.191</text:p>
          </table:table-cell>
          <table:table-cell office:value-type="float" office:value="449.338" calcext:value-type="float">
            <text:p>449.33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4.984" calcext:value-type="float">
            <text:p>24.984</text:p>
          </table:table-cell>
          <table:table-cell office:value-type="float" office:value="420.766" calcext:value-type="float">
            <text:p>420.76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7.322" calcext:value-type="float">
            <text:p>7.322</text:p>
          </table:table-cell>
          <table:table-cell office:value-type="float" office:value="441.304" calcext:value-type="float">
            <text:p>441.30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289.14" calcext:value-type="float">
            <text:p>3289.14</text:p>
          </table:table-cell>
          <table:table-cell office:value-type="float" office:value="447.27" calcext:value-type="float">
            <text:p>447.2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415.84" calcext:value-type="float">
            <text:p>3415.84</text:p>
          </table:table-cell>
          <table:table-cell office:value-type="float" office:value="445.953" calcext:value-type="float">
            <text:p>445.95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246.97" calcext:value-type="float">
            <text:p>2246.97</text:p>
          </table:table-cell>
          <table:table-cell office:value-type="float" office:value="411.504" calcext:value-type="float">
            <text:p>411.50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7782.2" calcext:value-type="float">
            <text:p>17782.2</text:p>
          </table:table-cell>
          <table:table-cell office:value-type="float" office:value="451.098" calcext:value-type="float">
            <text:p>451.09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67.495" calcext:value-type="float">
            <text:p>67.495</text:p>
          </table:table-cell>
          <table:table-cell office:value-type="float" office:value="466.418" calcext:value-type="float">
            <text:p>466.41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14.644" calcext:value-type="float">
            <text:p>214.644</text:p>
          </table:table-cell>
          <table:table-cell office:value-type="float" office:value="423.032" calcext:value-type="float">
            <text:p>423.03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17.239" calcext:value-type="float">
            <text:p>117.239</text:p>
          </table:table-cell>
          <table:table-cell office:value-type="float" office:value="396.853" calcext:value-type="float">
            <text:p>396.85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74.956" calcext:value-type="float">
            <text:p>374.956</text:p>
          </table:table-cell>
          <table:table-cell office:value-type="float" office:value="460.515" calcext:value-type="float">
            <text:p>460.51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63.368" calcext:value-type="float">
            <text:p>363.368</text:p>
          </table:table-cell>
          <table:table-cell office:value-type="float" office:value="454.668" calcext:value-type="float">
            <text:p>454.66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7568.29" calcext:value-type="float">
            <text:p>7568.29</text:p>
          </table:table-cell>
          <table:table-cell office:value-type="float" office:value="456.838" calcext:value-type="float">
            <text:p>456.83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6242.04" calcext:value-type="float">
            <text:p>6242.04</text:p>
          </table:table-cell>
          <table:table-cell office:value-type="float" office:value="446.636" calcext:value-type="float">
            <text:p>446.63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675.471" calcext:value-type="float">
            <text:p>675.471</text:p>
          </table:table-cell>
          <table:table-cell office:value-type="float" office:value="431.29" calcext:value-type="float">
            <text:p>431.2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1.544" calcext:value-type="float">
            <text:p>291.544</text:p>
          </table:table-cell>
          <table:table-cell office:value-type="float" office:value="187.923" calcext:value-type="float">
            <text:p>187.92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69.221" calcext:value-type="float">
            <text:p>269.221</text:p>
          </table:table-cell>
          <table:table-cell office:value-type="float" office:value="187.204" calcext:value-type="float">
            <text:p>187.20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148.3" calcext:value-type="float">
            <text:p>148.3</text:p>
          </table:table-cell>
          <table:table-cell office:value-type="float" office:value="167.258" calcext:value-type="float">
            <text:p>167.25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1.366" calcext:value-type="float">
            <text:p>1.366</text:p>
          </table:table-cell>
          <table:table-cell office:value-type="float" office:value="174.343" calcext:value-type="float">
            <text:p>174.34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0.881" calcext:value-type="float">
            <text:p>0.881</text:p>
          </table:table-cell>
          <table:table-cell office:value-type="float" office:value="166.608" calcext:value-type="float">
            <text:p>166.60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66.462" calcext:value-type="float">
            <text:p>266.462</text:p>
          </table:table-cell>
          <table:table-cell office:value-type="float" office:value="202.033" calcext:value-type="float">
            <text:p>202.03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496.743" calcext:value-type="float">
            <text:p>496.743</text:p>
          </table:table-cell>
          <table:table-cell office:value-type="float" office:value="204.252" calcext:value-type="float">
            <text:p>204.25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1008.2" calcext:value-type="float">
            <text:p>1008.2</text:p>
          </table:table-cell>
          <table:table-cell office:value-type="float" office:value="166.301" calcext:value-type="float">
            <text:p>166.30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90.215" calcext:value-type="float">
            <text:p>90.215</text:p>
          </table:table-cell>
          <table:table-cell office:value-type="float" office:value="180.71" calcext:value-type="float">
            <text:p>180.7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19.572" calcext:value-type="float">
            <text:p>19.572</text:p>
          </table:table-cell>
          <table:table-cell office:value-type="float" office:value="163.985" calcext:value-type="float">
            <text:p>163.9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896.365" calcext:value-type="float">
            <text:p>896.365</text:p>
          </table:table-cell>
          <table:table-cell office:value-type="float" office:value="180.365" calcext:value-type="float">
            <text:p>180.36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.026" calcext:value-type="float">
            <text:p>2.026</text:p>
          </table:table-cell>
          <table:table-cell office:value-type="float" office:value="166.45" calcext:value-type="float">
            <text:p>166.4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1894.5" calcext:value-type="float">
            <text:p>1894.5</text:p>
          </table:table-cell>
          <table:table-cell office:value-type="float" office:value="168.018" calcext:value-type="float">
            <text:p>168.01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1006.96" calcext:value-type="float">
            <text:p>1006.96</text:p>
          </table:table-cell>
          <table:table-cell office:value-type="float" office:value="198.351" calcext:value-type="float">
            <text:p>198.35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12.294" calcext:value-type="float">
            <text:p>12.294</text:p>
          </table:table-cell>
          <table:table-cell office:value-type="float" office:value="178.905" calcext:value-type="float">
            <text:p>178.90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1244.35" calcext:value-type="float">
            <text:p>1244.35</text:p>
          </table:table-cell>
          <table:table-cell office:value-type="float" office:value="211.826" calcext:value-type="float">
            <text:p>211.82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71.325" calcext:value-type="float">
            <text:p>71.325</text:p>
          </table:table-cell>
          <table:table-cell office:value-type="float" office:value="148.351" calcext:value-type="float">
            <text:p>148.35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824.711" calcext:value-type="float">
            <text:p>824.711</text:p>
          </table:table-cell>
          <table:table-cell office:value-type="float" office:value="185.076" calcext:value-type="float">
            <text:p>185.07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0.549" calcext:value-type="float">
            <text:p>0.549</text:p>
          </table:table-cell>
          <table:table-cell office:value-type="float" office:value="152.897" calcext:value-type="float">
            <text:p>152.89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43.937" calcext:value-type="float">
            <text:p>43.937</text:p>
          </table:table-cell>
          <table:table-cell office:value-type="float" office:value="181.174" calcext:value-type="float">
            <text:p>181.17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1.344" calcext:value-type="float">
            <text:p>1.344</text:p>
          </table:table-cell>
          <table:table-cell office:value-type="float" office:value="160.076" calcext:value-type="float">
            <text:p>160.07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.728" calcext:value-type="float">
            <text:p>2.728</text:p>
          </table:table-cell>
          <table:table-cell office:value-type="float" office:value="183.784" calcext:value-type="float">
            <text:p>183.78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1.806" calcext:value-type="float">
            <text:p>21.806</text:p>
          </table:table-cell>
          <table:table-cell office:value-type="float" office:value="187.698" calcext:value-type="float">
            <text:p>187.69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0.182" calcext:value-type="float">
            <text:p>0.182</text:p>
          </table:table-cell>
          <table:table-cell office:value-type="float" office:value="156.276" calcext:value-type="float">
            <text:p>156.27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0.315" calcext:value-type="float">
            <text:p>0.315</text:p>
          </table:table-cell>
          <table:table-cell office:value-type="float" office:value="164.161" calcext:value-type="float">
            <text:p>164.16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0.577" calcext:value-type="float">
            <text:p>0.577</text:p>
          </table:table-cell>
          <table:table-cell office:value-type="float" office:value="160.247" calcext:value-type="float">
            <text:p>160.24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3.434" calcext:value-type="float">
            <text:p>23.434</text:p>
          </table:table-cell>
          <table:table-cell office:value-type="float" office:value="177.942" calcext:value-type="float">
            <text:p>177.94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1174.88" calcext:value-type="float">
            <text:p>1174.88</text:p>
          </table:table-cell>
          <table:table-cell office:value-type="float" office:value="181.119" calcext:value-type="float">
            <text:p>181.11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43.77" calcext:value-type="float">
            <text:p>243.77</text:p>
          </table:table-cell>
          <table:table-cell office:value-type="float" office:value="191.963" calcext:value-type="float">
            <text:p>191.96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.267" calcext:value-type="float">
            <text:p>2.267</text:p>
          </table:table-cell>
          <table:table-cell office:value-type="float" office:value="161.123" calcext:value-type="float">
            <text:p>161.12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123.93" calcext:value-type="float">
            <text:p>123.93</text:p>
          </table:table-cell>
          <table:table-cell office:value-type="float" office:value="173.553" calcext:value-type="float">
            <text:p>173.55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627.639" calcext:value-type="float">
            <text:p>627.639</text:p>
          </table:table-cell>
          <table:table-cell office:value-type="float" office:value="200.86" calcext:value-type="float">
            <text:p>200.8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1.714" calcext:value-type="float">
            <text:p>1.714</text:p>
          </table:table-cell>
          <table:table-cell office:value-type="float" office:value="155.528" calcext:value-type="float">
            <text:p>155.5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125.144" calcext:value-type="float">
            <text:p>125.144</text:p>
          </table:table-cell>
          <table:table-cell office:value-type="float" office:value="176.966" calcext:value-type="float">
            <text:p>176.96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134.844" calcext:value-type="float">
            <text:p>134.844</text:p>
          </table:table-cell>
          <table:table-cell office:value-type="float" office:value="196.102" calcext:value-type="float">
            <text:p>196.10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.851" calcext:value-type="float">
            <text:p>2.851</text:p>
          </table:table-cell>
          <table:table-cell office:value-type="float" office:value="186.083" calcext:value-type="float">
            <text:p>186.08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5.967" calcext:value-type="float">
            <text:p>5.967</text:p>
          </table:table-cell>
          <table:table-cell office:value-type="float" office:value="190.288" calcext:value-type="float">
            <text:p>190.28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15.608" calcext:value-type="float">
            <text:p>15.608</text:p>
          </table:table-cell>
          <table:table-cell office:value-type="float" office:value="180.027" calcext:value-type="float">
            <text:p>180.02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1176.69" calcext:value-type="float">
            <text:p>1176.69</text:p>
          </table:table-cell>
          <table:table-cell office:value-type="float" office:value="195.971" calcext:value-type="float">
            <text:p>195.97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.56" calcext:value-type="float">
            <text:p>30.56</text:p>
          </table:table-cell>
          <table:table-cell office:value-type="float" office:value="175.187" calcext:value-type="float">
            <text:p>175.18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4019.95" calcext:value-type="float">
            <text:p>4019.95</text:p>
          </table:table-cell>
          <table:table-cell office:value-type="float" office:value="166.653" calcext:value-type="float">
            <text:p>166.65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038.78" calcext:value-type="float">
            <text:p>2038.78</text:p>
          </table:table-cell>
          <table:table-cell office:value-type="float" office:value="155.358" calcext:value-type="float">
            <text:p>155.35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191.362" calcext:value-type="float">
            <text:p>191.362</text:p>
          </table:table-cell>
          <table:table-cell office:value-type="float" office:value="167.976" calcext:value-type="float">
            <text:p>167.97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12.548" calcext:value-type="float">
            <text:p>12.548</text:p>
          </table:table-cell>
          <table:table-cell office:value-type="float" office:value="184.293" calcext:value-type="float">
            <text:p>184.29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100.496" calcext:value-type="float">
            <text:p>100.496</text:p>
          </table:table-cell>
          <table:table-cell office:value-type="float" office:value="195.974" calcext:value-type="float">
            <text:p>195.97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0.454" calcext:value-type="float">
            <text:p>0.454</text:p>
          </table:table-cell>
          <table:table-cell office:value-type="float" office:value="152.568" calcext:value-type="float">
            <text:p>152.56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43.061" calcext:value-type="float">
            <text:p>243.061</text:p>
          </table:table-cell>
          <table:table-cell office:value-type="float" office:value="173.034" calcext:value-type="float">
            <text:p>173.03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0.648" calcext:value-type="float">
            <text:p>0.648</text:p>
          </table:table-cell>
          <table:table-cell office:value-type="float" office:value="173.557" calcext:value-type="float">
            <text:p>173.55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775.76" calcext:value-type="float">
            <text:p>3775.76</text:p>
          </table:table-cell>
          <table:table-cell office:value-type="float" office:value="183.447" calcext:value-type="float">
            <text:p>183.44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5.594" calcext:value-type="float">
            <text:p>295.594</text:p>
          </table:table-cell>
          <table:table-cell office:value-type="float" office:value="163.626" calcext:value-type="float">
            <text:p>163.62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6.646" calcext:value-type="float">
            <text:p>6.646</text:p>
          </table:table-cell>
          <table:table-cell office:value-type="float" office:value="171.404" calcext:value-type="float">
            <text:p>171.40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0.555" calcext:value-type="float">
            <text:p>0.555</text:p>
          </table:table-cell>
          <table:table-cell office:value-type="float" office:value="153.804" calcext:value-type="float">
            <text:p>153.80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0.138" calcext:value-type="float">
            <text:p>0.138</text:p>
          </table:table-cell>
          <table:table-cell office:value-type="float" office:value="156.095" calcext:value-type="float">
            <text:p>156.09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0.153" calcext:value-type="float">
            <text:p>0.153</text:p>
          </table:table-cell>
          <table:table-cell office:value-type="float" office:value="150.963" calcext:value-type="float">
            <text:p>150.96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0.342" calcext:value-type="float">
            <text:p>0.342</text:p>
          </table:table-cell>
          <table:table-cell office:value-type="float" office:value="163.074" calcext:value-type="float">
            <text:p>163.07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44.762" calcext:value-type="float">
            <text:p>44.762</text:p>
          </table:table-cell>
          <table:table-cell office:value-type="float" office:value="178.79" calcext:value-type="float">
            <text:p>178.7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43.501" calcext:value-type="float">
            <text:p>43.501</text:p>
          </table:table-cell>
          <table:table-cell office:value-type="float" office:value="172.161" calcext:value-type="float">
            <text:p>172.16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1.377" calcext:value-type="float">
            <text:p>1.377</text:p>
          </table:table-cell>
          <table:table-cell office:value-type="float" office:value="178.134" calcext:value-type="float">
            <text:p>178.13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.98" calcext:value-type="float">
            <text:p>2.98</text:p>
          </table:table-cell>
          <table:table-cell office:value-type="float" office:value="185.885" calcext:value-type="float">
            <text:p>185.8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1.624" calcext:value-type="float">
            <text:p>1.624</text:p>
          </table:table-cell>
          <table:table-cell office:value-type="float" office:value="169.389" calcext:value-type="float">
            <text:p>169.3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0.743" calcext:value-type="float">
            <text:p>0.743</text:p>
          </table:table-cell>
          <table:table-cell office:value-type="float" office:value="166.095" calcext:value-type="float">
            <text:p>166.09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1.02" calcext:value-type="float">
            <text:p>1.02</text:p>
          </table:table-cell>
          <table:table-cell office:value-type="float" office:value="165.572" calcext:value-type="float">
            <text:p>165.57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4.267" calcext:value-type="float">
            <text:p>24.267</text:p>
          </table:table-cell>
          <table:table-cell office:value-type="float" office:value="177.128" calcext:value-type="float">
            <text:p>177.1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.677" calcext:value-type="float">
            <text:p>2.677</text:p>
          </table:table-cell>
          <table:table-cell office:value-type="float" office:value="150.866" calcext:value-type="float">
            <text:p>150.86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845.357" calcext:value-type="float">
            <text:p>845.357</text:p>
          </table:table-cell>
          <table:table-cell office:value-type="float" office:value="156.535" calcext:value-type="float">
            <text:p>156.53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83.559" calcext:value-type="float">
            <text:p>83.559</text:p>
          </table:table-cell>
          <table:table-cell office:value-type="float" office:value="173.182" calcext:value-type="float">
            <text:p>173.18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76.285" calcext:value-type="float">
            <text:p>76.285</text:p>
          </table:table-cell>
          <table:table-cell office:value-type="float" office:value="172.197" calcext:value-type="float">
            <text:p>172.19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0.451" calcext:value-type="float">
            <text:p>0.451</text:p>
          </table:table-cell>
          <table:table-cell office:value-type="float" office:value="173.514" calcext:value-type="float">
            <text:p>173.51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12.534" calcext:value-type="float">
            <text:p>212.534</text:p>
          </table:table-cell>
          <table:table-cell office:value-type="float" office:value="191.733" calcext:value-type="float">
            <text:p>191.73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950.219" calcext:value-type="float">
            <text:p>950.219</text:p>
          </table:table-cell>
          <table:table-cell office:value-type="float" office:value="191.706" calcext:value-type="float">
            <text:p>191.70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0.727" calcext:value-type="float">
            <text:p>0.727</text:p>
          </table:table-cell>
          <table:table-cell office:value-type="float" office:value="166.525" calcext:value-type="float">
            <text:p>166.52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88.835" calcext:value-type="float">
            <text:p>88.835</text:p>
          </table:table-cell>
          <table:table-cell office:value-type="float" office:value="179.922" calcext:value-type="float">
            <text:p>179.9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51.531" calcext:value-type="float">
            <text:p>51.531</text:p>
          </table:table-cell>
          <table:table-cell office:value-type="float" office:value="178.218" calcext:value-type="float">
            <text:p>178.21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0.383" calcext:value-type="float">
            <text:p>0.383</text:p>
          </table:table-cell>
          <table:table-cell office:value-type="float" office:value="150.307" calcext:value-type="float">
            <text:p>150.30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601.56" calcext:value-type="float">
            <text:p>601.56</text:p>
          </table:table-cell>
          <table:table-cell office:value-type="float" office:value="174.66" calcext:value-type="float">
            <text:p>174.6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11.724" calcext:value-type="float">
            <text:p>11.724</text:p>
          </table:table-cell>
          <table:table-cell office:value-type="float" office:value="192.048" calcext:value-type="float">
            <text:p>192.04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1481.95" calcext:value-type="float">
            <text:p>1481.95</text:p>
          </table:table-cell>
          <table:table-cell office:value-type="float" office:value="162.648" calcext:value-type="float">
            <text:p>162.64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.525" calcext:value-type="float">
            <text:p>2.525</text:p>
          </table:table-cell>
          <table:table-cell office:value-type="float" office:value="182.972" calcext:value-type="float">
            <text:p>182.97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2.157" calcext:value-type="float">
            <text:p>32.157</text:p>
          </table:table-cell>
          <table:table-cell office:value-type="float" office:value="184.886" calcext:value-type="float">
            <text:p>184.88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1523.91" calcext:value-type="float">
            <text:p>1523.91</text:p>
          </table:table-cell>
          <table:table-cell office:value-type="float" office:value="193.148" calcext:value-type="float">
            <text:p>193.14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6508.04" calcext:value-type="float">
            <text:p>6508.04</text:p>
          </table:table-cell>
          <table:table-cell office:value-type="float" office:value="210.707" calcext:value-type="float">
            <text:p>210.70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169.378" calcext:value-type="float">
            <text:p>169.378</text:p>
          </table:table-cell>
          <table:table-cell office:value-type="float" office:value="180.588" calcext:value-type="float">
            <text:p>180.58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49.393" calcext:value-type="float">
            <text:p>49.393</text:p>
          </table:table-cell>
          <table:table-cell office:value-type="float" office:value="180.915" calcext:value-type="float">
            <text:p>180.91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0.592" calcext:value-type="float">
            <text:p>0.592</text:p>
          </table:table-cell>
          <table:table-cell office:value-type="float" office:value="190.791" calcext:value-type="float">
            <text:p>190.79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98.069" calcext:value-type="float">
            <text:p>398.069</text:p>
          </table:table-cell>
          <table:table-cell office:value-type="float" office:value="173.784" calcext:value-type="float">
            <text:p>173.78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76.647" calcext:value-type="float">
            <text:p>76.647</text:p>
          </table:table-cell>
          <table:table-cell office:value-type="float" office:value="181.378" calcext:value-type="float">
            <text:p>181.37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3.345" calcext:value-type="float">
            <text:p>33.345</text:p>
          </table:table-cell>
          <table:table-cell office:value-type="float" office:value="177.314" calcext:value-type="float">
            <text:p>177.31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19.999" calcext:value-type="float">
            <text:p>19.999</text:p>
          </table:table-cell>
          <table:table-cell office:value-type="float" office:value="176.044" calcext:value-type="float">
            <text:p>176.04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0.215" calcext:value-type="float">
            <text:p>0.215</text:p>
          </table:table-cell>
          <table:table-cell office:value-type="float" office:value="150.959" calcext:value-type="float">
            <text:p>150.95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0.93" calcext:value-type="float">
            <text:p>0.93</text:p>
          </table:table-cell>
          <table:table-cell office:value-type="float" office:value="176.207" calcext:value-type="float">
            <text:p>176.20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99.3" calcext:value-type="float">
            <text:p>2999.3</text:p>
          </table:table-cell>
          <table:table-cell office:value-type="float" office:value="174.155" calcext:value-type="float">
            <text:p>174.15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70.617" calcext:value-type="float">
            <text:p>370.617</text:p>
          </table:table-cell>
          <table:table-cell office:value-type="float" office:value="154.166" calcext:value-type="float">
            <text:p>154.16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0.98" calcext:value-type="float">
            <text:p>0.98</text:p>
          </table:table-cell>
          <table:table-cell office:value-type="float" office:value="158.275" calcext:value-type="float">
            <text:p>158.27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8487.87" calcext:value-type="float">
            <text:p>8487.87</text:p>
          </table:table-cell>
          <table:table-cell office:value-type="float" office:value="203.315" calcext:value-type="float">
            <text:p>203.31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.908" calcext:value-type="float">
            <text:p>3.908</text:p>
          </table:table-cell>
          <table:table-cell office:value-type="float" office:value="185.506" calcext:value-type="float">
            <text:p>185.50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98.324" calcext:value-type="float">
            <text:p>98.324</text:p>
          </table:table-cell>
          <table:table-cell office:value-type="float" office:value="184.949" calcext:value-type="float">
            <text:p>184.94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854.213" calcext:value-type="float">
            <text:p>854.213</text:p>
          </table:table-cell>
          <table:table-cell office:value-type="float" office:value="173.302" calcext:value-type="float">
            <text:p>173.30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70.24" calcext:value-type="float">
            <text:p>270.24</text:p>
          </table:table-cell>
          <table:table-cell office:value-type="float" office:value="187.557" calcext:value-type="float">
            <text:p>187.55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15.651" calcext:value-type="float">
            <text:p>15.651</text:p>
          </table:table-cell>
          <table:table-cell office:value-type="float" office:value="146.003" calcext:value-type="float">
            <text:p>146.00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109.545" calcext:value-type="float">
            <text:p>109.545</text:p>
          </table:table-cell>
          <table:table-cell office:value-type="float" office:value="179.698" calcext:value-type="float">
            <text:p>179.69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1372.37" calcext:value-type="float">
            <text:p>1372.37</text:p>
          </table:table-cell>
          <table:table-cell office:value-type="float" office:value="402.918" calcext:value-type="float">
            <text:p>402.91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416.643" calcext:value-type="float">
            <text:p>416.643</text:p>
          </table:table-cell>
          <table:table-cell office:value-type="float" office:value="403.177" calcext:value-type="float">
            <text:p>403.17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1084.26" calcext:value-type="float">
            <text:p>1084.26</text:p>
          </table:table-cell>
          <table:table-cell office:value-type="float" office:value="448.25" calcext:value-type="float">
            <text:p>448.2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465.953" calcext:value-type="float">
            <text:p>465.953</text:p>
          </table:table-cell>
          <table:table-cell office:value-type="float" office:value="417.548" calcext:value-type="float">
            <text:p>417.54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11.498" calcext:value-type="float">
            <text:p>11.498</text:p>
          </table:table-cell>
          <table:table-cell office:value-type="float" office:value="438.614" calcext:value-type="float">
            <text:p>438.61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10522.9" calcext:value-type="float">
            <text:p>10522.9</text:p>
          </table:table-cell>
          <table:table-cell office:value-type="float" office:value="471.93" calcext:value-type="float">
            <text:p>471.9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166.434" calcext:value-type="float">
            <text:p>166.434</text:p>
          </table:table-cell>
          <table:table-cell office:value-type="float" office:value="482.315" calcext:value-type="float">
            <text:p>482.31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13077.9" calcext:value-type="float">
            <text:p>13077.9</text:p>
          </table:table-cell>
          <table:table-cell office:value-type="float" office:value="495.915" calcext:value-type="float">
            <text:p>495.91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4207.86" calcext:value-type="float">
            <text:p>4207.86</text:p>
          </table:table-cell>
          <table:table-cell office:value-type="float" office:value="365.893" calcext:value-type="float">
            <text:p>365.89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1233.81" calcext:value-type="float">
            <text:p>1233.81</text:p>
          </table:table-cell>
          <table:table-cell office:value-type="float" office:value="473.783" calcext:value-type="float">
            <text:p>473.78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86.972" calcext:value-type="float">
            <text:p>286.972</text:p>
          </table:table-cell>
          <table:table-cell office:value-type="float" office:value="429.708" calcext:value-type="float">
            <text:p>429.70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8301.66" calcext:value-type="float">
            <text:p>8301.66</text:p>
          </table:table-cell>
          <table:table-cell office:value-type="float" office:value="516.057" calcext:value-type="float">
            <text:p>516.05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78.155" calcext:value-type="float">
            <text:p>378.155</text:p>
          </table:table-cell>
          <table:table-cell office:value-type="float" office:value="423.94" calcext:value-type="float">
            <text:p>423.9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113.07" calcext:value-type="float">
            <text:p>3113.07</text:p>
          </table:table-cell>
          <table:table-cell office:value-type="float" office:value="417.616" calcext:value-type="float">
            <text:p>417.61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1917.23" calcext:value-type="float">
            <text:p>1917.23</text:p>
          </table:table-cell>
          <table:table-cell office:value-type="float" office:value="486.873" calcext:value-type="float">
            <text:p>486.87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76.08" calcext:value-type="float">
            <text:p>76.08</text:p>
          </table:table-cell>
          <table:table-cell office:value-type="float" office:value="446.531" calcext:value-type="float">
            <text:p>446.53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91.5" calcext:value-type="float">
            <text:p>91.5</text:p>
          </table:table-cell>
          <table:table-cell office:value-type="float" office:value="448.128" calcext:value-type="float">
            <text:p>448.1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58.752" calcext:value-type="float">
            <text:p>58.752</text:p>
          </table:table-cell>
          <table:table-cell office:value-type="float" office:value="441.191" calcext:value-type="float">
            <text:p>441.19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4580.24" calcext:value-type="float">
            <text:p>4580.24</text:p>
          </table:table-cell>
          <table:table-cell office:value-type="float" office:value="397.503" calcext:value-type="float">
            <text:p>397.50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1056.59" calcext:value-type="float">
            <text:p>1056.59</text:p>
          </table:table-cell>
          <table:table-cell office:value-type="float" office:value="401.619" calcext:value-type="float">
            <text:p>401.61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.831" calcext:value-type="float">
            <text:p>29.831</text:p>
          </table:table-cell>
          <table:table-cell office:value-type="float" office:value="451.22" calcext:value-type="float">
            <text:p>451.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11.304" calcext:value-type="float">
            <text:p>11.304</text:p>
          </table:table-cell>
          <table:table-cell office:value-type="float" office:value="440.298" calcext:value-type="float">
            <text:p>440.29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412.78" calcext:value-type="float">
            <text:p>2412.78</text:p>
          </table:table-cell>
          <table:table-cell office:value-type="float" office:value="491.82" calcext:value-type="float">
            <text:p>491.8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63.752" calcext:value-type="float">
            <text:p>363.752</text:p>
          </table:table-cell>
          <table:table-cell office:value-type="float" office:value="490.728" calcext:value-type="float">
            <text:p>490.7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93.476" calcext:value-type="float">
            <text:p>393.476</text:p>
          </table:table-cell>
          <table:table-cell office:value-type="float" office:value="423.541" calcext:value-type="float">
            <text:p>423.5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572.57" calcext:value-type="float">
            <text:p>572.57</text:p>
          </table:table-cell>
          <table:table-cell office:value-type="float" office:value="474.211" calcext:value-type="float">
            <text:p>474.21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1.773" calcext:value-type="float">
            <text:p>21.773</text:p>
          </table:table-cell>
          <table:table-cell office:value-type="float" office:value="434.068" calcext:value-type="float">
            <text:p>434.06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862.144" calcext:value-type="float">
            <text:p>862.144</text:p>
          </table:table-cell>
          <table:table-cell office:value-type="float" office:value="374.723" calcext:value-type="float">
            <text:p>374.72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074.34" calcext:value-type="float">
            <text:p>2074.34</text:p>
          </table:table-cell>
          <table:table-cell office:value-type="float" office:value="507.163" calcext:value-type="float">
            <text:p>507.16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1.78" calcext:value-type="float">
            <text:p>261.78</text:p>
          </table:table-cell>
          <table:table-cell office:value-type="float" office:value="417.086" calcext:value-type="float">
            <text:p>417.08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1189.42" calcext:value-type="float">
            <text:p>1189.42</text:p>
          </table:table-cell>
          <table:table-cell office:value-type="float" office:value="514.186" calcext:value-type="float">
            <text:p>514.18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49.438" calcext:value-type="float">
            <text:p>249.438</text:p>
          </table:table-cell>
          <table:table-cell office:value-type="float" office:value="473.797" calcext:value-type="float">
            <text:p>473.79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6.364" calcext:value-type="float">
            <text:p>296.364</text:p>
          </table:table-cell>
          <table:table-cell office:value-type="float" office:value="470.487" calcext:value-type="float">
            <text:p>470.48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166.189" calcext:value-type="float">
            <text:p>166.189</text:p>
          </table:table-cell>
          <table:table-cell office:value-type="float" office:value="395.07" calcext:value-type="float">
            <text:p>395.0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147.783" calcext:value-type="float">
            <text:p>147.783</text:p>
          </table:table-cell>
          <table:table-cell office:value-type="float" office:value="420.814" calcext:value-type="float">
            <text:p>420.81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180.6" calcext:value-type="float">
            <text:p>2180.6</text:p>
          </table:table-cell>
          <table:table-cell office:value-type="float" office:value="383.812" calcext:value-type="float">
            <text:p>383.81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597.793" calcext:value-type="float">
            <text:p>597.793</text:p>
          </table:table-cell>
          <table:table-cell office:value-type="float" office:value="543.345" calcext:value-type="float">
            <text:p>543.34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1487.69" calcext:value-type="float">
            <text:p>1487.69</text:p>
          </table:table-cell>
          <table:table-cell office:value-type="float" office:value="469.306" calcext:value-type="float">
            <text:p>469.30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856.213" calcext:value-type="float">
            <text:p>856.213</text:p>
          </table:table-cell>
          <table:table-cell office:value-type="float" office:value="405.824" calcext:value-type="float">
            <text:p>405.82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171.474" calcext:value-type="float">
            <text:p>171.474</text:p>
          </table:table-cell>
          <table:table-cell office:value-type="float" office:value="416.779" calcext:value-type="float">
            <text:p>416.77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82.78" calcext:value-type="float">
            <text:p>382.78</text:p>
          </table:table-cell>
          <table:table-cell office:value-type="float" office:value="418.654" calcext:value-type="float">
            <text:p>418.65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935.361" calcext:value-type="float">
            <text:p>935.361</text:p>
          </table:table-cell>
          <table:table-cell office:value-type="float" office:value="426.315" calcext:value-type="float">
            <text:p>426.31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28.204" calcext:value-type="float">
            <text:p>328.204</text:p>
          </table:table-cell>
          <table:table-cell office:value-type="float" office:value="480.615" calcext:value-type="float">
            <text:p>480.61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167.15" calcext:value-type="float">
            <text:p>2167.15</text:p>
          </table:table-cell>
          <table:table-cell office:value-type="float" office:value="547.39" calcext:value-type="float">
            <text:p>547.3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571.969" calcext:value-type="float">
            <text:p>571.969</text:p>
          </table:table-cell>
          <table:table-cell office:value-type="float" office:value="481.839" calcext:value-type="float">
            <text:p>481.83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57.123" calcext:value-type="float">
            <text:p>357.123</text:p>
          </table:table-cell>
          <table:table-cell office:value-type="float" office:value="477.241" calcext:value-type="float">
            <text:p>477.2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11833.3" calcext:value-type="float">
            <text:p>11833.3</text:p>
          </table:table-cell>
          <table:table-cell office:value-type="float" office:value="446.823" calcext:value-type="float">
            <text:p>446.82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170.698" calcext:value-type="float">
            <text:p>170.698</text:p>
          </table:table-cell>
          <table:table-cell office:value-type="float" office:value="432.421" calcext:value-type="float">
            <text:p>432.42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5.456" calcext:value-type="float">
            <text:p>25.456</text:p>
          </table:table-cell>
          <table:table-cell office:value-type="float" office:value="420.624" calcext:value-type="float">
            <text:p>420.62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63.076" calcext:value-type="float">
            <text:p>363.076</text:p>
          </table:table-cell>
          <table:table-cell office:value-type="float" office:value="415.996" calcext:value-type="float">
            <text:p>415.99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1511.55" calcext:value-type="float">
            <text:p>1511.55</text:p>
          </table:table-cell>
          <table:table-cell office:value-type="float" office:value="392.194" calcext:value-type="float">
            <text:p>392.19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138.877" calcext:value-type="float">
            <text:p>138.877</text:p>
          </table:table-cell>
          <table:table-cell office:value-type="float" office:value="435.773" calcext:value-type="float">
            <text:p>435.77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86.329" calcext:value-type="float">
            <text:p>86.329</text:p>
          </table:table-cell>
          <table:table-cell office:value-type="float" office:value="396.799" calcext:value-type="float">
            <text:p>396.79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39.108" calcext:value-type="float">
            <text:p>239.108</text:p>
          </table:table-cell>
          <table:table-cell office:value-type="float" office:value="421.925" calcext:value-type="float">
            <text:p>421.92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1751.49" calcext:value-type="float">
            <text:p>1751.49</text:p>
          </table:table-cell>
          <table:table-cell office:value-type="float" office:value="426.777" calcext:value-type="float">
            <text:p>426.77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618.193" calcext:value-type="float">
            <text:p>618.193</text:p>
          </table:table-cell>
          <table:table-cell office:value-type="float" office:value="412.759" calcext:value-type="float">
            <text:p>412.75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642.34" calcext:value-type="float">
            <text:p>642.34</text:p>
          </table:table-cell>
          <table:table-cell office:value-type="float" office:value="505.352" calcext:value-type="float">
            <text:p>505.35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9.442" calcext:value-type="float">
            <text:p>9.442</text:p>
          </table:table-cell>
          <table:table-cell office:value-type="float" office:value="388.922" calcext:value-type="float">
            <text:p>388.9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68.542" calcext:value-type="float">
            <text:p>68.542</text:p>
          </table:table-cell>
          <table:table-cell office:value-type="float" office:value="468.182" calcext:value-type="float">
            <text:p>468.18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858.44" calcext:value-type="float">
            <text:p>2858.44</text:p>
          </table:table-cell>
          <table:table-cell office:value-type="float" office:value="517.05" calcext:value-type="float">
            <text:p>517.0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48.13" calcext:value-type="float">
            <text:p>348.13</text:p>
          </table:table-cell>
          <table:table-cell office:value-type="float" office:value="425.227" calcext:value-type="float">
            <text:p>425.22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4666.47" calcext:value-type="float">
            <text:p>4666.47</text:p>
          </table:table-cell>
          <table:table-cell office:value-type="float" office:value="462.197" calcext:value-type="float">
            <text:p>462.19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669.59" calcext:value-type="float">
            <text:p>3669.59</text:p>
          </table:table-cell>
          <table:table-cell office:value-type="float" office:value="433.616" calcext:value-type="float">
            <text:p>433.61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1071.27" calcext:value-type="float">
            <text:p>1071.27</text:p>
          </table:table-cell>
          <table:table-cell office:value-type="float" office:value="550.097" calcext:value-type="float">
            <text:p>550.09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46.865" calcext:value-type="float">
            <text:p>346.865</text:p>
          </table:table-cell>
          <table:table-cell office:value-type="float" office:value="443.104" calcext:value-type="float">
            <text:p>443.10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11.37" calcext:value-type="float">
            <text:p>211.37</text:p>
          </table:table-cell>
          <table:table-cell office:value-type="float" office:value="472.041" calcext:value-type="float">
            <text:p>472.0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1288.98" calcext:value-type="float">
            <text:p>1288.98</text:p>
          </table:table-cell>
          <table:table-cell office:value-type="float" office:value="413.066" calcext:value-type="float">
            <text:p>413.06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48.684" calcext:value-type="float">
            <text:p>248.684</text:p>
          </table:table-cell>
          <table:table-cell office:value-type="float" office:value="417.696" calcext:value-type="float">
            <text:p>417.69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1218.54" calcext:value-type="float">
            <text:p>1218.54</text:p>
          </table:table-cell>
          <table:table-cell office:value-type="float" office:value="603.305" calcext:value-type="float">
            <text:p>603.30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1668.74" calcext:value-type="float">
            <text:p>1668.74</text:p>
          </table:table-cell>
          <table:table-cell office:value-type="float" office:value="429.278" calcext:value-type="float">
            <text:p>429.27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1697.72" calcext:value-type="float">
            <text:p>1697.72</text:p>
          </table:table-cell>
          <table:table-cell office:value-type="float" office:value="406.123" calcext:value-type="float">
            <text:p>406.12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870.41" calcext:value-type="float">
            <text:p>3870.41</text:p>
          </table:table-cell>
          <table:table-cell office:value-type="float" office:value="427.197" calcext:value-type="float">
            <text:p>427.19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439.584" calcext:value-type="float">
            <text:p>439.584</text:p>
          </table:table-cell>
          <table:table-cell office:value-type="float" office:value="489.322" calcext:value-type="float">
            <text:p>489.3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367.92" calcext:value-type="float">
            <text:p>2367.92</text:p>
          </table:table-cell>
          <table:table-cell office:value-type="float" office:value="420.294" calcext:value-type="float">
            <text:p>420.29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1768.81" calcext:value-type="float">
            <text:p>1768.81</text:p>
          </table:table-cell>
          <table:table-cell office:value-type="float" office:value="482.981" calcext:value-type="float">
            <text:p>482.98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4407.91" calcext:value-type="float">
            <text:p>4407.91</text:p>
          </table:table-cell>
          <table:table-cell office:value-type="float" office:value="404.643" calcext:value-type="float">
            <text:p>404.64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.222" calcext:value-type="float">
            <text:p>26.222</text:p>
          </table:table-cell>
          <table:table-cell office:value-type="float" office:value="422.809" calcext:value-type="float">
            <text:p>422.80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08.145" calcext:value-type="float">
            <text:p>208.145</text:p>
          </table:table-cell>
          <table:table-cell office:value-type="float" office:value="389.447" calcext:value-type="float">
            <text:p>389.44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418.95" calcext:value-type="float">
            <text:p>3418.95</text:p>
          </table:table-cell>
          <table:table-cell office:value-type="float" office:value="504.355" calcext:value-type="float">
            <text:p>504.35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839.661" calcext:value-type="float">
            <text:p>839.661</text:p>
          </table:table-cell>
          <table:table-cell office:value-type="float" office:value="452.742" calcext:value-type="float">
            <text:p>452.74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478.662" calcext:value-type="float">
            <text:p>478.662</text:p>
          </table:table-cell>
          <table:table-cell office:value-type="float" office:value="464.36" calcext:value-type="float">
            <text:p>464.3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1246.05" calcext:value-type="float">
            <text:p>1246.05</text:p>
          </table:table-cell>
          <table:table-cell office:value-type="float" office:value="439.335" calcext:value-type="float">
            <text:p>439.33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567.809" calcext:value-type="float">
            <text:p>567.809</text:p>
          </table:table-cell>
          <table:table-cell office:value-type="float" office:value="481.471" calcext:value-type="float">
            <text:p>481.47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575.131" calcext:value-type="float">
            <text:p>575.131</text:p>
          </table:table-cell>
          <table:table-cell office:value-type="float" office:value="432.401" calcext:value-type="float">
            <text:p>432.40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903.37" calcext:value-type="float">
            <text:p>3903.37</text:p>
          </table:table-cell>
          <table:table-cell office:value-type="float" office:value="429.834" calcext:value-type="float">
            <text:p>429.83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742.28" calcext:value-type="float">
            <text:p>2742.28</text:p>
          </table:table-cell>
          <table:table-cell office:value-type="float" office:value="476.054" calcext:value-type="float">
            <text:p>476.05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4537.64" calcext:value-type="float">
            <text:p>4537.64</text:p>
          </table:table-cell>
          <table:table-cell office:value-type="float" office:value="463.446" calcext:value-type="float">
            <text:p>463.44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546.97" calcext:value-type="float">
            <text:p>546.97</text:p>
          </table:table-cell>
          <table:table-cell office:value-type="float" office:value="445.309" calcext:value-type="float">
            <text:p>445.30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1744.88" calcext:value-type="float">
            <text:p>1744.88</text:p>
          </table:table-cell>
          <table:table-cell office:value-type="float" office:value="508.383" calcext:value-type="float">
            <text:p>508.38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6288.66" calcext:value-type="float">
            <text:p>6288.66</text:p>
          </table:table-cell>
          <table:table-cell office:value-type="float" office:value="433.03" calcext:value-type="float">
            <text:p>433.0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1026.52" calcext:value-type="float">
            <text:p>1026.52</text:p>
          </table:table-cell>
          <table:table-cell office:value-type="float" office:value="388.075" calcext:value-type="float">
            <text:p>388.07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689.922" calcext:value-type="float">
            <text:p>689.922</text:p>
          </table:table-cell>
          <table:table-cell office:value-type="float" office:value="454.424" calcext:value-type="float">
            <text:p>454.42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9.618" calcext:value-type="float">
            <text:p>299.618</text:p>
          </table:table-cell>
          <table:table-cell office:value-type="float" office:value="380.845" calcext:value-type="float">
            <text:p>380.84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1333.87" calcext:value-type="float">
            <text:p>1333.87</text:p>
          </table:table-cell>
          <table:table-cell office:value-type="float" office:value="335.257" calcext:value-type="float">
            <text:p>335.25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1009.63" calcext:value-type="float">
            <text:p>1009.63</text:p>
          </table:table-cell>
          <table:table-cell office:value-type="float" office:value="412.561" calcext:value-type="float">
            <text:p>412.56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4070.44" calcext:value-type="float">
            <text:p>4070.44</text:p>
          </table:table-cell>
          <table:table-cell office:value-type="float" office:value="569.4" calcext:value-type="float">
            <text:p>569.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72.131" calcext:value-type="float">
            <text:p>72.131</text:p>
          </table:table-cell>
          <table:table-cell office:value-type="float" office:value="422.939" calcext:value-type="float">
            <text:p>422.93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10.5" calcext:value-type="float">
            <text:p>210.5</text:p>
          </table:table-cell>
          <table:table-cell office:value-type="float" office:value="398.519" calcext:value-type="float">
            <text:p>398.51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0782.9" calcext:value-type="float">
            <text:p>20782.9</text:p>
          </table:table-cell>
          <table:table-cell office:value-type="float" office:value="414.86" calcext:value-type="float">
            <text:p>414.8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95.975" calcext:value-type="float">
            <text:p>95.975</text:p>
          </table:table-cell>
          <table:table-cell office:value-type="float" office:value="434.26" calcext:value-type="float">
            <text:p>434.2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1795.26" calcext:value-type="float">
            <text:p>1795.26</text:p>
          </table:table-cell>
          <table:table-cell office:value-type="float" office:value="199.263" calcext:value-type="float">
            <text:p>199.26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4.377" calcext:value-type="float">
            <text:p>4.377</text:p>
          </table:table-cell>
          <table:table-cell office:value-type="float" office:value="204.289" calcext:value-type="float">
            <text:p>204.2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0.558" calcext:value-type="float">
            <text:p>0.558</text:p>
          </table:table-cell>
          <table:table-cell office:value-type="float" office:value="184.821" calcext:value-type="float">
            <text:p>184.82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1724.97" calcext:value-type="float">
            <text:p>1724.97</text:p>
          </table:table-cell>
          <table:table-cell office:value-type="float" office:value="219.107" calcext:value-type="float">
            <text:p>219.10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1045.64" calcext:value-type="float">
            <text:p>1045.64</text:p>
          </table:table-cell>
          <table:table-cell office:value-type="float" office:value="227.312" calcext:value-type="float">
            <text:p>227.31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7504.06" calcext:value-type="float">
            <text:p>7504.06</text:p>
          </table:table-cell>
          <table:table-cell office:value-type="float" office:value="187.006" calcext:value-type="float">
            <text:p>187.00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713.659" calcext:value-type="float">
            <text:p>713.659</text:p>
          </table:table-cell>
          <table:table-cell office:value-type="float" office:value="213.78" calcext:value-type="float">
            <text:p>213.7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0.877" calcext:value-type="float">
            <text:p>0.877</text:p>
          </table:table-cell>
          <table:table-cell office:value-type="float" office:value="205.974" calcext:value-type="float">
            <text:p>205.97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0.247" calcext:value-type="float">
            <text:p>0.247</text:p>
          </table:table-cell>
          <table:table-cell office:value-type="float" office:value="190.552" calcext:value-type="float">
            <text:p>190.55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608.513" calcext:value-type="float">
            <text:p>608.513</text:p>
          </table:table-cell>
          <table:table-cell office:value-type="float" office:value="209.155" calcext:value-type="float">
            <text:p>209.15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3.834" calcext:value-type="float">
            <text:p>23.834</text:p>
          </table:table-cell>
          <table:table-cell office:value-type="float" office:value="217.999" calcext:value-type="float">
            <text:p>217.99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80.618" calcext:value-type="float">
            <text:p>80.618</text:p>
          </table:table-cell>
          <table:table-cell office:value-type="float" office:value="216.871" calcext:value-type="float">
            <text:p>216.87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1.195" calcext:value-type="float">
            <text:p>1.195</text:p>
          </table:table-cell>
          <table:table-cell office:value-type="float" office:value="235.659" calcext:value-type="float">
            <text:p>235.65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0.62" calcext:value-type="float">
            <text:p>0.62</text:p>
          </table:table-cell>
          <table:table-cell office:value-type="float" office:value="214.676" calcext:value-type="float">
            <text:p>214.67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1.592" calcext:value-type="float">
            <text:p>1.592</text:p>
          </table:table-cell>
          <table:table-cell office:value-type="float" office:value="216.076" calcext:value-type="float">
            <text:p>216.07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519.451" calcext:value-type="float">
            <text:p>519.451</text:p>
          </table:table-cell>
          <table:table-cell office:value-type="float" office:value="225.239" calcext:value-type="float">
            <text:p>225.23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819.418" calcext:value-type="float">
            <text:p>819.418</text:p>
          </table:table-cell>
          <table:table-cell office:value-type="float" office:value="198.042" calcext:value-type="float">
            <text:p>198.04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10247.5" calcext:value-type="float">
            <text:p>10247.5</text:p>
          </table:table-cell>
          <table:table-cell office:value-type="float" office:value="229.618" calcext:value-type="float">
            <text:p>229.61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5664.18" calcext:value-type="float">
            <text:p>5664.18</text:p>
          </table:table-cell>
          <table:table-cell office:value-type="float" office:value="239.149" calcext:value-type="float">
            <text:p>239.14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0.083" calcext:value-type="float">
            <text:p>20.083</text:p>
          </table:table-cell>
          <table:table-cell office:value-type="float" office:value="210.87" calcext:value-type="float">
            <text:p>210.8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382.27" calcext:value-type="float">
            <text:p>2382.27</text:p>
          </table:table-cell>
          <table:table-cell office:value-type="float" office:value="189.107" calcext:value-type="float">
            <text:p>189.10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1.215" calcext:value-type="float">
            <text:p>1.215</text:p>
          </table:table-cell>
          <table:table-cell office:value-type="float" office:value="204.121" calcext:value-type="float">
            <text:p>204.12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179.734" calcext:value-type="float">
            <text:p>179.734</text:p>
          </table:table-cell>
          <table:table-cell office:value-type="float" office:value="199.063" calcext:value-type="float">
            <text:p>199.06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0.713" calcext:value-type="float">
            <text:p>0.713</text:p>
          </table:table-cell>
          <table:table-cell office:value-type="float" office:value="227.197" calcext:value-type="float">
            <text:p>227.19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37.579" calcext:value-type="float">
            <text:p>237.579</text:p>
          </table:table-cell>
          <table:table-cell office:value-type="float" office:value="228.947" calcext:value-type="float">
            <text:p>228.94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0.515" calcext:value-type="float">
            <text:p>0.515</text:p>
          </table:table-cell>
          <table:table-cell office:value-type="float" office:value="261.183" calcext:value-type="float">
            <text:p>261.18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0.558" calcext:value-type="float">
            <text:p>0.558</text:p>
          </table:table-cell>
          <table:table-cell office:value-type="float" office:value="200.756" calcext:value-type="float">
            <text:p>200.75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8.952" calcext:value-type="float">
            <text:p>8.952</text:p>
          </table:table-cell>
          <table:table-cell office:value-type="float" office:value="178.788" calcext:value-type="float">
            <text:p>178.78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6.282" calcext:value-type="float">
            <text:p>36.282</text:p>
          </table:table-cell>
          <table:table-cell office:value-type="float" office:value="230.644" calcext:value-type="float">
            <text:p>230.64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115.388" calcext:value-type="float">
            <text:p>115.388</text:p>
          </table:table-cell>
          <table:table-cell office:value-type="float" office:value="218.229" calcext:value-type="float">
            <text:p>218.22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34.856" calcext:value-type="float">
            <text:p>234.856</text:p>
          </table:table-cell>
          <table:table-cell office:value-type="float" office:value="202.252" calcext:value-type="float">
            <text:p>202.25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607.69" calcext:value-type="float">
            <text:p>2607.69</text:p>
          </table:table-cell>
          <table:table-cell office:value-type="float" office:value="211.47" calcext:value-type="float">
            <text:p>211.4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.245" calcext:value-type="float">
            <text:p>2.245</text:p>
          </table:table-cell>
          <table:table-cell office:value-type="float" office:value="194.862" calcext:value-type="float">
            <text:p>194.86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0.195" calcext:value-type="float">
            <text:p>0.195</text:p>
          </table:table-cell>
          <table:table-cell office:value-type="float" office:value="182.113" calcext:value-type="float">
            <text:p>182.11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1549.45" calcext:value-type="float">
            <text:p>1549.45</text:p>
          </table:table-cell>
          <table:table-cell office:value-type="float" office:value="222.613" calcext:value-type="float">
            <text:p>222.61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1410.87" calcext:value-type="float">
            <text:p>1410.87</text:p>
          </table:table-cell>
          <table:table-cell office:value-type="float" office:value="204.635" calcext:value-type="float">
            <text:p>204.63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514.836" calcext:value-type="float">
            <text:p>514.836</text:p>
          </table:table-cell>
          <table:table-cell office:value-type="float" office:value="205.305" calcext:value-type="float">
            <text:p>205.30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1.745" calcext:value-type="float">
            <text:p>1.745</text:p>
          </table:table-cell>
          <table:table-cell office:value-type="float" office:value="214.695" calcext:value-type="float">
            <text:p>214.69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836.429" calcext:value-type="float">
            <text:p>836.429</text:p>
          </table:table-cell>
          <table:table-cell office:value-type="float" office:value="204.06" calcext:value-type="float">
            <text:p>204.0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4789.39" calcext:value-type="float">
            <text:p>4789.39</text:p>
          </table:table-cell>
          <table:table-cell office:value-type="float" office:value="221.526" calcext:value-type="float">
            <text:p>221.52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07.318" calcext:value-type="float">
            <text:p>207.318</text:p>
          </table:table-cell>
          <table:table-cell office:value-type="float" office:value="201.683" calcext:value-type="float">
            <text:p>201.68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93.237" calcext:value-type="float">
            <text:p>93.237</text:p>
          </table:table-cell>
          <table:table-cell office:value-type="float" office:value="243.91" calcext:value-type="float">
            <text:p>243.9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3.805" calcext:value-type="float">
            <text:p>23.805</text:p>
          </table:table-cell>
          <table:table-cell office:value-type="float" office:value="188.949" calcext:value-type="float">
            <text:p>188.94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4.251" calcext:value-type="float">
            <text:p>4.251</text:p>
          </table:table-cell>
          <table:table-cell office:value-type="float" office:value="217.149" calcext:value-type="float">
            <text:p>217.14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8562.67" calcext:value-type="float">
            <text:p>8562.67</text:p>
          </table:table-cell>
          <table:table-cell office:value-type="float" office:value="222.234" calcext:value-type="float">
            <text:p>222.23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5.663" calcext:value-type="float">
            <text:p>5.663</text:p>
          </table:table-cell>
          <table:table-cell office:value-type="float" office:value="213.691" calcext:value-type="float">
            <text:p>213.69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1045.6" calcext:value-type="float">
            <text:p>1045.6</text:p>
          </table:table-cell>
          <table:table-cell office:value-type="float" office:value="211.399" calcext:value-type="float">
            <text:p>211.39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94.366" calcext:value-type="float">
            <text:p>294.366</text:p>
          </table:table-cell>
          <table:table-cell office:value-type="float" office:value="199.95" calcext:value-type="float">
            <text:p>199.9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45.622" calcext:value-type="float">
            <text:p>345.622</text:p>
          </table:table-cell>
          <table:table-cell office:value-type="float" office:value="218.597" calcext:value-type="float">
            <text:p>218.59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0.722" calcext:value-type="float">
            <text:p>0.722</text:p>
          </table:table-cell>
          <table:table-cell office:value-type="float" office:value="192.87" calcext:value-type="float">
            <text:p>192.8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961.68" calcext:value-type="float">
            <text:p>3961.68</text:p>
          </table:table-cell>
          <table:table-cell office:value-type="float" office:value="205.558" calcext:value-type="float">
            <text:p>205.55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.786" calcext:value-type="float">
            <text:p>2.786</text:p>
          </table:table-cell>
          <table:table-cell office:value-type="float" office:value="184.249" calcext:value-type="float">
            <text:p>184.24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182.295" calcext:value-type="float">
            <text:p>182.295</text:p>
          </table:table-cell>
          <table:table-cell office:value-type="float" office:value="200.393" calcext:value-type="float">
            <text:p>200.39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4289.48" calcext:value-type="float">
            <text:p>4289.48</text:p>
          </table:table-cell>
          <table:table-cell office:value-type="float" office:value="220.601" calcext:value-type="float">
            <text:p>220.60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5.847" calcext:value-type="float">
            <text:p>5.847</text:p>
          </table:table-cell>
          <table:table-cell office:value-type="float" office:value="220.044" calcext:value-type="float">
            <text:p>220.04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.887" calcext:value-type="float">
            <text:p>3.887</text:p>
          </table:table-cell>
          <table:table-cell office:value-type="float" office:value="211.01" calcext:value-type="float">
            <text:p>211.0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4400.4" calcext:value-type="float">
            <text:p>24400.4</text:p>
          </table:table-cell>
          <table:table-cell office:value-type="float" office:value="209.15" calcext:value-type="float">
            <text:p>209.1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18.169" calcext:value-type="float">
            <text:p>18.169</text:p>
          </table:table-cell>
          <table:table-cell office:value-type="float" office:value="221.121" calcext:value-type="float">
            <text:p>221.12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81.883" calcext:value-type="float">
            <text:p>81.883</text:p>
          </table:table-cell>
          <table:table-cell office:value-type="float" office:value="234.933" calcext:value-type="float">
            <text:p>234.93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7552.5" calcext:value-type="float">
            <text:p>7552.5</text:p>
          </table:table-cell>
          <table:table-cell office:value-type="float" office:value="259.631" calcext:value-type="float">
            <text:p>259.63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5206.31" calcext:value-type="float">
            <text:p>5206.31</text:p>
          </table:table-cell>
          <table:table-cell office:value-type="float" office:value="254.731" calcext:value-type="float">
            <text:p>254.73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6.337" calcext:value-type="float">
            <text:p>6.337</text:p>
          </table:table-cell>
          <table:table-cell office:value-type="float" office:value="196.895" calcext:value-type="float">
            <text:p>196.89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114.838" calcext:value-type="float">
            <text:p>114.838</text:p>
          </table:table-cell>
          <table:table-cell office:value-type="float" office:value="229.8" calcext:value-type="float">
            <text:p>229.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0.368" calcext:value-type="float">
            <text:p>0.368</text:p>
          </table:table-cell>
          <table:table-cell office:value-type="float" office:value="197.232" calcext:value-type="float">
            <text:p>197.23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.079" calcext:value-type="float">
            <text:p>3.079</text:p>
          </table:table-cell>
          <table:table-cell office:value-type="float" office:value="210.25" calcext:value-type="float">
            <text:p>210.2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9.918" calcext:value-type="float">
            <text:p>9.918</text:p>
          </table:table-cell>
          <table:table-cell office:value-type="float" office:value="211.528" calcext:value-type="float">
            <text:p>211.5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8.274" calcext:value-type="float">
            <text:p>38.274</text:p>
          </table:table-cell>
          <table:table-cell office:value-type="float" office:value="219.537" calcext:value-type="float">
            <text:p>219.53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0.345" calcext:value-type="float">
            <text:p>0.345</text:p>
          </table:table-cell>
          <table:table-cell office:value-type="float" office:value="184.51" calcext:value-type="float">
            <text:p>184.5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0.397" calcext:value-type="float">
            <text:p>0.397</text:p>
          </table:table-cell>
          <table:table-cell office:value-type="float" office:value="177.063" calcext:value-type="float">
            <text:p>177.06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0.207" calcext:value-type="float">
            <text:p>0.207</text:p>
          </table:table-cell>
          <table:table-cell office:value-type="float" office:value="181.082" calcext:value-type="float">
            <text:p>181.08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87.201" calcext:value-type="float">
            <text:p>87.201</text:p>
          </table:table-cell>
          <table:table-cell office:value-type="float" office:value="206.252" calcext:value-type="float">
            <text:p>206.25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.668" calcext:value-type="float">
            <text:p>2.668</text:p>
          </table:table-cell>
          <table:table-cell office:value-type="float" office:value="227.617" calcext:value-type="float">
            <text:p>227.61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11.102" calcext:value-type="float">
            <text:p>11.102</text:p>
          </table:table-cell>
          <table:table-cell office:value-type="float" office:value="203.516" calcext:value-type="float">
            <text:p>203.51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1.556" calcext:value-type="float">
            <text:p>21.556</text:p>
          </table:table-cell>
          <table:table-cell office:value-type="float" office:value="198.533" calcext:value-type="float">
            <text:p>198.53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2.42" calcext:value-type="float">
            <text:p>32.42</text:p>
          </table:table-cell>
          <table:table-cell office:value-type="float" office:value="221.831" calcext:value-type="float">
            <text:p>221.83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.537" calcext:value-type="float">
            <text:p>2.537</text:p>
          </table:table-cell>
          <table:table-cell office:value-type="float" office:value="209.103" calcext:value-type="float">
            <text:p>209.10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0.604" calcext:value-type="float">
            <text:p>0.604</text:p>
          </table:table-cell>
          <table:table-cell office:value-type="float" office:value="204.354" calcext:value-type="float">
            <text:p>204.35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0.231" calcext:value-type="float">
            <text:p>0.231</text:p>
          </table:table-cell>
          <table:table-cell office:value-type="float" office:value="184.698" calcext:value-type="float">
            <text:p>184.69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931.96" calcext:value-type="float">
            <text:p>2931.96</text:p>
          </table:table-cell>
          <table:table-cell office:value-type="float" office:value="196.03" calcext:value-type="float">
            <text:p>196.0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557.13" calcext:value-type="float">
            <text:p>2557.13</text:p>
          </table:table-cell>
          <table:table-cell office:value-type="float" office:value="232.188" calcext:value-type="float">
            <text:p>232.18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17075.5" calcext:value-type="float">
            <text:p>17075.5</text:p>
          </table:table-cell>
          <table:table-cell office:value-type="float" office:value="231.623" calcext:value-type="float">
            <text:p>231.62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5.043" calcext:value-type="float">
            <text:p>5.043</text:p>
          </table:table-cell>
          <table:table-cell office:value-type="float" office:value="208.71" calcext:value-type="float">
            <text:p>208.7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5.56" calcext:value-type="float">
            <text:p>35.56</text:p>
          </table:table-cell>
          <table:table-cell office:value-type="float" office:value="186.316" calcext:value-type="float">
            <text:p>186.31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9005.62" calcext:value-type="float">
            <text:p>9005.62</text:p>
          </table:table-cell>
          <table:table-cell office:value-type="float" office:value="230.732" calcext:value-type="float">
            <text:p>230.73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63024.4" calcext:value-type="float">
            <text:p>63024.4</text:p>
          </table:table-cell>
          <table:table-cell office:value-type="float" office:value="201.408" calcext:value-type="float">
            <text:p>201.40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.487" calcext:value-type="float">
            <text:p>3.487</text:p>
          </table:table-cell>
          <table:table-cell office:value-type="float" office:value="224.921" calcext:value-type="float">
            <text:p>224.92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558.959" calcext:value-type="float">
            <text:p>558.959</text:p>
          </table:table-cell>
          <table:table-cell office:value-type="float" office:value="258.826" calcext:value-type="float">
            <text:p>258.82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6511.73" calcext:value-type="float">
            <text:p>6511.73</text:p>
          </table:table-cell>
          <table:table-cell office:value-type="float" office:value="189.36" calcext:value-type="float">
            <text:p>189.3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7.765" calcext:value-type="float">
            <text:p>37.765</text:p>
          </table:table-cell>
          <table:table-cell office:value-type="float" office:value="201.968" calcext:value-type="float">
            <text:p>201.96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0.517" calcext:value-type="float">
            <text:p>0.517</text:p>
          </table:table-cell>
          <table:table-cell office:value-type="float" office:value="198.845" calcext:value-type="float">
            <text:p>198.84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18971.5" calcext:value-type="float">
            <text:p>18971.5</text:p>
          </table:table-cell>
          <table:table-cell office:value-type="float" office:value="204.228" calcext:value-type="float">
            <text:p>204.2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23.089" calcext:value-type="float">
            <text:p>323.089</text:p>
          </table:table-cell>
          <table:table-cell office:value-type="float" office:value="216.364" calcext:value-type="float">
            <text:p>216.36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28.034" calcext:value-type="float">
            <text:p>228.034</text:p>
          </table:table-cell>
          <table:table-cell office:value-type="float" office:value="221.35" calcext:value-type="float">
            <text:p>221.3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40.478" calcext:value-type="float">
            <text:p>340.478</text:p>
          </table:table-cell>
          <table:table-cell office:value-type="float" office:value="264.772" calcext:value-type="float">
            <text:p>264.77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1648.02" calcext:value-type="float">
            <text:p>1648.02</text:p>
          </table:table-cell>
          <table:table-cell office:value-type="float" office:value="212.983" calcext:value-type="float">
            <text:p>212.98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16408.4" calcext:value-type="float">
            <text:p>16408.4</text:p>
          </table:table-cell>
          <table:table-cell office:value-type="float" office:value="246.846" calcext:value-type="float">
            <text:p>246.84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681.156" calcext:value-type="float">
            <text:p>681.156</text:p>
          </table:table-cell>
          <table:table-cell office:value-type="float" office:value="182.054" calcext:value-type="float">
            <text:p>182.05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7.169" calcext:value-type="float">
            <text:p>27.169</text:p>
          </table:table-cell>
          <table:table-cell office:value-type="float" office:value="206.926" calcext:value-type="float">
            <text:p>206.92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16788.2" calcext:value-type="float">
            <text:p>16788.2</text:p>
          </table:table-cell>
          <table:table-cell office:value-type="float" office:value="224.518" calcext:value-type="float">
            <text:p>224.51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9827.71" calcext:value-type="float">
            <text:p>9827.71</text:p>
          </table:table-cell>
          <table:table-cell office:value-type="float" office:value="230.819" calcext:value-type="float">
            <text:p>230.81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270.26" calcext:value-type="float">
            <text:p>2270.26</text:p>
          </table:table-cell>
          <table:table-cell office:value-type="float" office:value="678.23" calcext:value-type="float">
            <text:p>678.2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903.802" calcext:value-type="float">
            <text:p>903.802</text:p>
          </table:table-cell>
          <table:table-cell office:value-type="float" office:value="745.648" calcext:value-type="float">
            <text:p>745.64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697.86" calcext:value-type="float">
            <text:p>2697.86</text:p>
          </table:table-cell>
          <table:table-cell office:value-type="float" office:value="647.734" calcext:value-type="float">
            <text:p>647.73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426.045" calcext:value-type="float">
            <text:p>426.045</text:p>
          </table:table-cell>
          <table:table-cell office:value-type="float" office:value="539.582" calcext:value-type="float">
            <text:p>539.58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334.33" calcext:value-type="float">
            <text:p>2334.33</text:p>
          </table:table-cell>
          <table:table-cell office:value-type="float" office:value="479.65" calcext:value-type="float">
            <text:p>479.6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030.91" calcext:value-type="float">
            <text:p>2030.91</text:p>
          </table:table-cell>
          <table:table-cell office:value-type="float" office:value="712.506" calcext:value-type="float">
            <text:p>712.50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415.05" calcext:value-type="float">
            <text:p>2415.05</text:p>
          </table:table-cell>
          <table:table-cell office:value-type="float" office:value="585.781" calcext:value-type="float">
            <text:p>585.78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043.98" calcext:value-type="float">
            <text:p>3043.98</text:p>
          </table:table-cell>
          <table:table-cell office:value-type="float" office:value="635.3" calcext:value-type="float">
            <text:p>635.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502.91" calcext:value-type="float">
            <text:p>2502.91</text:p>
          </table:table-cell>
          <table:table-cell office:value-type="float" office:value="610.74" calcext:value-type="float">
            <text:p>610.7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57.528" calcext:value-type="float">
            <text:p>57.528</text:p>
          </table:table-cell>
          <table:table-cell office:value-type="float" office:value="511.221" calcext:value-type="float">
            <text:p>511.22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70.377" calcext:value-type="float">
            <text:p>70.377</text:p>
          </table:table-cell>
          <table:table-cell office:value-type="float" office:value="553.561" calcext:value-type="float">
            <text:p>553.56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7498.78" calcext:value-type="float">
            <text:p>7498.78</text:p>
          </table:table-cell>
          <table:table-cell office:value-type="float" office:value="645.597" calcext:value-type="float">
            <text:p>645.59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470.902" calcext:value-type="float">
            <text:p>470.902</text:p>
          </table:table-cell>
          <table:table-cell office:value-type="float" office:value="573.675" calcext:value-type="float">
            <text:p>573.67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82.218" calcext:value-type="float">
            <text:p>82.218</text:p>
          </table:table-cell>
          <table:table-cell office:value-type="float" office:value="498.167" calcext:value-type="float">
            <text:p>498.16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204.67" calcext:value-type="float">
            <text:p>1204.67</text:p>
          </table:table-cell>
          <table:table-cell office:value-type="float" office:value="629.432" calcext:value-type="float">
            <text:p>629.43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05.981" calcext:value-type="float">
            <text:p>105.981</text:p>
          </table:table-cell>
          <table:table-cell office:value-type="float" office:value="556.729" calcext:value-type="float">
            <text:p>556.72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5097.33" calcext:value-type="float">
            <text:p>5097.33</text:p>
          </table:table-cell>
          <table:table-cell office:value-type="float" office:value="720.653" calcext:value-type="float">
            <text:p>720.65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4825.89" calcext:value-type="float">
            <text:p>4825.89</text:p>
          </table:table-cell>
          <table:table-cell office:value-type="float" office:value="719.326" calcext:value-type="float">
            <text:p>719.32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06.675" calcext:value-type="float">
            <text:p>106.675</text:p>
          </table:table-cell>
          <table:table-cell office:value-type="float" office:value="537.849" calcext:value-type="float">
            <text:p>537.84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83.577" calcext:value-type="float">
            <text:p>183.577</text:p>
          </table:table-cell>
          <table:table-cell office:value-type="float" office:value="616.322" calcext:value-type="float">
            <text:p>616.32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8.288" calcext:value-type="float">
            <text:p>28.288</text:p>
          </table:table-cell>
          <table:table-cell office:value-type="float" office:value="513.731" calcext:value-type="float">
            <text:p>513.73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323.47" calcext:value-type="float">
            <text:p>2323.47</text:p>
          </table:table-cell>
          <table:table-cell office:value-type="float" office:value="571.032" calcext:value-type="float">
            <text:p>571.03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4371.44" calcext:value-type="float">
            <text:p>4371.44</text:p>
          </table:table-cell>
          <table:table-cell office:value-type="float" office:value="669.412" calcext:value-type="float">
            <text:p>669.41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720.882" calcext:value-type="float">
            <text:p>720.882</text:p>
          </table:table-cell>
          <table:table-cell office:value-type="float" office:value="577.357" calcext:value-type="float">
            <text:p>577.3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444.539" calcext:value-type="float">
            <text:p>444.539</text:p>
          </table:table-cell>
          <table:table-cell office:value-type="float" office:value="537.045" calcext:value-type="float">
            <text:p>537.04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451.94" calcext:value-type="float">
            <text:p>2451.94</text:p>
          </table:table-cell>
          <table:table-cell office:value-type="float" office:value="560.619" calcext:value-type="float">
            <text:p>560.61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58.477" calcext:value-type="float">
            <text:p>158.477</text:p>
          </table:table-cell>
          <table:table-cell office:value-type="float" office:value="549.151" calcext:value-type="float">
            <text:p>549.15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5053.22" calcext:value-type="float">
            <text:p>5053.22</text:p>
          </table:table-cell>
          <table:table-cell office:value-type="float" office:value="584.645" calcext:value-type="float">
            <text:p>584.64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89.496" calcext:value-type="float">
            <text:p>89.496</text:p>
          </table:table-cell>
          <table:table-cell office:value-type="float" office:value="480.297" calcext:value-type="float">
            <text:p>480.29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036.71" calcext:value-type="float">
            <text:p>1036.71</text:p>
          </table:table-cell>
          <table:table-cell office:value-type="float" office:value="640.196" calcext:value-type="float">
            <text:p>640.19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85.026" calcext:value-type="float">
            <text:p>185.026</text:p>
          </table:table-cell>
          <table:table-cell office:value-type="float" office:value="660.368" calcext:value-type="float">
            <text:p>660.36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167.01" calcext:value-type="float">
            <text:p>3167.01</text:p>
          </table:table-cell>
          <table:table-cell office:value-type="float" office:value="938.443" calcext:value-type="float">
            <text:p>938.44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5953.6" calcext:value-type="float">
            <text:p>5953.6</text:p>
          </table:table-cell>
          <table:table-cell office:value-type="float" office:value="757.351" calcext:value-type="float">
            <text:p>757.35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00.76" calcext:value-type="float">
            <text:p>200.76</text:p>
          </table:table-cell>
          <table:table-cell office:value-type="float" office:value="646.364" calcext:value-type="float">
            <text:p>646.36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4012.37" calcext:value-type="float">
            <text:p>4012.37</text:p>
          </table:table-cell>
          <table:table-cell office:value-type="float" office:value="793.725" calcext:value-type="float">
            <text:p>793.72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529.585" calcext:value-type="float">
            <text:p>529.585</text:p>
          </table:table-cell>
          <table:table-cell office:value-type="float" office:value="660.941" calcext:value-type="float">
            <text:p>660.94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420.686" calcext:value-type="float">
            <text:p>420.686</text:p>
          </table:table-cell>
          <table:table-cell office:value-type="float" office:value="501.403" calcext:value-type="float">
            <text:p>501.40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287.9" calcext:value-type="float">
            <text:p>3287.9</text:p>
          </table:table-cell>
          <table:table-cell office:value-type="float" office:value="562.145" calcext:value-type="float">
            <text:p>562.14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859.751" calcext:value-type="float">
            <text:p>859.751</text:p>
          </table:table-cell>
          <table:table-cell office:value-type="float" office:value="661.759" calcext:value-type="float">
            <text:p>661.75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535.7" calcext:value-type="float">
            <text:p>1535.7</text:p>
          </table:table-cell>
          <table:table-cell office:value-type="float" office:value="516.725" calcext:value-type="float">
            <text:p>516.72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963.22" calcext:value-type="float">
            <text:p>3963.22</text:p>
          </table:table-cell>
          <table:table-cell office:value-type="float" office:value="557.428" calcext:value-type="float">
            <text:p>557.4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640.325" calcext:value-type="float">
            <text:p>640.325</text:p>
          </table:table-cell>
          <table:table-cell office:value-type="float" office:value="603.094" calcext:value-type="float">
            <text:p>603.0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4852.33" calcext:value-type="float">
            <text:p>4852.33</text:p>
          </table:table-cell>
          <table:table-cell office:value-type="float" office:value="501.64" calcext:value-type="float">
            <text:p>501.6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056.74" calcext:value-type="float">
            <text:p>3056.74</text:p>
          </table:table-cell>
          <table:table-cell office:value-type="float" office:value="673.453" calcext:value-type="float">
            <text:p>673.45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745.36" calcext:value-type="float">
            <text:p>2745.36</text:p>
          </table:table-cell>
          <table:table-cell office:value-type="float" office:value="612.883" calcext:value-type="float">
            <text:p>612.88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4861.62" calcext:value-type="float">
            <text:p>4861.62</text:p>
          </table:table-cell>
          <table:table-cell office:value-type="float" office:value="588.149" calcext:value-type="float">
            <text:p>588.14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831.113" calcext:value-type="float">
            <text:p>831.113</text:p>
          </table:table-cell>
          <table:table-cell office:value-type="float" office:value="635.934" calcext:value-type="float">
            <text:p>635.93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381.13" calcext:value-type="float">
            <text:p>1381.13</text:p>
          </table:table-cell>
          <table:table-cell office:value-type="float" office:value="605.139" calcext:value-type="float">
            <text:p>605.13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7367.5" calcext:value-type="float">
            <text:p>7367.5</text:p>
          </table:table-cell>
          <table:table-cell office:value-type="float" office:value="535.84" calcext:value-type="float">
            <text:p>535.8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8434.07" calcext:value-type="float">
            <text:p>8434.07</text:p>
          </table:table-cell>
          <table:table-cell office:value-type="float" office:value="485.589" calcext:value-type="float">
            <text:p>485.58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175.56" calcext:value-type="float">
            <text:p>3175.56</text:p>
          </table:table-cell>
          <table:table-cell office:value-type="float" office:value="744.383" calcext:value-type="float">
            <text:p>744.38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36.133" calcext:value-type="float">
            <text:p>336.133</text:p>
          </table:table-cell>
          <table:table-cell office:value-type="float" office:value="627.262" calcext:value-type="float">
            <text:p>627.26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746.753" calcext:value-type="float">
            <text:p>746.753</text:p>
          </table:table-cell>
          <table:table-cell office:value-type="float" office:value="684.778" calcext:value-type="float">
            <text:p>684.77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349.16" calcext:value-type="float">
            <text:p>2349.16</text:p>
          </table:table-cell>
          <table:table-cell office:value-type="float" office:value="627.242" calcext:value-type="float">
            <text:p>627.24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583.912" calcext:value-type="float">
            <text:p>583.912</text:p>
          </table:table-cell>
          <table:table-cell office:value-type="float" office:value="652.57" calcext:value-type="float">
            <text:p>652.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710.587" calcext:value-type="float">
            <text:p>710.587</text:p>
          </table:table-cell>
          <table:table-cell office:value-type="float" office:value="660.745" calcext:value-type="float">
            <text:p>660.74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737.19" calcext:value-type="float">
            <text:p>3737.19</text:p>
          </table:table-cell>
          <table:table-cell office:value-type="float" office:value="624.442" calcext:value-type="float">
            <text:p>624.44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628.06" calcext:value-type="float">
            <text:p>1628.06</text:p>
          </table:table-cell>
          <table:table-cell office:value-type="float" office:value="880.594" calcext:value-type="float">
            <text:p>880.5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965.23" calcext:value-type="float">
            <text:p>2965.23</text:p>
          </table:table-cell>
          <table:table-cell office:value-type="float" office:value="700.212" calcext:value-type="float">
            <text:p>700.21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436.23" calcext:value-type="float">
            <text:p>436.23</text:p>
          </table:table-cell>
          <table:table-cell office:value-type="float" office:value="504.293" calcext:value-type="float">
            <text:p>504.29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68.392" calcext:value-type="float">
            <text:p>368.392</text:p>
          </table:table-cell>
          <table:table-cell office:value-type="float" office:value="699.575" calcext:value-type="float">
            <text:p>699.57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509.293" calcext:value-type="float">
            <text:p>509.293</text:p>
          </table:table-cell>
          <table:table-cell office:value-type="float" office:value="609.573" calcext:value-type="float">
            <text:p>609.57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515.482" calcext:value-type="float">
            <text:p>515.482</text:p>
          </table:table-cell>
          <table:table-cell office:value-type="float" office:value="668.741" calcext:value-type="float">
            <text:p>668.74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296.6" calcext:value-type="float">
            <text:p>1296.6</text:p>
          </table:table-cell>
          <table:table-cell office:value-type="float" office:value="714.881" calcext:value-type="float">
            <text:p>714.88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803.359" calcext:value-type="float">
            <text:p>803.359</text:p>
          </table:table-cell>
          <table:table-cell office:value-type="float" office:value="515.432" calcext:value-type="float">
            <text:p>515.43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001.5" calcext:value-type="float">
            <text:p>1001.5</text:p>
          </table:table-cell>
          <table:table-cell office:value-type="float" office:value="524.541" calcext:value-type="float">
            <text:p>524.54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4596.4" calcext:value-type="float">
            <text:p>4596.4</text:p>
          </table:table-cell>
          <table:table-cell office:value-type="float" office:value="761.896" calcext:value-type="float">
            <text:p>761.89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92.446" calcext:value-type="float">
            <text:p>292.446</text:p>
          </table:table-cell>
          <table:table-cell office:value-type="float" office:value="480.548" calcext:value-type="float">
            <text:p>480.54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4887.66" calcext:value-type="float">
            <text:p>4887.66</text:p>
          </table:table-cell>
          <table:table-cell office:value-type="float" office:value="498.803" calcext:value-type="float">
            <text:p>498.80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257.44" calcext:value-type="float">
            <text:p>1257.44</text:p>
          </table:table-cell>
          <table:table-cell office:value-type="float" office:value="615.901" calcext:value-type="float">
            <text:p>615.90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8271.52" calcext:value-type="float">
            <text:p>8271.52</text:p>
          </table:table-cell>
          <table:table-cell office:value-type="float" office:value="862.805" calcext:value-type="float">
            <text:p>862.80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575.75" calcext:value-type="float">
            <text:p>575.75</text:p>
          </table:table-cell>
          <table:table-cell office:value-type="float" office:value="526.923" calcext:value-type="float">
            <text:p>526.92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285.11" calcext:value-type="float">
            <text:p>2285.11</text:p>
          </table:table-cell>
          <table:table-cell office:value-type="float" office:value="699.012" calcext:value-type="float">
            <text:p>699.01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798.586" calcext:value-type="float">
            <text:p>798.586</text:p>
          </table:table-cell>
          <table:table-cell office:value-type="float" office:value="443.325" calcext:value-type="float">
            <text:p>443.32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152.09" calcext:value-type="float">
            <text:p>2152.09</text:p>
          </table:table-cell>
          <table:table-cell office:value-type="float" office:value="611.339" calcext:value-type="float">
            <text:p>611.33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753.45" calcext:value-type="float">
            <text:p>2753.45</text:p>
          </table:table-cell>
          <table:table-cell office:value-type="float" office:value="598.838" calcext:value-type="float">
            <text:p>598.83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451.752" calcext:value-type="float">
            <text:p>451.752</text:p>
          </table:table-cell>
          <table:table-cell office:value-type="float" office:value="713.959" calcext:value-type="float">
            <text:p>713.95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758.2" calcext:value-type="float">
            <text:p>2758.2</text:p>
          </table:table-cell>
          <table:table-cell office:value-type="float" office:value="698.432" calcext:value-type="float">
            <text:p>698.43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251.45" calcext:value-type="float">
            <text:p>2251.45</text:p>
          </table:table-cell>
          <table:table-cell office:value-type="float" office:value="546.296" calcext:value-type="float">
            <text:p>546.29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5290.54" calcext:value-type="float">
            <text:p>5290.54</text:p>
          </table:table-cell>
          <table:table-cell office:value-type="float" office:value="455.766" calcext:value-type="float">
            <text:p>455.76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4338.05" calcext:value-type="float">
            <text:p>4338.05</text:p>
          </table:table-cell>
          <table:table-cell office:value-type="float" office:value="651.812" calcext:value-type="float">
            <text:p>651.81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341.07" calcext:value-type="float">
            <text:p>2341.07</text:p>
          </table:table-cell>
          <table:table-cell office:value-type="float" office:value="616.509" calcext:value-type="float">
            <text:p>616.50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130.77" calcext:value-type="float">
            <text:p>3130.77</text:p>
          </table:table-cell>
          <table:table-cell office:value-type="float" office:value="592.127" calcext:value-type="float">
            <text:p>592.12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0446" calcext:value-type="float">
            <text:p>10446</text:p>
          </table:table-cell>
          <table:table-cell office:value-type="float" office:value="582.211" calcext:value-type="float">
            <text:p>582.21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6420.42" calcext:value-type="float">
            <text:p>6420.42</text:p>
          </table:table-cell>
          <table:table-cell office:value-type="float" office:value="572.937" calcext:value-type="float">
            <text:p>572.93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678.28" calcext:value-type="float">
            <text:p>2678.28</text:p>
          </table:table-cell>
          <table:table-cell office:value-type="float" office:value="491.417" calcext:value-type="float">
            <text:p>491.41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053.07" calcext:value-type="float">
            <text:p>2053.07</text:p>
          </table:table-cell>
          <table:table-cell office:value-type="float" office:value="564.213" calcext:value-type="float">
            <text:p>564.2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264.07" calcext:value-type="float">
            <text:p>2264.07</text:p>
          </table:table-cell>
          <table:table-cell office:value-type="float" office:value="576.895" calcext:value-type="float">
            <text:p>576.89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002.6" calcext:value-type="float">
            <text:p>1002.6</text:p>
          </table:table-cell>
          <table:table-cell office:value-type="float" office:value="644.226" calcext:value-type="float">
            <text:p>644.22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678.084" calcext:value-type="float">
            <text:p>678.084</text:p>
          </table:table-cell>
          <table:table-cell office:value-type="float" office:value="662.334" calcext:value-type="float">
            <text:p>662.33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790.215" calcext:value-type="float">
            <text:p>790.215</text:p>
          </table:table-cell>
          <table:table-cell office:value-type="float" office:value="673.718" calcext:value-type="float">
            <text:p>673.71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557.48" calcext:value-type="float">
            <text:p>3557.48</text:p>
          </table:table-cell>
          <table:table-cell office:value-type="float" office:value="623.52" calcext:value-type="float">
            <text:p>623.5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561.97" calcext:value-type="float">
            <text:p>1561.97</text:p>
          </table:table-cell>
          <table:table-cell office:value-type="float" office:value="602.924" calcext:value-type="float">
            <text:p>602.92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378.13" calcext:value-type="float">
            <text:p>3378.13</text:p>
          </table:table-cell>
          <table:table-cell office:value-type="float" office:value="671.018" calcext:value-type="float">
            <text:p>671.01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483.005" calcext:value-type="float">
            <text:p>483.005</text:p>
          </table:table-cell>
          <table:table-cell office:value-type="float" office:value="463.68" calcext:value-type="float">
            <text:p>463.6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462.84" calcext:value-type="float">
            <text:p>2462.84</text:p>
          </table:table-cell>
          <table:table-cell office:value-type="float" office:value="717.507" calcext:value-type="float">
            <text:p>717.50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864.774" calcext:value-type="float">
            <text:p>864.774</text:p>
          </table:table-cell>
          <table:table-cell office:value-type="float" office:value="521.443" calcext:value-type="float">
            <text:p>521.44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436.03" calcext:value-type="float">
            <text:p>3436.03</text:p>
          </table:table-cell>
          <table:table-cell office:value-type="float" office:value="686.965" calcext:value-type="float">
            <text:p>686.96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407.004" calcext:value-type="float">
            <text:p>407.004</text:p>
          </table:table-cell>
          <table:table-cell office:value-type="float" office:value="626.089" calcext:value-type="float">
            <text:p>626.08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736.363" calcext:value-type="float">
            <text:p>736.363</text:p>
          </table:table-cell>
          <table:table-cell office:value-type="float" office:value="537.891" calcext:value-type="float">
            <text:p>537.89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57.674" calcext:value-type="float">
            <text:p>257.674</text:p>
          </table:table-cell>
          <table:table-cell office:value-type="float" office:value="240.127" calcext:value-type="float">
            <text:p>240.12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86.791" calcext:value-type="float">
            <text:p>286.791</text:p>
          </table:table-cell>
          <table:table-cell office:value-type="float" office:value="270.651" calcext:value-type="float">
            <text:p>270.65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6.07" calcext:value-type="float">
            <text:p>6.07</text:p>
          </table:table-cell>
          <table:table-cell office:value-type="float" office:value="261.301" calcext:value-type="float">
            <text:p>261.30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99.133" calcext:value-type="float">
            <text:p>299.133</text:p>
          </table:table-cell>
          <table:table-cell office:value-type="float" office:value="274.959" calcext:value-type="float">
            <text:p>274.95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66.539" calcext:value-type="float">
            <text:p>66.539</text:p>
          </table:table-cell>
          <table:table-cell office:value-type="float" office:value="225.353" calcext:value-type="float">
            <text:p>225.35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3.541" calcext:value-type="float">
            <text:p>33.541</text:p>
          </table:table-cell>
          <table:table-cell office:value-type="float" office:value="246.636" calcext:value-type="float">
            <text:p>246.63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5.947" calcext:value-type="float">
            <text:p>5.947</text:p>
          </table:table-cell>
          <table:table-cell office:value-type="float" office:value="264.346" calcext:value-type="float">
            <text:p>264.34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4.681" calcext:value-type="float">
            <text:p>4.681</text:p>
          </table:table-cell>
          <table:table-cell office:value-type="float" office:value="252.126" calcext:value-type="float">
            <text:p>252.12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98.053" calcext:value-type="float">
            <text:p>98.053</text:p>
          </table:table-cell>
          <table:table-cell office:value-type="float" office:value="349.446" calcext:value-type="float">
            <text:p>349.44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76.712" calcext:value-type="float">
            <text:p>76.712</text:p>
          </table:table-cell>
          <table:table-cell office:value-type="float" office:value="268.889" calcext:value-type="float">
            <text:p>268.88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529.402" calcext:value-type="float">
            <text:p>529.402</text:p>
          </table:table-cell>
          <table:table-cell office:value-type="float" office:value="249.595" calcext:value-type="float">
            <text:p>249.59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437.274" calcext:value-type="float">
            <text:p>437.274</text:p>
          </table:table-cell>
          <table:table-cell office:value-type="float" office:value="347.592" calcext:value-type="float">
            <text:p>347.59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64.738" calcext:value-type="float">
            <text:p>264.738</text:p>
          </table:table-cell>
          <table:table-cell office:value-type="float" office:value="246.168" calcext:value-type="float">
            <text:p>246.16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90.253" calcext:value-type="float">
            <text:p>90.253</text:p>
          </table:table-cell>
          <table:table-cell office:value-type="float" office:value="274.22" calcext:value-type="float">
            <text:p>274.2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45.221" calcext:value-type="float">
            <text:p>45.221</text:p>
          </table:table-cell>
          <table:table-cell office:value-type="float" office:value="329.575" calcext:value-type="float">
            <text:p>329.57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56.357" calcext:value-type="float">
            <text:p>156.357</text:p>
          </table:table-cell>
          <table:table-cell office:value-type="float" office:value="274.075" calcext:value-type="float">
            <text:p>274.07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883.725" calcext:value-type="float">
            <text:p>883.725</text:p>
          </table:table-cell>
          <table:table-cell office:value-type="float" office:value="226.198" calcext:value-type="float">
            <text:p>226.19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40.194" calcext:value-type="float">
            <text:p>240.194</text:p>
          </table:table-cell>
          <table:table-cell office:value-type="float" office:value="239.033" calcext:value-type="float">
            <text:p>239.03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26.163" calcext:value-type="float">
            <text:p>126.163</text:p>
          </table:table-cell>
          <table:table-cell office:value-type="float" office:value="267.033" calcext:value-type="float">
            <text:p>267.03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841.724" calcext:value-type="float">
            <text:p>841.724</text:p>
          </table:table-cell>
          <table:table-cell office:value-type="float" office:value="343.749" calcext:value-type="float">
            <text:p>343.74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86.395" calcext:value-type="float">
            <text:p>186.395</text:p>
          </table:table-cell>
          <table:table-cell office:value-type="float" office:value="239.401" calcext:value-type="float">
            <text:p>239.40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06.716" calcext:value-type="float">
            <text:p>106.716</text:p>
          </table:table-cell>
          <table:table-cell office:value-type="float" office:value="219.942" calcext:value-type="float">
            <text:p>219.94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475.51" calcext:value-type="float">
            <text:p>475.51</text:p>
          </table:table-cell>
          <table:table-cell office:value-type="float" office:value="326.575" calcext:value-type="float">
            <text:p>326.57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43.388" calcext:value-type="float">
            <text:p>143.388</text:p>
          </table:table-cell>
          <table:table-cell office:value-type="float" office:value="346.286" calcext:value-type="float">
            <text:p>346.28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96.664" calcext:value-type="float">
            <text:p>96.664</text:p>
          </table:table-cell>
          <table:table-cell office:value-type="float" office:value="315.006" calcext:value-type="float">
            <text:p>315.00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7.323" calcext:value-type="float">
            <text:p>27.323</text:p>
          </table:table-cell>
          <table:table-cell office:value-type="float" office:value="354.576" calcext:value-type="float">
            <text:p>354.57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535.73" calcext:value-type="float">
            <text:p>1535.73</text:p>
          </table:table-cell>
          <table:table-cell office:value-type="float" office:value="222.791" calcext:value-type="float">
            <text:p>222.7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243.66" calcext:value-type="float">
            <text:p>1243.66</text:p>
          </table:table-cell>
          <table:table-cell office:value-type="float" office:value="271.476" calcext:value-type="float">
            <text:p>271.47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8.729" calcext:value-type="float">
            <text:p>8.729</text:p>
          </table:table-cell>
          <table:table-cell office:value-type="float" office:value="290.608" calcext:value-type="float">
            <text:p>290.60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609.221" calcext:value-type="float">
            <text:p>609.221</text:p>
          </table:table-cell>
          <table:table-cell office:value-type="float" office:value="261.738" calcext:value-type="float">
            <text:p>261.73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405.957" calcext:value-type="float">
            <text:p>405.957</text:p>
          </table:table-cell>
          <table:table-cell office:value-type="float" office:value="238.218" calcext:value-type="float">
            <text:p>238.21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6.459" calcext:value-type="float">
            <text:p>36.459</text:p>
          </table:table-cell>
          <table:table-cell office:value-type="float" office:value="305.118" calcext:value-type="float">
            <text:p>305.11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6.085" calcext:value-type="float">
            <text:p>26.085</text:p>
          </table:table-cell>
          <table:table-cell office:value-type="float" office:value="301.255" calcext:value-type="float">
            <text:p>301.25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77.577" calcext:value-type="float">
            <text:p>77.577</text:p>
          </table:table-cell>
          <table:table-cell office:value-type="float" office:value="244.392" calcext:value-type="float">
            <text:p>244.39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4.591" calcext:value-type="float">
            <text:p>24.591</text:p>
          </table:table-cell>
          <table:table-cell office:value-type="float" office:value="272.483" calcext:value-type="float">
            <text:p>272.48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545.87" calcext:value-type="float">
            <text:p>2545.87</text:p>
          </table:table-cell>
          <table:table-cell office:value-type="float" office:value="305.628" calcext:value-type="float">
            <text:p>305.6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47.01" calcext:value-type="float">
            <text:p>147.01</text:p>
          </table:table-cell>
          <table:table-cell office:value-type="float" office:value="238.633" calcext:value-type="float">
            <text:p>238.63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005.43" calcext:value-type="float">
            <text:p>1005.43</text:p>
          </table:table-cell>
          <table:table-cell office:value-type="float" office:value="367.777" calcext:value-type="float">
            <text:p>367.77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64.425" calcext:value-type="float">
            <text:p>264.425</text:p>
          </table:table-cell>
          <table:table-cell office:value-type="float" office:value="252.433" calcext:value-type="float">
            <text:p>252.43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726.847" calcext:value-type="float">
            <text:p>726.847</text:p>
          </table:table-cell>
          <table:table-cell office:value-type="float" office:value="248.129" calcext:value-type="float">
            <text:p>248.12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932.87" calcext:value-type="float">
            <text:p>932.87</text:p>
          </table:table-cell>
          <table:table-cell office:value-type="float" office:value="331.591" calcext:value-type="float">
            <text:p>331.5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2.456" calcext:value-type="float">
            <text:p>22.456</text:p>
          </table:table-cell>
          <table:table-cell office:value-type="float" office:value="238.426" calcext:value-type="float">
            <text:p>238.42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.032" calcext:value-type="float">
            <text:p>2.032</text:p>
          </table:table-cell>
          <table:table-cell office:value-type="float" office:value="367.632" calcext:value-type="float">
            <text:p>367.63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789.823" calcext:value-type="float">
            <text:p>789.823</text:p>
          </table:table-cell>
          <table:table-cell office:value-type="float" office:value="315.286" calcext:value-type="float">
            <text:p>315.28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57.194" calcext:value-type="float">
            <text:p>257.194</text:p>
          </table:table-cell>
          <table:table-cell office:value-type="float" office:value="231.932" calcext:value-type="float">
            <text:p>231.93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559.09" calcext:value-type="float">
            <text:p>559.09</text:p>
          </table:table-cell>
          <table:table-cell office:value-type="float" office:value="257.453" calcext:value-type="float">
            <text:p>257.45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0.985" calcext:value-type="float">
            <text:p>10.985</text:p>
          </table:table-cell>
          <table:table-cell office:value-type="float" office:value="268.887" calcext:value-type="float">
            <text:p>268.88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8.673" calcext:value-type="float">
            <text:p>208.673</text:p>
          </table:table-cell>
          <table:table-cell office:value-type="float" office:value="346.732" calcext:value-type="float">
            <text:p>346.73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56.92" calcext:value-type="float">
            <text:p>156.92</text:p>
          </table:table-cell>
          <table:table-cell office:value-type="float" office:value="368.926" calcext:value-type="float">
            <text:p>368.92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5.421" calcext:value-type="float">
            <text:p>15.421</text:p>
          </table:table-cell>
          <table:table-cell office:value-type="float" office:value="282.187" calcext:value-type="float">
            <text:p>282.18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4.264" calcext:value-type="float">
            <text:p>14.264</text:p>
          </table:table-cell>
          <table:table-cell office:value-type="float" office:value="295.714" calcext:value-type="float">
            <text:p>295.71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.398" calcext:value-type="float">
            <text:p>2.398</text:p>
          </table:table-cell>
          <table:table-cell office:value-type="float" office:value="321.952" calcext:value-type="float">
            <text:p>321.95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.722" calcext:value-type="float">
            <text:p>3.722</text:p>
          </table:table-cell>
          <table:table-cell office:value-type="float" office:value="266.236" calcext:value-type="float">
            <text:p>266.23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3.528" calcext:value-type="float">
            <text:p>33.528</text:p>
          </table:table-cell>
          <table:table-cell office:value-type="float" office:value="211.556" calcext:value-type="float">
            <text:p>211.55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37.264" calcext:value-type="float">
            <text:p>137.264</text:p>
          </table:table-cell>
          <table:table-cell office:value-type="float" office:value="254.973" calcext:value-type="float">
            <text:p>254.97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4.392" calcext:value-type="float">
            <text:p>14.392</text:p>
          </table:table-cell>
          <table:table-cell office:value-type="float" office:value="269.368" calcext:value-type="float">
            <text:p>269.36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54.132" calcext:value-type="float">
            <text:p>54.132</text:p>
          </table:table-cell>
          <table:table-cell office:value-type="float" office:value="215.948" calcext:value-type="float">
            <text:p>215.94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.321" calcext:value-type="float">
            <text:p>1.321</text:p>
          </table:table-cell>
          <table:table-cell office:value-type="float" office:value="231.213" calcext:value-type="float">
            <text:p>231.2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34.866" calcext:value-type="float">
            <text:p>134.866</text:p>
          </table:table-cell>
          <table:table-cell office:value-type="float" office:value="313.277" calcext:value-type="float">
            <text:p>313.27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713.108" calcext:value-type="float">
            <text:p>713.108</text:p>
          </table:table-cell>
          <table:table-cell office:value-type="float" office:value="768.438" calcext:value-type="float">
            <text:p>768.43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78.025" calcext:value-type="float">
            <text:p>78.025</text:p>
          </table:table-cell>
          <table:table-cell office:value-type="float" office:value="268.441" calcext:value-type="float">
            <text:p>268.44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4.935" calcext:value-type="float">
            <text:p>34.935</text:p>
          </table:table-cell>
          <table:table-cell office:value-type="float" office:value="220.451" calcext:value-type="float">
            <text:p>220.45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88.642" calcext:value-type="float">
            <text:p>388.642</text:p>
          </table:table-cell>
          <table:table-cell office:value-type="float" office:value="477.517" calcext:value-type="float">
            <text:p>477.51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410.661" calcext:value-type="float">
            <text:p>410.661</text:p>
          </table:table-cell>
          <table:table-cell office:value-type="float" office:value="222.665" calcext:value-type="float">
            <text:p>222.66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4.127" calcext:value-type="float">
            <text:p>4.127</text:p>
          </table:table-cell>
          <table:table-cell office:value-type="float" office:value="240.654" calcext:value-type="float">
            <text:p>240.65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1.233" calcext:value-type="float">
            <text:p>31.233</text:p>
          </table:table-cell>
          <table:table-cell office:value-type="float" office:value="268.741" calcext:value-type="float">
            <text:p>268.74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71.331" calcext:value-type="float">
            <text:p>371.331</text:p>
          </table:table-cell>
          <table:table-cell office:value-type="float" office:value="218.221" calcext:value-type="float">
            <text:p>218.22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758.268" calcext:value-type="float">
            <text:p>758.268</text:p>
          </table:table-cell>
          <table:table-cell office:value-type="float" office:value="302.832" calcext:value-type="float">
            <text:p>302.83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7.722" calcext:value-type="float">
            <text:p>7.722</text:p>
          </table:table-cell>
          <table:table-cell office:value-type="float" office:value="249.176" calcext:value-type="float">
            <text:p>249.17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0.88" calcext:value-type="float">
            <text:p>0.88</text:p>
          </table:table-cell>
          <table:table-cell office:value-type="float" office:value="232.863" calcext:value-type="float">
            <text:p>232.86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712.51" calcext:value-type="float">
            <text:p>1712.51</text:p>
          </table:table-cell>
          <table:table-cell office:value-type="float" office:value="291.805" calcext:value-type="float">
            <text:p>291.80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68.446" calcext:value-type="float">
            <text:p>368.446</text:p>
          </table:table-cell>
          <table:table-cell office:value-type="float" office:value="269.512" calcext:value-type="float">
            <text:p>269.51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044.58" calcext:value-type="float">
            <text:p>1044.58</text:p>
          </table:table-cell>
          <table:table-cell office:value-type="float" office:value="183.66" calcext:value-type="float">
            <text:p>183.6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593.396" calcext:value-type="float">
            <text:p>593.396</text:p>
          </table:table-cell>
          <table:table-cell office:value-type="float" office:value="320.298" calcext:value-type="float">
            <text:p>320.29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76.712" calcext:value-type="float">
            <text:p>76.712</text:p>
          </table:table-cell>
          <table:table-cell office:value-type="float" office:value="251.06" calcext:value-type="float">
            <text:p>251.0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758.56" calcext:value-type="float">
            <text:p>2758.56</text:p>
          </table:table-cell>
          <table:table-cell office:value-type="float" office:value="295.818" calcext:value-type="float">
            <text:p>295.81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49.665" calcext:value-type="float">
            <text:p>49.665</text:p>
          </table:table-cell>
          <table:table-cell office:value-type="float" office:value="237.489" calcext:value-type="float">
            <text:p>237.48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0.37" calcext:value-type="float">
            <text:p>0.37</text:p>
          </table:table-cell>
          <table:table-cell office:value-type="float" office:value="218.605" calcext:value-type="float">
            <text:p>218.60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63.369" calcext:value-type="float">
            <text:p>263.369</text:p>
          </table:table-cell>
          <table:table-cell office:value-type="float" office:value="232.691" calcext:value-type="float">
            <text:p>232.6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63.139" calcext:value-type="float">
            <text:p>163.139</text:p>
          </table:table-cell>
          <table:table-cell office:value-type="float" office:value="281.299" calcext:value-type="float">
            <text:p>281.29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80.994" calcext:value-type="float">
            <text:p>80.994</text:p>
          </table:table-cell>
          <table:table-cell office:value-type="float" office:value="397.276" calcext:value-type="float">
            <text:p>397.27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702.827" calcext:value-type="float">
            <text:p>702.827</text:p>
          </table:table-cell>
          <table:table-cell office:value-type="float" office:value="228.711" calcext:value-type="float">
            <text:p>228.71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6.251" calcext:value-type="float">
            <text:p>206.251</text:p>
          </table:table-cell>
          <table:table-cell office:value-type="float" office:value="337.88" calcext:value-type="float">
            <text:p>337.8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72.612" calcext:value-type="float">
            <text:p>72.612</text:p>
          </table:table-cell>
          <table:table-cell office:value-type="float" office:value="267.12" calcext:value-type="float">
            <text:p>267.1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33.942" calcext:value-type="float">
            <text:p>133.942</text:p>
          </table:table-cell>
          <table:table-cell office:value-type="float" office:value="258.094" calcext:value-type="float">
            <text:p>258.0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705.522" calcext:value-type="float">
            <text:p>705.522</text:p>
          </table:table-cell>
          <table:table-cell office:value-type="float" office:value="237.635" calcext:value-type="float">
            <text:p>237.63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606.942" calcext:value-type="float">
            <text:p>606.942</text:p>
          </table:table-cell>
          <table:table-cell office:value-type="float" office:value="371.962" calcext:value-type="float">
            <text:p>371.96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532.722" calcext:value-type="float">
            <text:p>532.722</text:p>
          </table:table-cell>
          <table:table-cell office:value-type="float" office:value="281.813" calcext:value-type="float">
            <text:p>281.8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463.117" calcext:value-type="float">
            <text:p>463.117</text:p>
          </table:table-cell>
          <table:table-cell office:value-type="float" office:value="376.633" calcext:value-type="float">
            <text:p>376.63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45.702" calcext:value-type="float">
            <text:p>145.702</text:p>
          </table:table-cell>
          <table:table-cell office:value-type="float" office:value="393.096" calcext:value-type="float">
            <text:p>393.09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73.917" calcext:value-type="float">
            <text:p>173.917</text:p>
          </table:table-cell>
          <table:table-cell office:value-type="float" office:value="277.72" calcext:value-type="float">
            <text:p>277.7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13.497" calcext:value-type="float">
            <text:p>113.497</text:p>
          </table:table-cell>
          <table:table-cell office:value-type="float" office:value="277.504" calcext:value-type="float">
            <text:p>277.50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03.144" calcext:value-type="float">
            <text:p>103.144</text:p>
          </table:table-cell>
          <table:table-cell office:value-type="float" office:value="235.501" calcext:value-type="float">
            <text:p>235.50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27.285" calcext:value-type="float">
            <text:p>327.285</text:p>
          </table:table-cell>
          <table:table-cell office:value-type="float" office:value="344.488" calcext:value-type="float">
            <text:p>344.48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963.972" calcext:value-type="float">
            <text:p>963.972</text:p>
          </table:table-cell>
          <table:table-cell office:value-type="float" office:value="378.797" calcext:value-type="float">
            <text:p>378.79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2.705" calcext:value-type="float">
            <text:p>12.705</text:p>
          </table:table-cell>
          <table:table-cell office:value-type="float" office:value="317.698" calcext:value-type="float">
            <text:p>317.69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803.918" calcext:value-type="float">
            <text:p>803.918</text:p>
          </table:table-cell>
          <table:table-cell office:value-type="float" office:value="357.472" calcext:value-type="float">
            <text:p>357.47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6.871" calcext:value-type="float">
            <text:p>36.871</text:p>
          </table:table-cell>
          <table:table-cell office:value-type="float" office:value="229.53" calcext:value-type="float">
            <text:p>229.5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71.482" calcext:value-type="float">
            <text:p>71.482</text:p>
          </table:table-cell>
          <table:table-cell office:value-type="float" office:value="339.054" calcext:value-type="float">
            <text:p>339.05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33.135" calcext:value-type="float">
            <text:p>33.135</text:p>
          </table:table-cell>
          <table:table-cell office:value-type="float" office:value="225.579" calcext:value-type="float">
            <text:p>225.57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822.698" calcext:value-type="float">
            <text:p>822.698</text:p>
          </table:table-cell>
          <table:table-cell office:value-type="float" office:value="326.998" calcext:value-type="float">
            <text:p>326.99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0.921" calcext:value-type="float">
            <text:p>0.921</text:p>
          </table:table-cell>
          <table:table-cell office:value-type="float" office:value="181.248" calcext:value-type="float">
            <text:p>181.24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90.161" calcext:value-type="float">
            <text:p>90.161</text:p>
          </table:table-cell>
          <table:table-cell office:value-type="float" office:value="777.683" calcext:value-type="float">
            <text:p>777.68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471.405" calcext:value-type="float">
            <text:p>471.405</text:p>
          </table:table-cell>
          <table:table-cell office:value-type="float" office:value="297.24" calcext:value-type="float">
            <text:p>297.2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35.498" calcext:value-type="float">
            <text:p>135.498</text:p>
          </table:table-cell>
          <table:table-cell office:value-type="float" office:value="201.032" calcext:value-type="float">
            <text:p>201.03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91.085" calcext:value-type="float">
            <text:p>91.085</text:p>
          </table:table-cell>
          <table:table-cell office:value-type="float" office:value="286.984" calcext:value-type="float">
            <text:p>286.98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19.014" calcext:value-type="float">
            <text:p>319.014</text:p>
          </table:table-cell>
          <table:table-cell office:value-type="float" office:value="332.449" calcext:value-type="float">
            <text:p>332.44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80.699" calcext:value-type="float">
            <text:p>280.699</text:p>
          </table:table-cell>
          <table:table-cell office:value-type="float" office:value="196.334" calcext:value-type="float">
            <text:p>196.33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57.009" calcext:value-type="float">
            <text:p>157.009</text:p>
          </table:table-cell>
          <table:table-cell office:value-type="float" office:value="205.041" calcext:value-type="float">
            <text:p>205.04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7.428" calcext:value-type="float">
            <text:p>37.428</text:p>
          </table:table-cell>
          <table:table-cell office:value-type="float" office:value="205.242" calcext:value-type="float">
            <text:p>205.24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0.443" calcext:value-type="float">
            <text:p>0.443</text:p>
          </table:table-cell>
          <table:table-cell office:value-type="float" office:value="218.451" calcext:value-type="float">
            <text:p>218.45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.138" calcext:value-type="float">
            <text:p>1.138</text:p>
          </table:table-cell>
          <table:table-cell office:value-type="float" office:value="212.579" calcext:value-type="float">
            <text:p>212.57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3.434" calcext:value-type="float">
            <text:p>13.434</text:p>
          </table:table-cell>
          <table:table-cell office:value-type="float" office:value="237.462" calcext:value-type="float">
            <text:p>237.46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4.588" calcext:value-type="float">
            <text:p>14.588</text:p>
          </table:table-cell>
          <table:table-cell office:value-type="float" office:value="202.301" calcext:value-type="float">
            <text:p>202.30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8.359" calcext:value-type="float">
            <text:p>18.359</text:p>
          </table:table-cell>
          <table:table-cell office:value-type="float" office:value="196.102" calcext:value-type="float">
            <text:p>196.10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2.771" calcext:value-type="float">
            <text:p>222.771</text:p>
          </table:table-cell>
          <table:table-cell office:value-type="float" office:value="216.718" calcext:value-type="float">
            <text:p>216.71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0.707" calcext:value-type="float">
            <text:p>0.707</text:p>
          </table:table-cell>
          <table:table-cell office:value-type="float" office:value="173.589" calcext:value-type="float">
            <text:p>173.58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4.147" calcext:value-type="float">
            <text:p>4.147</text:p>
          </table:table-cell>
          <table:table-cell office:value-type="float" office:value="207.545" calcext:value-type="float">
            <text:p>207.54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.245" calcext:value-type="float">
            <text:p>2.245</text:p>
          </table:table-cell>
          <table:table-cell office:value-type="float" office:value="220.179" calcext:value-type="float">
            <text:p>220.17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557.39" calcext:value-type="float">
            <text:p>1557.39</text:p>
          </table:table-cell>
          <table:table-cell office:value-type="float" office:value="194.805" calcext:value-type="float">
            <text:p>194.80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930.313" calcext:value-type="float">
            <text:p>930.313</text:p>
          </table:table-cell>
          <table:table-cell office:value-type="float" office:value="191.037" calcext:value-type="float">
            <text:p>191.03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0.13" calcext:value-type="float">
            <text:p>10.13</text:p>
          </table:table-cell>
          <table:table-cell office:value-type="float" office:value="198.03" calcext:value-type="float">
            <text:p>198.0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0.367" calcext:value-type="float">
            <text:p>0.367</text:p>
          </table:table-cell>
          <table:table-cell office:value-type="float" office:value="204.642" calcext:value-type="float">
            <text:p>204.64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49.227" calcext:value-type="float">
            <text:p>49.227</text:p>
          </table:table-cell>
          <table:table-cell office:value-type="float" office:value="196.827" calcext:value-type="float">
            <text:p>196.82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.454" calcext:value-type="float">
            <text:p>1.454</text:p>
          </table:table-cell>
          <table:table-cell office:value-type="float" office:value="207.853" calcext:value-type="float">
            <text:p>207.85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82.014" calcext:value-type="float">
            <text:p>182.014</text:p>
          </table:table-cell>
          <table:table-cell office:value-type="float" office:value="217.66" calcext:value-type="float">
            <text:p>217.6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.045" calcext:value-type="float">
            <text:p>1.045</text:p>
          </table:table-cell>
          <table:table-cell office:value-type="float" office:value="197.036" calcext:value-type="float">
            <text:p>197.03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629.942" calcext:value-type="float">
            <text:p>629.942</text:p>
          </table:table-cell>
          <table:table-cell office:value-type="float" office:value="804.712" calcext:value-type="float">
            <text:p>804.71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89.641" calcext:value-type="float">
            <text:p>289.641</text:p>
          </table:table-cell>
          <table:table-cell office:value-type="float" office:value="194.495" calcext:value-type="float">
            <text:p>194.49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740.568" calcext:value-type="float">
            <text:p>740.568</text:p>
          </table:table-cell>
          <table:table-cell office:value-type="float" office:value="207.468" calcext:value-type="float">
            <text:p>207.46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.813" calcext:value-type="float">
            <text:p>1.813</text:p>
          </table:table-cell>
          <table:table-cell office:value-type="float" office:value="219.153" calcext:value-type="float">
            <text:p>219.15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5.044" calcext:value-type="float">
            <text:p>5.044</text:p>
          </table:table-cell>
          <table:table-cell office:value-type="float" office:value="271.854" calcext:value-type="float">
            <text:p>271.85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644.46" calcext:value-type="float">
            <text:p>1644.46</text:p>
          </table:table-cell>
          <table:table-cell office:value-type="float" office:value="193.5" calcext:value-type="float">
            <text:p>193.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4.955" calcext:value-type="float">
            <text:p>4.955</text:p>
          </table:table-cell>
          <table:table-cell office:value-type="float" office:value="204.039" calcext:value-type="float">
            <text:p>204.03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599.77" calcext:value-type="float">
            <text:p>1599.77</text:p>
          </table:table-cell>
          <table:table-cell office:value-type="float" office:value="197.086" calcext:value-type="float">
            <text:p>197.08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0.877" calcext:value-type="float">
            <text:p>0.877</text:p>
          </table:table-cell>
          <table:table-cell office:value-type="float" office:value="190.514" calcext:value-type="float">
            <text:p>190.51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7.75" calcext:value-type="float">
            <text:p>7.75</text:p>
          </table:table-cell>
          <table:table-cell office:value-type="float" office:value="236.22" calcext:value-type="float">
            <text:p>236.2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0.491" calcext:value-type="float">
            <text:p>10.491</text:p>
          </table:table-cell>
          <table:table-cell office:value-type="float" office:value="239.884" calcext:value-type="float">
            <text:p>239.88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81.172" calcext:value-type="float">
            <text:p>181.172</text:p>
          </table:table-cell>
          <table:table-cell office:value-type="float" office:value="251.73" calcext:value-type="float">
            <text:p>251.7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52.444" calcext:value-type="float">
            <text:p>152.444</text:p>
          </table:table-cell>
          <table:table-cell office:value-type="float" office:value="178.753" calcext:value-type="float">
            <text:p>178.75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.375" calcext:value-type="float">
            <text:p>1.375</text:p>
          </table:table-cell>
          <table:table-cell office:value-type="float" office:value="204.86" calcext:value-type="float">
            <text:p>204.8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4.258" calcext:value-type="float">
            <text:p>34.258</text:p>
          </table:table-cell>
          <table:table-cell office:value-type="float" office:value="174.57" calcext:value-type="float">
            <text:p>174.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0.425" calcext:value-type="float">
            <text:p>0.425</text:p>
          </table:table-cell>
          <table:table-cell office:value-type="float" office:value="186.798" calcext:value-type="float">
            <text:p>186.79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5.903" calcext:value-type="float">
            <text:p>15.903</text:p>
          </table:table-cell>
          <table:table-cell office:value-type="float" office:value="185.171" calcext:value-type="float">
            <text:p>185.17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5.088" calcext:value-type="float">
            <text:p>15.088</text:p>
          </table:table-cell>
          <table:table-cell office:value-type="float" office:value="185.756" calcext:value-type="float">
            <text:p>185.75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0.601" calcext:value-type="float">
            <text:p>0.601</text:p>
          </table:table-cell>
          <table:table-cell office:value-type="float" office:value="176.052" calcext:value-type="float">
            <text:p>176.05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16.996" calcext:value-type="float">
            <text:p>116.996</text:p>
          </table:table-cell>
          <table:table-cell office:value-type="float" office:value="197.319" calcext:value-type="float">
            <text:p>197.31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.199" calcext:value-type="float">
            <text:p>1.199</text:p>
          </table:table-cell>
          <table:table-cell office:value-type="float" office:value="219.47" calcext:value-type="float">
            <text:p>219.4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34.806" calcext:value-type="float">
            <text:p>334.806</text:p>
          </table:table-cell>
          <table:table-cell office:value-type="float" office:value="220.228" calcext:value-type="float">
            <text:p>220.2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1.274" calcext:value-type="float">
            <text:p>211.274</text:p>
          </table:table-cell>
          <table:table-cell office:value-type="float" office:value="216.862" calcext:value-type="float">
            <text:p>216.86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59.334" calcext:value-type="float">
            <text:p>159.334</text:p>
          </table:table-cell>
          <table:table-cell office:value-type="float" office:value="232.493" calcext:value-type="float">
            <text:p>232.49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938.404" calcext:value-type="float">
            <text:p>938.404</text:p>
          </table:table-cell>
          <table:table-cell office:value-type="float" office:value="209.778" calcext:value-type="float">
            <text:p>209.77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.885" calcext:value-type="float">
            <text:p>2.885</text:p>
          </table:table-cell>
          <table:table-cell office:value-type="float" office:value="237.103" calcext:value-type="float">
            <text:p>237.10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67.581" calcext:value-type="float">
            <text:p>67.581</text:p>
          </table:table-cell>
          <table:table-cell office:value-type="float" office:value="204.444" calcext:value-type="float">
            <text:p>204.44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70.392" calcext:value-type="float">
            <text:p>270.392</text:p>
          </table:table-cell>
          <table:table-cell office:value-type="float" office:value="195.522" calcext:value-type="float">
            <text:p>195.52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.18" calcext:value-type="float">
            <text:p>1.18</text:p>
          </table:table-cell>
          <table:table-cell office:value-type="float" office:value="195.589" calcext:value-type="float">
            <text:p>195.58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480.622" calcext:value-type="float">
            <text:p>480.622</text:p>
          </table:table-cell>
          <table:table-cell office:value-type="float" office:value="230.792" calcext:value-type="float">
            <text:p>230.79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1.396" calcext:value-type="float">
            <text:p>11.396</text:p>
          </table:table-cell>
          <table:table-cell office:value-type="float" office:value="198.544" calcext:value-type="float">
            <text:p>198.54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2.136" calcext:value-type="float">
            <text:p>12.136</text:p>
          </table:table-cell>
          <table:table-cell office:value-type="float" office:value="191.609" calcext:value-type="float">
            <text:p>191.60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33.236" calcext:value-type="float">
            <text:p>133.236</text:p>
          </table:table-cell>
          <table:table-cell office:value-type="float" office:value="818.611" calcext:value-type="float">
            <text:p>818.61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0.618" calcext:value-type="float">
            <text:p>0.618</text:p>
          </table:table-cell>
          <table:table-cell office:value-type="float" office:value="205.496" calcext:value-type="float">
            <text:p>205.49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53.048" calcext:value-type="float">
            <text:p>353.048</text:p>
          </table:table-cell>
          <table:table-cell office:value-type="float" office:value="196.016" calcext:value-type="float">
            <text:p>196.01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33.68" calcext:value-type="float">
            <text:p>133.68</text:p>
          </table:table-cell>
          <table:table-cell office:value-type="float" office:value="194.903" calcext:value-type="float">
            <text:p>194.90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450.709" calcext:value-type="float">
            <text:p>450.709</text:p>
          </table:table-cell>
          <table:table-cell office:value-type="float" office:value="200.81" calcext:value-type="float">
            <text:p>200.8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26.473" calcext:value-type="float">
            <text:p>126.473</text:p>
          </table:table-cell>
          <table:table-cell office:value-type="float" office:value="272.245" calcext:value-type="float">
            <text:p>272.24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6.228" calcext:value-type="float">
            <text:p>16.228</text:p>
          </table:table-cell>
          <table:table-cell office:value-type="float" office:value="205.08" calcext:value-type="float">
            <text:p>205.0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00.761" calcext:value-type="float">
            <text:p>300.761</text:p>
          </table:table-cell>
          <table:table-cell office:value-type="float" office:value="262.949" calcext:value-type="float">
            <text:p>262.94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0.503" calcext:value-type="float">
            <text:p>0.503</text:p>
          </table:table-cell>
          <table:table-cell office:value-type="float" office:value="207.387" calcext:value-type="float">
            <text:p>207.38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2.847" calcext:value-type="float">
            <text:p>12.847</text:p>
          </table:table-cell>
          <table:table-cell office:value-type="float" office:value="199.093" calcext:value-type="float">
            <text:p>199.09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90.581" calcext:value-type="float">
            <text:p>90.581</text:p>
          </table:table-cell>
          <table:table-cell office:value-type="float" office:value="197.886" calcext:value-type="float">
            <text:p>197.88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59.596" calcext:value-type="float">
            <text:p>259.596</text:p>
          </table:table-cell>
          <table:table-cell office:value-type="float" office:value="283.07" calcext:value-type="float">
            <text:p>283.0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0.921" calcext:value-type="float">
            <text:p>0.921</text:p>
          </table:table-cell>
          <table:table-cell office:value-type="float" office:value="177.22" calcext:value-type="float">
            <text:p>177.2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22.207" calcext:value-type="float">
            <text:p>322.207</text:p>
          </table:table-cell>
          <table:table-cell office:value-type="float" office:value="187.243" calcext:value-type="float">
            <text:p>187.24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.587" calcext:value-type="float">
            <text:p>1.587</text:p>
          </table:table-cell>
          <table:table-cell office:value-type="float" office:value="200.568" calcext:value-type="float">
            <text:p>200.56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894.36" calcext:value-type="float">
            <text:p>894.36</text:p>
          </table:table-cell>
          <table:table-cell office:value-type="float" office:value="286.665" calcext:value-type="float">
            <text:p>286.66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60.99" calcext:value-type="float">
            <text:p>2160.99</text:p>
          </table:table-cell>
          <table:table-cell office:value-type="float" office:value="236.934" calcext:value-type="float">
            <text:p>236.93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974.84" calcext:value-type="float">
            <text:p>1974.84</text:p>
          </table:table-cell>
          <table:table-cell office:value-type="float" office:value="246.94" calcext:value-type="float">
            <text:p>246.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0.218" calcext:value-type="float">
            <text:p>10.218</text:p>
          </table:table-cell>
          <table:table-cell office:value-type="float" office:value="186.698" calcext:value-type="float">
            <text:p>186.69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92.89" calcext:value-type="float">
            <text:p>92.89</text:p>
          </table:table-cell>
          <table:table-cell office:value-type="float" office:value="332.963" calcext:value-type="float">
            <text:p>332.96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19.521" calcext:value-type="float">
            <text:p>319.521</text:p>
          </table:table-cell>
          <table:table-cell office:value-type="float" office:value="204.212" calcext:value-type="float">
            <text:p>204.21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66.17" calcext:value-type="float">
            <text:p>366.17</text:p>
          </table:table-cell>
          <table:table-cell office:value-type="float" office:value="412.422" calcext:value-type="float">
            <text:p>412.42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.142" calcext:value-type="float">
            <text:p>22.142</text:p>
          </table:table-cell>
          <table:table-cell office:value-type="float" office:value="201.506" calcext:value-type="float">
            <text:p>201.50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50.193" calcext:value-type="float">
            <text:p>50.193</text:p>
          </table:table-cell>
          <table:table-cell office:value-type="float" office:value="223.87" calcext:value-type="float">
            <text:p>223.8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59.835" calcext:value-type="float">
            <text:p>59.835</text:p>
          </table:table-cell>
          <table:table-cell office:value-type="float" office:value="200.587" calcext:value-type="float">
            <text:p>200.58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3.166" calcext:value-type="float">
            <text:p>33.166</text:p>
          </table:table-cell>
          <table:table-cell office:value-type="float" office:value="224.576" calcext:value-type="float">
            <text:p>224.57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.02" calcext:value-type="float">
            <text:p>1.02</text:p>
          </table:table-cell>
          <table:table-cell office:value-type="float" office:value="194.362" calcext:value-type="float">
            <text:p>194.36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0.732" calcext:value-type="float">
            <text:p>0.732</text:p>
          </table:table-cell>
          <table:table-cell office:value-type="float" office:value="185.955" calcext:value-type="float">
            <text:p>185.95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8.402" calcext:value-type="float">
            <text:p>28.402</text:p>
          </table:table-cell>
          <table:table-cell office:value-type="float" office:value="184.912" calcext:value-type="float">
            <text:p>184.91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7.438" calcext:value-type="float">
            <text:p>17.438</text:p>
          </table:table-cell>
          <table:table-cell office:value-type="float" office:value="215.792" calcext:value-type="float">
            <text:p>215.79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9.628" calcext:value-type="float">
            <text:p>19.628</text:p>
          </table:table-cell>
          <table:table-cell office:value-type="float" office:value="245.165" calcext:value-type="float">
            <text:p>245.16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.151" calcext:value-type="float">
            <text:p>2.151</text:p>
          </table:table-cell>
          <table:table-cell office:value-type="float" office:value="231.897" calcext:value-type="float">
            <text:p>231.89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23.27" calcext:value-type="float">
            <text:p>2123.27</text:p>
          </table:table-cell>
          <table:table-cell office:value-type="float" office:value="797.603" calcext:value-type="float">
            <text:p>797.60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413.892" calcext:value-type="float">
            <text:p>413.892</text:p>
          </table:table-cell>
          <table:table-cell office:value-type="float" office:value="271.036" calcext:value-type="float">
            <text:p>271.03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519.504" calcext:value-type="float">
            <text:p>519.504</text:p>
          </table:table-cell>
          <table:table-cell office:value-type="float" office:value="350.236" calcext:value-type="float">
            <text:p>350.23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330.268" calcext:value-type="float">
            <text:p>330.268</text:p>
          </table:table-cell>
          <table:table-cell office:value-type="float" office:value="224.319" calcext:value-type="float">
            <text:p>224.31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3.693" calcext:value-type="float">
            <text:p>13.693</text:p>
          </table:table-cell>
          <table:table-cell office:value-type="float" office:value="216.72" calcext:value-type="float">
            <text:p>216.7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5.003" calcext:value-type="float">
            <text:p>5.003</text:p>
          </table:table-cell>
          <table:table-cell office:value-type="float" office:value="210.906" calcext:value-type="float">
            <text:p>210.90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0.123" calcext:value-type="float">
            <text:p>0.123</text:p>
          </table:table-cell>
          <table:table-cell office:value-type="float" office:value="176.037" calcext:value-type="float">
            <text:p>176.03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520.359" calcext:value-type="float">
            <text:p>520.359</text:p>
          </table:table-cell>
          <table:table-cell office:value-type="float" office:value="227.009" calcext:value-type="float">
            <text:p>227.00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4.01" calcext:value-type="float">
            <text:p>24.01</text:p>
          </table:table-cell>
          <table:table-cell office:value-type="float" office:value="306.477" calcext:value-type="float">
            <text:p>306.47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7.95" calcext:value-type="float">
            <text:p>27.95</text:p>
          </table:table-cell>
          <table:table-cell office:value-type="float" office:value="257.398" calcext:value-type="float">
            <text:p>257.39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193.009" calcext:value-type="float">
            <text:p>193.009</text:p>
          </table:table-cell>
          <table:table-cell office:value-type="float" office:value="261.703" calcext:value-type="float">
            <text:p>261.70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80.452" calcext:value-type="float">
            <text:p>80.452</text:p>
          </table:table-cell>
          <table:table-cell office:value-type="float" office:value="204.087" calcext:value-type="float">
            <text:p>204.08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461.976" calcext:value-type="float">
            <text:p>461.976</text:p>
          </table:table-cell>
          <table:table-cell office:value-type="float" office:value="246.083" calcext:value-type="float">
            <text:p>246.08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132.361" calcext:value-type="float">
            <text:p>132.361</text:p>
          </table:table-cell>
          <table:table-cell office:value-type="float" office:value="210.518" calcext:value-type="float">
            <text:p>210.51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.489" calcext:value-type="float">
            <text:p>3.489</text:p>
          </table:table-cell>
          <table:table-cell office:value-type="float" office:value="235.349" calcext:value-type="float">
            <text:p>235.34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42.121" calcext:value-type="float">
            <text:p>42.121</text:p>
          </table:table-cell>
          <table:table-cell office:value-type="float" office:value="264.792" calcext:value-type="float">
            <text:p>264.79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59.619" calcext:value-type="float">
            <text:p>59.619</text:p>
          </table:table-cell>
          <table:table-cell office:value-type="float" office:value="185.77" calcext:value-type="float">
            <text:p>185.7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73.032" calcext:value-type="float">
            <text:p>73.032</text:p>
          </table:table-cell>
          <table:table-cell office:value-type="float" office:value="159.273" calcext:value-type="float">
            <text:p>159.27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8.757" calcext:value-type="float">
            <text:p>28.757</text:p>
          </table:table-cell>
          <table:table-cell office:value-type="float" office:value="268.923" calcext:value-type="float">
            <text:p>268.92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3.638" calcext:value-type="float">
            <text:p>33.638</text:p>
          </table:table-cell>
          <table:table-cell office:value-type="float" office:value="167.689" calcext:value-type="float">
            <text:p>167.68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57.579" calcext:value-type="float">
            <text:p>57.579</text:p>
          </table:table-cell>
          <table:table-cell office:value-type="float" office:value="171.655" calcext:value-type="float">
            <text:p>171.65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.9" calcext:value-type="float">
            <text:p>2.9</text:p>
          </table:table-cell>
          <table:table-cell office:value-type="float" office:value="190.519" calcext:value-type="float">
            <text:p>190.51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0.262" calcext:value-type="float">
            <text:p>20.262</text:p>
          </table:table-cell>
          <table:table-cell office:value-type="float" office:value="164.501" calcext:value-type="float">
            <text:p>164.50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0.621" calcext:value-type="float">
            <text:p>0.621</text:p>
          </table:table-cell>
          <table:table-cell office:value-type="float" office:value="187.574" calcext:value-type="float">
            <text:p>187.57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.73" calcext:value-type="float">
            <text:p>2.73</text:p>
          </table:table-cell>
          <table:table-cell office:value-type="float" office:value="170.23" calcext:value-type="float">
            <text:p>170.2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0.621" calcext:value-type="float">
            <text:p>0.621</text:p>
          </table:table-cell>
          <table:table-cell office:value-type="float" office:value="227.17" calcext:value-type="float">
            <text:p>227.1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1.009" calcext:value-type="float">
            <text:p>1.009</text:p>
          </table:table-cell>
          <table:table-cell office:value-type="float" office:value="201.567" calcext:value-type="float">
            <text:p>201.56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1.728" calcext:value-type="float">
            <text:p>1.728</text:p>
          </table:table-cell>
          <table:table-cell office:value-type="float" office:value="150.685" calcext:value-type="float">
            <text:p>150.68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.868" calcext:value-type="float">
            <text:p>21.868</text:p>
          </table:table-cell>
          <table:table-cell office:value-type="float" office:value="191.235" calcext:value-type="float">
            <text:p>191.23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149.794" calcext:value-type="float">
            <text:p>149.794</text:p>
          </table:table-cell>
          <table:table-cell office:value-type="float" office:value="242.186" calcext:value-type="float">
            <text:p>242.18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00.643" calcext:value-type="float">
            <text:p>300.643</text:p>
          </table:table-cell>
          <table:table-cell office:value-type="float" office:value="197.002" calcext:value-type="float">
            <text:p>197.00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55.536" calcext:value-type="float">
            <text:p>55.536</text:p>
          </table:table-cell>
          <table:table-cell office:value-type="float" office:value="218.374" calcext:value-type="float">
            <text:p>218.37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09.145" calcext:value-type="float">
            <text:p>309.145</text:p>
          </table:table-cell>
          <table:table-cell office:value-type="float" office:value="246.993" calcext:value-type="float">
            <text:p>246.99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175.06" calcext:value-type="float">
            <text:p>175.06</text:p>
          </table:table-cell>
          <table:table-cell office:value-type="float" office:value="232.282" calcext:value-type="float">
            <text:p>232.28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163.353" calcext:value-type="float">
            <text:p>163.353</text:p>
          </table:table-cell>
          <table:table-cell office:value-type="float" office:value="264.288" calcext:value-type="float">
            <text:p>264.28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612.891" calcext:value-type="float">
            <text:p>612.891</text:p>
          </table:table-cell>
          <table:table-cell office:value-type="float" office:value="223.007" calcext:value-type="float">
            <text:p>223.00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175.654" calcext:value-type="float">
            <text:p>175.654</text:p>
          </table:table-cell>
          <table:table-cell office:value-type="float" office:value="223.949" calcext:value-type="float">
            <text:p>223.94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13.949" calcext:value-type="float">
            <text:p>13.949</text:p>
          </table:table-cell>
          <table:table-cell office:value-type="float" office:value="172.509" calcext:value-type="float">
            <text:p>172.50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.742" calcext:value-type="float">
            <text:p>2.742</text:p>
          </table:table-cell>
          <table:table-cell office:value-type="float" office:value="183.241" calcext:value-type="float">
            <text:p>183.24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8.722" calcext:value-type="float">
            <text:p>28.722</text:p>
          </table:table-cell>
          <table:table-cell office:value-type="float" office:value="203.389" calcext:value-type="float">
            <text:p>203.38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543.337" calcext:value-type="float">
            <text:p>543.337</text:p>
          </table:table-cell>
          <table:table-cell office:value-type="float" office:value="228.97" calcext:value-type="float">
            <text:p>228.9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146.174" calcext:value-type="float">
            <text:p>146.174</text:p>
          </table:table-cell>
          <table:table-cell office:value-type="float" office:value="216.862" calcext:value-type="float">
            <text:p>216.86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62.164" calcext:value-type="float">
            <text:p>62.164</text:p>
          </table:table-cell>
          <table:table-cell office:value-type="float" office:value="171.508" calcext:value-type="float">
            <text:p>171.50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83.947" calcext:value-type="float">
            <text:p>383.947</text:p>
          </table:table-cell>
          <table:table-cell office:value-type="float" office:value="222.42" calcext:value-type="float">
            <text:p>222.4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93.481" calcext:value-type="float">
            <text:p>93.481</text:p>
          </table:table-cell>
          <table:table-cell office:value-type="float" office:value="280.875" calcext:value-type="float">
            <text:p>280.87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113.839" calcext:value-type="float">
            <text:p>113.839</text:p>
          </table:table-cell>
          <table:table-cell office:value-type="float" office:value="207.512" calcext:value-type="float">
            <text:p>207.51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67.959" calcext:value-type="float">
            <text:p>67.959</text:p>
          </table:table-cell>
          <table:table-cell office:value-type="float" office:value="146.842" calcext:value-type="float">
            <text:p>146.84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297.98" calcext:value-type="float">
            <text:p>2297.98</text:p>
          </table:table-cell>
          <table:table-cell office:value-type="float" office:value="171.82" calcext:value-type="float">
            <text:p>171.8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9.386" calcext:value-type="float">
            <text:p>39.386</text:p>
          </table:table-cell>
          <table:table-cell office:value-type="float" office:value="240.127" calcext:value-type="float">
            <text:p>240.12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701.62" calcext:value-type="float">
            <text:p>701.62</text:p>
          </table:table-cell>
          <table:table-cell office:value-type="float" office:value="267.311" calcext:value-type="float">
            <text:p>267.31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71.554" calcext:value-type="float">
            <text:p>371.554</text:p>
          </table:table-cell>
          <table:table-cell office:value-type="float" office:value="282.007" calcext:value-type="float">
            <text:p>282.00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19.142" calcext:value-type="float">
            <text:p>19.142</text:p>
          </table:table-cell>
          <table:table-cell office:value-type="float" office:value="217.394" calcext:value-type="float">
            <text:p>217.3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1.548" calcext:value-type="float">
            <text:p>1.548</text:p>
          </table:table-cell>
          <table:table-cell office:value-type="float" office:value="181.745" calcext:value-type="float">
            <text:p>181.74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8.637" calcext:value-type="float">
            <text:p>28.637</text:p>
          </table:table-cell>
          <table:table-cell office:value-type="float" office:value="183.824" calcext:value-type="float">
            <text:p>183.82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44.205" calcext:value-type="float">
            <text:p>44.205</text:p>
          </table:table-cell>
          <table:table-cell office:value-type="float" office:value="264.317" calcext:value-type="float">
            <text:p>264.31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7.865" calcext:value-type="float">
            <text:p>27.865</text:p>
          </table:table-cell>
          <table:table-cell office:value-type="float" office:value="222.953" calcext:value-type="float">
            <text:p>222.95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87.278" calcext:value-type="float">
            <text:p>287.278</text:p>
          </table:table-cell>
          <table:table-cell office:value-type="float" office:value="206.894" calcext:value-type="float">
            <text:p>206.8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59.755" calcext:value-type="float">
            <text:p>259.755</text:p>
          </table:table-cell>
          <table:table-cell office:value-type="float" office:value="244.038" calcext:value-type="float">
            <text:p>244.03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.262" calcext:value-type="float">
            <text:p>2.262</text:p>
          </table:table-cell>
          <table:table-cell office:value-type="float" office:value="188.369" calcext:value-type="float">
            <text:p>188.36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43.914" calcext:value-type="float">
            <text:p>43.914</text:p>
          </table:table-cell>
          <table:table-cell office:value-type="float" office:value="197.978" calcext:value-type="float">
            <text:p>197.97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184.337" calcext:value-type="float">
            <text:p>184.337</text:p>
          </table:table-cell>
          <table:table-cell office:value-type="float" office:value="218.757" calcext:value-type="float">
            <text:p>218.7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16.564" calcext:value-type="float">
            <text:p>16.564</text:p>
          </table:table-cell>
          <table:table-cell office:value-type="float" office:value="157.805" calcext:value-type="float">
            <text:p>157.80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149.418" calcext:value-type="float">
            <text:p>149.418</text:p>
          </table:table-cell>
          <table:table-cell office:value-type="float" office:value="205.17" calcext:value-type="float">
            <text:p>205.1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47.473" calcext:value-type="float">
            <text:p>47.473</text:p>
          </table:table-cell>
          <table:table-cell office:value-type="float" office:value="236.704" calcext:value-type="float">
            <text:p>236.70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7.669" calcext:value-type="float">
            <text:p>37.669</text:p>
          </table:table-cell>
          <table:table-cell office:value-type="float" office:value="234.508" calcext:value-type="float">
            <text:p>234.50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0.781" calcext:value-type="float">
            <text:p>0.781</text:p>
          </table:table-cell>
          <table:table-cell office:value-type="float" office:value="229.697" calcext:value-type="float">
            <text:p>229.69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0.227" calcext:value-type="float">
            <text:p>0.227</text:p>
          </table:table-cell>
          <table:table-cell office:value-type="float" office:value="195.59" calcext:value-type="float">
            <text:p>195.5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43.938" calcext:value-type="float">
            <text:p>43.938</text:p>
          </table:table-cell>
          <table:table-cell office:value-type="float" office:value="249.892" calcext:value-type="float">
            <text:p>249.89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15.254" calcext:value-type="float">
            <text:p>15.254</text:p>
          </table:table-cell>
          <table:table-cell office:value-type="float" office:value="145.574" calcext:value-type="float">
            <text:p>145.57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0.103" calcext:value-type="float">
            <text:p>0.103</text:p>
          </table:table-cell>
          <table:table-cell office:value-type="float" office:value="143.814" calcext:value-type="float">
            <text:p>143.81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71.867" calcext:value-type="float">
            <text:p>71.867</text:p>
          </table:table-cell>
          <table:table-cell office:value-type="float" office:value="266.006" calcext:value-type="float">
            <text:p>266.00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.177" calcext:value-type="float">
            <text:p>2.177</text:p>
          </table:table-cell>
          <table:table-cell office:value-type="float" office:value="237.407" calcext:value-type="float">
            <text:p>237.40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55.838" calcext:value-type="float">
            <text:p>55.838</text:p>
          </table:table-cell>
          <table:table-cell office:value-type="float" office:value="228.792" calcext:value-type="float">
            <text:p>228.79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51.667" calcext:value-type="float">
            <text:p>251.667</text:p>
          </table:table-cell>
          <table:table-cell office:value-type="float" office:value="185.692" calcext:value-type="float">
            <text:p>185.69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.477" calcext:value-type="float">
            <text:p>3.477</text:p>
          </table:table-cell>
          <table:table-cell office:value-type="float" office:value="213.574" calcext:value-type="float">
            <text:p>213.57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99.685" calcext:value-type="float">
            <text:p>99.685</text:p>
          </table:table-cell>
          <table:table-cell office:value-type="float" office:value="195.024" calcext:value-type="float">
            <text:p>195.02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17.349" calcext:value-type="float">
            <text:p>17.349</text:p>
          </table:table-cell>
          <table:table-cell office:value-type="float" office:value="209.994" calcext:value-type="float">
            <text:p>209.9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18.53" calcext:value-type="float">
            <text:p>18.53</text:p>
          </table:table-cell>
          <table:table-cell office:value-type="float" office:value="243.052" calcext:value-type="float">
            <text:p>243.05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49.829" calcext:value-type="float">
            <text:p>249.829</text:p>
          </table:table-cell>
          <table:table-cell office:value-type="float" office:value="251.322" calcext:value-type="float">
            <text:p>251.32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0.235" calcext:value-type="float">
            <text:p>20.235</text:p>
          </table:table-cell>
          <table:table-cell office:value-type="float" office:value="236.622" calcext:value-type="float">
            <text:p>236.62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18.153" calcext:value-type="float">
            <text:p>18.153</text:p>
          </table:table-cell>
          <table:table-cell office:value-type="float" office:value="214.447" calcext:value-type="float">
            <text:p>214.44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9.978" calcext:value-type="float">
            <text:p>29.978</text:p>
          </table:table-cell>
          <table:table-cell office:value-type="float" office:value="212.691" calcext:value-type="float">
            <text:p>212.6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93.658" calcext:value-type="float">
            <text:p>93.658</text:p>
          </table:table-cell>
          <table:table-cell office:value-type="float" office:value="247.243" calcext:value-type="float">
            <text:p>247.24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4.715" calcext:value-type="float">
            <text:p>4.715</text:p>
          </table:table-cell>
          <table:table-cell office:value-type="float" office:value="165.06" calcext:value-type="float">
            <text:p>165.0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43.79" calcext:value-type="float">
            <text:p>343.79</text:p>
          </table:table-cell>
          <table:table-cell office:value-type="float" office:value="229.36" calcext:value-type="float">
            <text:p>229.3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0.627" calcext:value-type="float">
            <text:p>0.627</text:p>
          </table:table-cell>
          <table:table-cell office:value-type="float" office:value="189.86" calcext:value-type="float">
            <text:p>189.8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15.796" calcext:value-type="float">
            <text:p>15.796</text:p>
          </table:table-cell>
          <table:table-cell office:value-type="float" office:value="246.406" calcext:value-type="float">
            <text:p>246.40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17.527" calcext:value-type="float">
            <text:p>17.527</text:p>
          </table:table-cell>
          <table:table-cell office:value-type="float" office:value="197.829" calcext:value-type="float">
            <text:p>197.82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0.958" calcext:value-type="float">
            <text:p>0.958</text:p>
          </table:table-cell>
          <table:table-cell office:value-type="float" office:value="213.085" calcext:value-type="float">
            <text:p>213.08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102.598" calcext:value-type="float">
            <text:p>102.598</text:p>
          </table:table-cell>
          <table:table-cell office:value-type="float" office:value="249.552" calcext:value-type="float">
            <text:p>249.55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20.176" calcext:value-type="float">
            <text:p>320.176</text:p>
          </table:table-cell>
          <table:table-cell office:value-type="float" office:value="215.031" calcext:value-type="float">
            <text:p>215.03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3.888" calcext:value-type="float">
            <text:p>23.888</text:p>
          </table:table-cell>
          <table:table-cell office:value-type="float" office:value="243.369" calcext:value-type="float">
            <text:p>243.36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567.8" calcext:value-type="float">
            <text:p>567.8</text:p>
          </table:table-cell>
          <table:table-cell office:value-type="float" office:value="251.431" calcext:value-type="float">
            <text:p>251.43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1096.08" calcext:value-type="float">
            <text:p>1096.08</text:p>
          </table:table-cell>
          <table:table-cell office:value-type="float" office:value="223.515" calcext:value-type="float">
            <text:p>223.51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10.524" calcext:value-type="float">
            <text:p>10.524</text:p>
          </table:table-cell>
          <table:table-cell office:value-type="float" office:value="198.916" calcext:value-type="float">
            <text:p>198.91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163.795" calcext:value-type="float">
            <text:p>163.795</text:p>
          </table:table-cell>
          <table:table-cell office:value-type="float" office:value="277.766" calcext:value-type="float">
            <text:p>277.76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50.469" calcext:value-type="float">
            <text:p>250.469</text:p>
          </table:table-cell>
          <table:table-cell office:value-type="float" office:value="188.71" calcext:value-type="float">
            <text:p>188.7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56.536" calcext:value-type="float">
            <text:p>56.536</text:p>
          </table:table-cell>
          <table:table-cell office:value-type="float" office:value="267.59" calcext:value-type="float">
            <text:p>267.5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94.423" calcext:value-type="float">
            <text:p>294.423</text:p>
          </table:table-cell>
          <table:table-cell office:value-type="float" office:value="310.835" calcext:value-type="float">
            <text:p>310.83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482.127" calcext:value-type="float">
            <text:p>482.127</text:p>
          </table:table-cell>
          <table:table-cell office:value-type="float" office:value="288.055" calcext:value-type="float">
            <text:p>288.05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0.476" calcext:value-type="float">
            <text:p>0.476</text:p>
          </table:table-cell>
          <table:table-cell office:value-type="float" office:value="190.592" calcext:value-type="float">
            <text:p>190.59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86.6" calcext:value-type="float">
            <text:p>86.6</text:p>
          </table:table-cell>
          <table:table-cell office:value-type="float" office:value="285.752" calcext:value-type="float">
            <text:p>285.75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38.33" calcext:value-type="float">
            <text:p>38.33</text:p>
          </table:table-cell>
          <table:table-cell office:value-type="float" office:value="186.726" calcext:value-type="float">
            <text:p>186.72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0.251" calcext:value-type="float">
            <text:p>0.251</text:p>
          </table:table-cell>
          <table:table-cell office:value-type="float" office:value="172.581" calcext:value-type="float">
            <text:p>172.58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78.557" calcext:value-type="float">
            <text:p>278.557</text:p>
          </table:table-cell>
          <table:table-cell office:value-type="float" office:value="231.128" calcext:value-type="float">
            <text:p>231.1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5.174" calcext:value-type="float">
            <text:p>5.174</text:p>
          </table:table-cell>
          <table:table-cell office:value-type="float" office:value="190.447" calcext:value-type="float">
            <text:p>190.44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1340.29" calcext:value-type="float">
            <text:p>1340.29</text:p>
          </table:table-cell>
          <table:table-cell office:value-type="float" office:value="199.792" calcext:value-type="float">
            <text:p>199.79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4.273" calcext:value-type="float">
            <text:p>4.273</text:p>
          </table:table-cell>
          <table:table-cell office:value-type="float" office:value="232.659" calcext:value-type="float">
            <text:p>232.65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6.843" calcext:value-type="float">
            <text:p>6.843</text:p>
          </table:table-cell>
          <table:table-cell office:value-type="float" office:value="213.099" calcext:value-type="float">
            <text:p>213.09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79.532" calcext:value-type="float">
            <text:p>179.532</text:p>
          </table:table-cell>
          <table:table-cell office:value-type="float" office:value="364.267" calcext:value-type="float">
            <text:p>364.26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244.32" calcext:value-type="float">
            <text:p>1244.32</text:p>
          </table:table-cell>
          <table:table-cell office:value-type="float" office:value="397.591" calcext:value-type="float">
            <text:p>397.5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42193.1" calcext:value-type="float">
            <text:p>42193.1</text:p>
          </table:table-cell>
          <table:table-cell office:value-type="float" office:value="632.9" calcext:value-type="float">
            <text:p>632.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12407" calcext:value-type="float">
            <text:p>112407</text:p>
          </table:table-cell>
          <table:table-cell office:value-type="float" office:value="933.004" calcext:value-type="float">
            <text:p>933.00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44.687" calcext:value-type="float">
            <text:p>344.687</text:p>
          </table:table-cell>
          <table:table-cell office:value-type="float" office:value="675.086" calcext:value-type="float">
            <text:p>675.08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720.91" calcext:value-type="float">
            <text:p>2720.91</text:p>
          </table:table-cell>
          <table:table-cell office:value-type="float" office:value="648.111" calcext:value-type="float">
            <text:p>648.11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41220.4" calcext:value-type="float">
            <text:p>41220.4</text:p>
          </table:table-cell>
          <table:table-cell office:value-type="float" office:value="809.616" calcext:value-type="float">
            <text:p>809.61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63145.7" calcext:value-type="float">
            <text:p>63145.7</text:p>
          </table:table-cell>
          <table:table-cell office:value-type="float" office:value="735.676" calcext:value-type="float">
            <text:p>735.67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457.3" calcext:value-type="float">
            <text:p>1457.3</text:p>
          </table:table-cell>
          <table:table-cell office:value-type="float" office:value="388.547" calcext:value-type="float">
            <text:p>388.54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09.864" calcext:value-type="float">
            <text:p>109.864</text:p>
          </table:table-cell>
          <table:table-cell office:value-type="float" office:value="452.947" calcext:value-type="float">
            <text:p>452.94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542.304" calcext:value-type="float">
            <text:p>542.304</text:p>
          </table:table-cell>
          <table:table-cell office:value-type="float" office:value="828.396" calcext:value-type="float">
            <text:p>828.39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6167" calcext:value-type="float">
            <text:p>26167</text:p>
          </table:table-cell>
          <table:table-cell office:value-type="float" office:value="997.794" calcext:value-type="float">
            <text:p>997.7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2349.3" calcext:value-type="float">
            <text:p>12349.3</text:p>
          </table:table-cell>
          <table:table-cell office:value-type="float" office:value="678.644" calcext:value-type="float">
            <text:p>678.64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715.8" calcext:value-type="float">
            <text:p>1715.8</text:p>
          </table:table-cell>
          <table:table-cell office:value-type="float" office:value="430.153" calcext:value-type="float">
            <text:p>430.15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49407.5" calcext:value-type="float">
            <text:p>49407.5</text:p>
          </table:table-cell>
          <table:table-cell office:value-type="float" office:value="619.827" calcext:value-type="float">
            <text:p>619.82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846.04" calcext:value-type="float">
            <text:p>2846.04</text:p>
          </table:table-cell>
          <table:table-cell office:value-type="float" office:value="376.907" calcext:value-type="float">
            <text:p>376.90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383.595" calcext:value-type="float">
            <text:p>383.59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225.81" calcext:value-type="float">
            <text:p>1225.81</text:p>
          </table:table-cell>
          <table:table-cell office:value-type="float" office:value="427.526" calcext:value-type="float">
            <text:p>427.52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95431.7" calcext:value-type="float">
            <text:p>95431.7</text:p>
          </table:table-cell>
          <table:table-cell office:value-type="float" office:value="670.855" calcext:value-type="float">
            <text:p>670.85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49870" calcext:value-type="float">
            <text:p>49870</text:p>
          </table:table-cell>
          <table:table-cell office:value-type="float" office:value="845.071" calcext:value-type="float">
            <text:p>845.07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02.192" calcext:value-type="float">
            <text:p>302.192</text:p>
          </table:table-cell>
          <table:table-cell office:value-type="float" office:value="847.162" calcext:value-type="float">
            <text:p>847.16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040.35" calcext:value-type="float">
            <text:p>1040.35</text:p>
          </table:table-cell>
          <table:table-cell office:value-type="float" office:value="344.759" calcext:value-type="float">
            <text:p>344.75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7034.1" calcext:value-type="float">
            <text:p>17034.1</text:p>
          </table:table-cell>
          <table:table-cell office:value-type="float" office:value="693.936" calcext:value-type="float">
            <text:p>693.93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63517.4" calcext:value-type="float">
            <text:p>63517.4</text:p>
          </table:table-cell>
          <table:table-cell office:value-type="float" office:value="884.88" calcext:value-type="float">
            <text:p>884.8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5.843" calcext:value-type="float">
            <text:p>25.843</text:p>
          </table:table-cell>
          <table:table-cell office:value-type="float" office:value="597.403" calcext:value-type="float">
            <text:p>597.40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772.03" calcext:value-type="float">
            <text:p>1772.03</text:p>
          </table:table-cell>
          <table:table-cell office:value-type="float" office:value="658.48" calcext:value-type="float">
            <text:p>658.4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978.512" calcext:value-type="float">
            <text:p>978.512</text:p>
          </table:table-cell>
          <table:table-cell office:value-type="float" office:value="790.694" calcext:value-type="float">
            <text:p>790.6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8148.08" calcext:value-type="float">
            <text:p>8148.08</text:p>
          </table:table-cell>
          <table:table-cell office:value-type="float" office:value="692.325" calcext:value-type="float">
            <text:p>692.32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395.89" calcext:value-type="float">
            <text:p>1395.89</text:p>
          </table:table-cell>
          <table:table-cell office:value-type="float" office:value="439.966" calcext:value-type="float">
            <text:p>439.96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04100" calcext:value-type="float">
            <text:p>204100</text:p>
          </table:table-cell>
          <table:table-cell office:value-type="float" office:value="812.663" calcext:value-type="float">
            <text:p>812.66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8272.37" calcext:value-type="float">
            <text:p>8272.37</text:p>
          </table:table-cell>
          <table:table-cell office:value-type="float" office:value="448.22" calcext:value-type="float">
            <text:p>448.2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3220.4" calcext:value-type="float">
            <text:p>13220.4</text:p>
          </table:table-cell>
          <table:table-cell office:value-type="float" office:value="465.238" calcext:value-type="float">
            <text:p>465.23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125.53" calcext:value-type="float">
            <text:p>1125.53</text:p>
          </table:table-cell>
          <table:table-cell office:value-type="float" office:value="725.855" calcext:value-type="float">
            <text:p>725.85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44613" calcext:value-type="float">
            <text:p>44613</text:p>
          </table:table-cell>
          <table:table-cell office:value-type="float" office:value="533.896" calcext:value-type="float">
            <text:p>533.89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9664.52" calcext:value-type="float">
            <text:p>9664.52</text:p>
          </table:table-cell>
          <table:table-cell office:value-type="float" office:value="780.533" calcext:value-type="float">
            <text:p>780.53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9780" calcext:value-type="float">
            <text:p>29780</text:p>
          </table:table-cell>
          <table:table-cell office:value-type="float" office:value="962.739" calcext:value-type="float">
            <text:p>962.73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5976.5" calcext:value-type="float">
            <text:p>15976.5</text:p>
          </table:table-cell>
          <table:table-cell office:value-type="float" office:value="717.437" calcext:value-type="float">
            <text:p>717.43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13.526" calcext:value-type="float">
            <text:p>313.526</text:p>
          </table:table-cell>
          <table:table-cell office:value-type="float" office:value="609.923" calcext:value-type="float">
            <text:p>609.92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901.79" calcext:value-type="float">
            <text:p>1901.79</text:p>
          </table:table-cell>
          <table:table-cell office:value-type="float" office:value="644.322" calcext:value-type="float">
            <text:p>644.32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701.22" calcext:value-type="float">
            <text:p>2701.22</text:p>
          </table:table-cell>
          <table:table-cell office:value-type="float" office:value="739.198" calcext:value-type="float">
            <text:p>739.19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97.552" calcext:value-type="float">
            <text:p>397.552</text:p>
          </table:table-cell>
          <table:table-cell office:value-type="float" office:value="659.975" calcext:value-type="float">
            <text:p>659.97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42562.4" calcext:value-type="float">
            <text:p>42562.4</text:p>
          </table:table-cell>
          <table:table-cell office:value-type="float" office:value="707.025" calcext:value-type="float">
            <text:p>707.02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837.98" calcext:value-type="float">
            <text:p>2837.98</text:p>
          </table:table-cell>
          <table:table-cell office:value-type="float" office:value="423.146" calcext:value-type="float">
            <text:p>423.14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739.192" calcext:value-type="float">
            <text:p>739.192</text:p>
          </table:table-cell>
          <table:table-cell office:value-type="float" office:value="753.286" calcext:value-type="float">
            <text:p>753.28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7961.7" calcext:value-type="float">
            <text:p>27961.7</text:p>
          </table:table-cell>
          <table:table-cell office:value-type="float" office:value="494.676" calcext:value-type="float">
            <text:p>494.67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637.566" calcext:value-type="float">
            <text:p>637.566</text:p>
          </table:table-cell>
          <table:table-cell office:value-type="float" office:value="386.032" calcext:value-type="float">
            <text:p>386.03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4630.03" calcext:value-type="float">
            <text:p>4630.03</text:p>
          </table:table-cell>
          <table:table-cell office:value-type="float" office:value="494.35" calcext:value-type="float">
            <text:p>494.3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470.32" calcext:value-type="float">
            <text:p>3470.32</text:p>
          </table:table-cell>
          <table:table-cell office:value-type="float" office:value="662.271" calcext:value-type="float">
            <text:p>662.27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081.12" calcext:value-type="float">
            <text:p>1081.12</text:p>
          </table:table-cell>
          <table:table-cell office:value-type="float" office:value="411.684" calcext:value-type="float">
            <text:p>411.68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7.204" calcext:value-type="float">
            <text:p>7.204</text:p>
          </table:table-cell>
          <table:table-cell office:value-type="float" office:value="363.333" calcext:value-type="float">
            <text:p>363.33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7139.2" calcext:value-type="float">
            <text:p>27139.2</text:p>
          </table:table-cell>
          <table:table-cell office:value-type="float" office:value="712.849" calcext:value-type="float">
            <text:p>712.84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109.56" calcext:value-type="float">
            <text:p>1109.56</text:p>
          </table:table-cell>
          <table:table-cell office:value-type="float" office:value="426.063" calcext:value-type="float">
            <text:p>426.06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11799" calcext:value-type="float">
            <text:p>111799</text:p>
          </table:table-cell>
          <table:table-cell office:value-type="float" office:value="496.014" calcext:value-type="float">
            <text:p>496.01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607.439" calcext:value-type="float">
            <text:p>607.439</text:p>
          </table:table-cell>
          <table:table-cell office:value-type="float" office:value="565.443" calcext:value-type="float">
            <text:p>565.44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60796.3" calcext:value-type="float">
            <text:p>60796.3</text:p>
          </table:table-cell>
          <table:table-cell office:value-type="float" office:value="435.609" calcext:value-type="float">
            <text:p>435.60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8724.7" calcext:value-type="float">
            <text:p>28724.7</text:p>
          </table:table-cell>
          <table:table-cell office:value-type="float" office:value="676.044" calcext:value-type="float">
            <text:p>676.04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808.969" calcext:value-type="float">
            <text:p>808.969</text:p>
          </table:table-cell>
          <table:table-cell office:value-type="float" office:value="427.487" calcext:value-type="float">
            <text:p>427.48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641.64" calcext:value-type="float">
            <text:p>2641.64</text:p>
          </table:table-cell>
          <table:table-cell office:value-type="float" office:value="449.606" calcext:value-type="float">
            <text:p>449.60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6344.59" calcext:value-type="float">
            <text:p>6344.59</text:p>
          </table:table-cell>
          <table:table-cell office:value-type="float" office:value="618.619" calcext:value-type="float">
            <text:p>618.61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3292.4" calcext:value-type="float">
            <text:p>3292.4</text:p>
          </table:table-cell>
          <table:table-cell office:value-type="float" office:value="673.841" calcext:value-type="float">
            <text:p>673.84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997.89" calcext:value-type="float">
            <text:p>997.89</text:p>
          </table:table-cell>
          <table:table-cell office:value-type="float" office:value="777.164" calcext:value-type="float">
            <text:p>777.16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96718.3" calcext:value-type="float">
            <text:p>96718.3</text:p>
          </table:table-cell>
          <table:table-cell office:value-type="float" office:value="698.774" calcext:value-type="float">
            <text:p>698.77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3851.2" calcext:value-type="float">
            <text:p>13851.2</text:p>
          </table:table-cell>
          <table:table-cell office:value-type="float" office:value="658.449" calcext:value-type="float">
            <text:p>658.44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248.6" calcext:value-type="float">
            <text:p>1248.6</text:p>
          </table:table-cell>
          <table:table-cell office:value-type="float" office:value="708.344" calcext:value-type="float">
            <text:p>708.34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887.33" calcext:value-type="float">
            <text:p>1887.33</text:p>
          </table:table-cell>
          <table:table-cell office:value-type="float" office:value="348.227" calcext:value-type="float">
            <text:p>348.22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826.354" calcext:value-type="float">
            <text:p>826.354</text:p>
          </table:table-cell>
          <table:table-cell office:value-type="float" office:value="397.576" calcext:value-type="float">
            <text:p>397.57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800.817" calcext:value-type="float">
            <text:p>800.817</text:p>
          </table:table-cell>
          <table:table-cell office:value-type="float" office:value="395.576" calcext:value-type="float">
            <text:p>395.57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368.72" calcext:value-type="float">
            <text:p>1368.72</text:p>
          </table:table-cell>
          <table:table-cell office:value-type="float" office:value="386.739" calcext:value-type="float">
            <text:p>386.73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747.72" calcext:value-type="float">
            <text:p>747.72</text:p>
          </table:table-cell>
          <table:table-cell office:value-type="float" office:value="463.465" calcext:value-type="float">
            <text:p>463.46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855.91" calcext:value-type="float">
            <text:p>2855.91</text:p>
          </table:table-cell>
          <table:table-cell office:value-type="float" office:value="391.93" calcext:value-type="float">
            <text:p>391.9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089.66" calcext:value-type="float">
            <text:p>3089.66</text:p>
          </table:table-cell>
          <table:table-cell office:value-type="float" office:value="485.347" calcext:value-type="float">
            <text:p>485.34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624.31" calcext:value-type="float">
            <text:p>1624.31</text:p>
          </table:table-cell>
          <table:table-cell office:value-type="float" office:value="421.234" calcext:value-type="float">
            <text:p>421.23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8.436" calcext:value-type="float">
            <text:p>18.436</text:p>
          </table:table-cell>
          <table:table-cell office:value-type="float" office:value="452.926" calcext:value-type="float">
            <text:p>452.92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24.668" calcext:value-type="float">
            <text:p>124.668</text:p>
          </table:table-cell>
          <table:table-cell office:value-type="float" office:value="349.513" calcext:value-type="float">
            <text:p>349.51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594.69" calcext:value-type="float">
            <text:p>1594.69</text:p>
          </table:table-cell>
          <table:table-cell office:value-type="float" office:value="431.53" calcext:value-type="float">
            <text:p>431.5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4046.15" calcext:value-type="float">
            <text:p>4046.15</text:p>
          </table:table-cell>
          <table:table-cell office:value-type="float" office:value="337.683" calcext:value-type="float">
            <text:p>337.68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593.66" calcext:value-type="float">
            <text:p>1593.66</text:p>
          </table:table-cell>
          <table:table-cell office:value-type="float" office:value="467.664" calcext:value-type="float">
            <text:p>467.66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786.21" calcext:value-type="float">
            <text:p>786.21</text:p>
          </table:table-cell>
          <table:table-cell office:value-type="float" office:value="446.564" calcext:value-type="float">
            <text:p>446.56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470.346" calcext:value-type="float">
            <text:p>470.346</text:p>
          </table:table-cell>
          <table:table-cell office:value-type="float" office:value="494.18" calcext:value-type="float">
            <text:p>494.1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931.5" calcext:value-type="float">
            <text:p>3931.5</text:p>
          </table:table-cell>
          <table:table-cell office:value-type="float" office:value="481.571" calcext:value-type="float">
            <text:p>481.57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51.991" calcext:value-type="float">
            <text:p>251.991</text:p>
          </table:table-cell>
          <table:table-cell office:value-type="float" office:value="374.145" calcext:value-type="float">
            <text:p>374.14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201.64" calcext:value-type="float">
            <text:p>2201.64</text:p>
          </table:table-cell>
          <table:table-cell office:value-type="float" office:value="508.972" calcext:value-type="float">
            <text:p>508.97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938.493" calcext:value-type="float">
            <text:p>938.493</text:p>
          </table:table-cell>
          <table:table-cell office:value-type="float" office:value="442.561" calcext:value-type="float">
            <text:p>442.56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091.37" calcext:value-type="float">
            <text:p>3091.37</text:p>
          </table:table-cell>
          <table:table-cell office:value-type="float" office:value="364.148" calcext:value-type="float">
            <text:p>364.14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767.2" calcext:value-type="float">
            <text:p>1767.2</text:p>
          </table:table-cell>
          <table:table-cell office:value-type="float" office:value="344.49" calcext:value-type="float">
            <text:p>344.4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741.91" calcext:value-type="float">
            <text:p>2741.91</text:p>
          </table:table-cell>
          <table:table-cell office:value-type="float" office:value="460.368" calcext:value-type="float">
            <text:p>460.36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147.72" calcext:value-type="float">
            <text:p>2147.72</text:p>
          </table:table-cell>
          <table:table-cell office:value-type="float" office:value="410.492" calcext:value-type="float">
            <text:p>410.49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5722.5" calcext:value-type="float">
            <text:p>15722.5</text:p>
          </table:table-cell>
          <table:table-cell office:value-type="float" office:value="456.037" calcext:value-type="float">
            <text:p>456.03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039.69" calcext:value-type="float">
            <text:p>3039.69</text:p>
          </table:table-cell>
          <table:table-cell office:value-type="float" office:value="479.835" calcext:value-type="float">
            <text:p>479.83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70.471" calcext:value-type="float">
            <text:p>370.471</text:p>
          </table:table-cell>
          <table:table-cell office:value-type="float" office:value="450.168" calcext:value-type="float">
            <text:p>450.16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4142.89" calcext:value-type="float">
            <text:p>4142.89</text:p>
          </table:table-cell>
          <table:table-cell office:value-type="float" office:value="471.228" calcext:value-type="float">
            <text:p>471.22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5583.92" calcext:value-type="float">
            <text:p>5583.92</text:p>
          </table:table-cell>
          <table:table-cell office:value-type="float" office:value="480.793" calcext:value-type="float">
            <text:p>480.79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880.75" calcext:value-type="float">
            <text:p>1880.75</text:p>
          </table:table-cell>
          <table:table-cell office:value-type="float" office:value="488.532" calcext:value-type="float">
            <text:p>488.53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94.518" calcext:value-type="float">
            <text:p>294.518</text:p>
          </table:table-cell>
          <table:table-cell office:value-type="float" office:value="300.796" calcext:value-type="float">
            <text:p>300.79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0209" calcext:value-type="float">
            <text:p>10209</text:p>
          </table:table-cell>
          <table:table-cell office:value-type="float" office:value="468.966" calcext:value-type="float">
            <text:p>468.96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169.86" calcext:value-type="float">
            <text:p>1169.86</text:p>
          </table:table-cell>
          <table:table-cell office:value-type="float" office:value="341.825" calcext:value-type="float">
            <text:p>341.82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90.767" calcext:value-type="float">
            <text:p>90.767</text:p>
          </table:table-cell>
          <table:table-cell office:value-type="float" office:value="499.84" calcext:value-type="float">
            <text:p>499.8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086.05" calcext:value-type="float">
            <text:p>1086.05</text:p>
          </table:table-cell>
          <table:table-cell office:value-type="float" office:value="476.804" calcext:value-type="float">
            <text:p>476.8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4479.49" calcext:value-type="float">
            <text:p>4479.49</text:p>
          </table:table-cell>
          <table:table-cell office:value-type="float" office:value="370.308" calcext:value-type="float">
            <text:p>370.30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769.65" calcext:value-type="float">
            <text:p>2769.65</text:p>
          </table:table-cell>
          <table:table-cell office:value-type="float" office:value="369.141" calcext:value-type="float">
            <text:p>369.14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982.91" calcext:value-type="float">
            <text:p>2982.91</text:p>
          </table:table-cell>
          <table:table-cell office:value-type="float" office:value="535.998" calcext:value-type="float">
            <text:p>535.99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598.17" calcext:value-type="float">
            <text:p>2598.17</text:p>
          </table:table-cell>
          <table:table-cell office:value-type="float" office:value="501.077" calcext:value-type="float">
            <text:p>501.07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38.64" calcext:value-type="float">
            <text:p>338.64</text:p>
          </table:table-cell>
          <table:table-cell office:value-type="float" office:value="503.257" calcext:value-type="float">
            <text:p>503.25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013.4" calcext:value-type="float">
            <text:p>2013.4</text:p>
          </table:table-cell>
          <table:table-cell office:value-type="float" office:value="399.116" calcext:value-type="float">
            <text:p>399.11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742.948" calcext:value-type="float">
            <text:p>742.948</text:p>
          </table:table-cell>
          <table:table-cell office:value-type="float" office:value="335.237" calcext:value-type="float">
            <text:p>335.23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038.71" calcext:value-type="float">
            <text:p>2038.71</text:p>
          </table:table-cell>
          <table:table-cell office:value-type="float" office:value="319.338" calcext:value-type="float">
            <text:p>319.33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610.35" calcext:value-type="float">
            <text:p>3610.35</text:p>
          </table:table-cell>
          <table:table-cell office:value-type="float" office:value="474.456" calcext:value-type="float">
            <text:p>474.45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7234.49" calcext:value-type="float">
            <text:p>7234.49</text:p>
          </table:table-cell>
          <table:table-cell office:value-type="float" office:value="524.647" calcext:value-type="float">
            <text:p>524.64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836.211" calcext:value-type="float">
            <text:p>836.211</text:p>
          </table:table-cell>
          <table:table-cell office:value-type="float" office:value="318.623" calcext:value-type="float">
            <text:p>318.62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183.59" calcext:value-type="float">
            <text:p>3183.59</text:p>
          </table:table-cell>
          <table:table-cell office:value-type="float" office:value="408.841" calcext:value-type="float">
            <text:p>408.84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8196.86" calcext:value-type="float">
            <text:p>8196.86</text:p>
          </table:table-cell>
          <table:table-cell office:value-type="float" office:value="442.988" calcext:value-type="float">
            <text:p>442.9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312.43" calcext:value-type="float">
            <text:p>1312.43</text:p>
          </table:table-cell>
          <table:table-cell office:value-type="float" office:value="443.282" calcext:value-type="float">
            <text:p>443.28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5328.88" calcext:value-type="float">
            <text:p>5328.88</text:p>
          </table:table-cell>
          <table:table-cell office:value-type="float" office:value="472.468" calcext:value-type="float">
            <text:p>472.46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431.89" calcext:value-type="float">
            <text:p>3431.89</text:p>
          </table:table-cell>
          <table:table-cell office:value-type="float" office:value="409.705" calcext:value-type="float">
            <text:p>409.70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731.246" calcext:value-type="float">
            <text:p>731.246</text:p>
          </table:table-cell>
          <table:table-cell office:value-type="float" office:value="420.712" calcext:value-type="float">
            <text:p>420.71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930.452" calcext:value-type="float">
            <text:p>930.452</text:p>
          </table:table-cell>
          <table:table-cell office:value-type="float" office:value="391.253" calcext:value-type="float">
            <text:p>391.25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14.78" calcext:value-type="float">
            <text:p>114.78</text:p>
          </table:table-cell>
          <table:table-cell office:value-type="float" office:value="346.435" calcext:value-type="float">
            <text:p>346.43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584.902" calcext:value-type="float">
            <text:p>584.902</text:p>
          </table:table-cell>
          <table:table-cell office:value-type="float" office:value="473.268" calcext:value-type="float">
            <text:p>473.26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37.142" calcext:value-type="float">
            <text:p>237.142</text:p>
          </table:table-cell>
          <table:table-cell office:value-type="float" office:value="363.928" calcext:value-type="float">
            <text:p>363.92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4514.1" calcext:value-type="float">
            <text:p>4514.1</text:p>
          </table:table-cell>
          <table:table-cell office:value-type="float" office:value="375.489" calcext:value-type="float">
            <text:p>375.48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68.555" calcext:value-type="float">
            <text:p>268.555</text:p>
          </table:table-cell>
          <table:table-cell office:value-type="float" office:value="501.645" calcext:value-type="float">
            <text:p>501.64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5012.29" calcext:value-type="float">
            <text:p>5012.29</text:p>
          </table:table-cell>
          <table:table-cell office:value-type="float" office:value="381.763" calcext:value-type="float">
            <text:p>381.76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08.25" calcext:value-type="float">
            <text:p>108.25</text:p>
          </table:table-cell>
          <table:table-cell office:value-type="float" office:value="329.801" calcext:value-type="float">
            <text:p>329.80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5354.79" calcext:value-type="float">
            <text:p>5354.79</text:p>
          </table:table-cell>
          <table:table-cell office:value-type="float" office:value="426.475" calcext:value-type="float">
            <text:p>426.4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054.25" calcext:value-type="float">
            <text:p>1054.25</text:p>
          </table:table-cell>
          <table:table-cell office:value-type="float" office:value="318.712" calcext:value-type="float">
            <text:p>318.71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133.55" calcext:value-type="float">
            <text:p>1133.55</text:p>
          </table:table-cell>
          <table:table-cell office:value-type="float" office:value="305.785" calcext:value-type="float">
            <text:p>305.7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839.873" calcext:value-type="float">
            <text:p>839.873</text:p>
          </table:table-cell>
          <table:table-cell office:value-type="float" office:value="434.197" calcext:value-type="float">
            <text:p>434.19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86.439" calcext:value-type="float">
            <text:p>86.439</text:p>
          </table:table-cell>
          <table:table-cell office:value-type="float" office:value="463.797" calcext:value-type="float">
            <text:p>463.79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3845.4" calcext:value-type="float">
            <text:p>13845.4</text:p>
          </table:table-cell>
          <table:table-cell office:value-type="float" office:value="560.393" calcext:value-type="float">
            <text:p>560.39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08.96" calcext:value-type="float">
            <text:p>308.96</text:p>
          </table:table-cell>
          <table:table-cell office:value-type="float" office:value="436.827" calcext:value-type="float">
            <text:p>436.82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748.77" calcext:value-type="float">
            <text:p>1748.77</text:p>
          </table:table-cell>
          <table:table-cell office:value-type="float" office:value="443.077" calcext:value-type="float">
            <text:p>443.07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053.51" calcext:value-type="float">
            <text:p>2053.51</text:p>
          </table:table-cell>
          <table:table-cell office:value-type="float" office:value="352.469" calcext:value-type="float">
            <text:p>352.46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4802.67" calcext:value-type="float">
            <text:p>4802.67</text:p>
          </table:table-cell>
          <table:table-cell office:value-type="float" office:value="392.335" calcext:value-type="float">
            <text:p>392.33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01.566" calcext:value-type="float">
            <text:p>201.566</text:p>
          </table:table-cell>
          <table:table-cell office:value-type="float" office:value="442.984" calcext:value-type="float">
            <text:p>442.98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216.19" calcext:value-type="float">
            <text:p>1216.19</text:p>
          </table:table-cell>
          <table:table-cell office:value-type="float" office:value="363.742" calcext:value-type="float">
            <text:p>363.74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713.32" calcext:value-type="float">
            <text:p>3713.32</text:p>
          </table:table-cell>
          <table:table-cell office:value-type="float" office:value="376.827" calcext:value-type="float">
            <text:p>376.82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880.41" calcext:value-type="float">
            <text:p>3880.41</text:p>
          </table:table-cell>
          <table:table-cell office:value-type="float" office:value="373.49" calcext:value-type="float">
            <text:p>373.4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527.313" calcext:value-type="float">
            <text:p>527.313</text:p>
          </table:table-cell>
          <table:table-cell office:value-type="float" office:value="369.754" calcext:value-type="float">
            <text:p>369.75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6.569" calcext:value-type="float">
            <text:p>6.569</text:p>
          </table:table-cell>
          <table:table-cell office:value-type="float" office:value="428.145" calcext:value-type="float">
            <text:p>428.14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7465.72" calcext:value-type="float">
            <text:p>7465.72</text:p>
          </table:table-cell>
          <table:table-cell office:value-type="float" office:value="456.202" calcext:value-type="float">
            <text:p>456.20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671.72" calcext:value-type="float">
            <text:p>1671.72</text:p>
          </table:table-cell>
          <table:table-cell office:value-type="float" office:value="556.571" calcext:value-type="float">
            <text:p>556.57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704.51" calcext:value-type="float">
            <text:p>2704.51</text:p>
          </table:table-cell>
          <table:table-cell office:value-type="float" office:value="455.254" calcext:value-type="float">
            <text:p>455.25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8666.03" calcext:value-type="float">
            <text:p>8666.03</text:p>
          </table:table-cell>
          <table:table-cell office:value-type="float" office:value="457.457" calcext:value-type="float">
            <text:p>457.45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093.3" calcext:value-type="float">
            <text:p>3093.3</text:p>
          </table:table-cell>
          <table:table-cell office:value-type="float" office:value="298.6" calcext:value-type="float">
            <text:p>298.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443.366" calcext:value-type="float">
            <text:p>443.366</text:p>
          </table:table-cell>
          <table:table-cell office:value-type="float" office:value="334.881" calcext:value-type="float">
            <text:p>334.88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726.01" calcext:value-type="float">
            <text:p>2726.01</text:p>
          </table:table-cell>
          <table:table-cell office:value-type="float" office:value="462.693" calcext:value-type="float">
            <text:p>462.69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9416.54" calcext:value-type="float">
            <text:p>9416.54</text:p>
          </table:table-cell>
          <table:table-cell office:value-type="float" office:value="423.733" calcext:value-type="float">
            <text:p>423.73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7.099" calcext:value-type="float">
            <text:p>17.099</text:p>
          </table:table-cell>
          <table:table-cell office:value-type="float" office:value="445.517" calcext:value-type="float">
            <text:p>445.51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910.02" calcext:value-type="float">
            <text:p>2910.02</text:p>
          </table:table-cell>
          <table:table-cell office:value-type="float" office:value="470.319" calcext:value-type="float">
            <text:p>470.31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776.91" calcext:value-type="float">
            <text:p>1776.91</text:p>
          </table:table-cell>
          <table:table-cell office:value-type="float" office:value="325.855" calcext:value-type="float">
            <text:p>325.85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883.43" calcext:value-type="float">
            <text:p>2883.43</text:p>
          </table:table-cell>
          <table:table-cell office:value-type="float" office:value="517.24" calcext:value-type="float">
            <text:p>517.2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49.345" calcext:value-type="float">
            <text:p>149.345</text:p>
          </table:table-cell>
          <table:table-cell office:value-type="float" office:value="370.19" calcext:value-type="float">
            <text:p>370.1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366.31" calcext:value-type="float">
            <text:p>1366.31</text:p>
          </table:table-cell>
          <table:table-cell office:value-type="float" office:value="459.986" calcext:value-type="float">
            <text:p>459.98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936.64" calcext:value-type="float">
            <text:p>2936.64</text:p>
          </table:table-cell>
          <table:table-cell office:value-type="float" office:value="450.552" calcext:value-type="float">
            <text:p>450.55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319.91" calcext:value-type="float">
            <text:p>1319.91</text:p>
          </table:table-cell>
          <table:table-cell office:value-type="float" office:value="473.985" calcext:value-type="float">
            <text:p>473.9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847.951" calcext:value-type="float">
            <text:p>847.951</text:p>
          </table:table-cell>
          <table:table-cell office:value-type="float" office:value="478.015" calcext:value-type="float">
            <text:p>478.01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237.51" calcext:value-type="float">
            <text:p>3237.51</text:p>
          </table:table-cell>
          <table:table-cell office:value-type="float" office:value="468.709" calcext:value-type="float">
            <text:p>468.70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957.42" calcext:value-type="float">
            <text:p>3957.42</text:p>
          </table:table-cell>
          <table:table-cell office:value-type="float" office:value="490.204" calcext:value-type="float">
            <text:p>490.2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854.56" calcext:value-type="float">
            <text:p>1854.56</text:p>
          </table:table-cell>
          <table:table-cell office:value-type="float" office:value="511.71" calcext:value-type="float">
            <text:p>511.7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727.15" calcext:value-type="float">
            <text:p>1727.15</text:p>
          </table:table-cell>
          <table:table-cell office:value-type="float" office:value="424.747" calcext:value-type="float">
            <text:p>424.74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91.676" calcext:value-type="float">
            <text:p>91.676</text:p>
          </table:table-cell>
          <table:table-cell office:value-type="float" office:value="412.801" calcext:value-type="float">
            <text:p>412.80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7332.04" calcext:value-type="float">
            <text:p>7332.04</text:p>
          </table:table-cell>
          <table:table-cell office:value-type="float" office:value="372.427" calcext:value-type="float">
            <text:p>372.42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1712.18" calcext:value-type="float">
            <text:p>1712.18</text:p>
          </table:table-cell>
          <table:table-cell office:value-type="float" office:value="433.324" calcext:value-type="float">
            <text:p>433.32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359.73" calcext:value-type="float">
            <text:p>3359.73</text:p>
          </table:table-cell>
          <table:table-cell office:value-type="float" office:value="388.628" calcext:value-type="float">
            <text:p>388.62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1298.64" calcext:value-type="float">
            <text:p>1298.64</text:p>
          </table:table-cell>
          <table:table-cell office:value-type="float" office:value="382.803" calcext:value-type="float">
            <text:p>382.80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715.599" calcext:value-type="float">
            <text:p>715.599</text:p>
          </table:table-cell>
          <table:table-cell office:value-type="float" office:value="423.782" calcext:value-type="float">
            <text:p>423.78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629.21" calcext:value-type="float">
            <text:p>3629.21</text:p>
          </table:table-cell>
          <table:table-cell office:value-type="float" office:value="367.735" calcext:value-type="float">
            <text:p>367.73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91.185" calcext:value-type="float">
            <text:p>291.185</text:p>
          </table:table-cell>
          <table:table-cell office:value-type="float" office:value="350.641" calcext:value-type="float">
            <text:p>350.64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84.661" calcext:value-type="float">
            <text:p>84.661</text:p>
          </table:table-cell>
          <table:table-cell office:value-type="float" office:value="351.12" calcext:value-type="float">
            <text:p>351.1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63.759" calcext:value-type="float">
            <text:p>363.759</text:p>
          </table:table-cell>
          <table:table-cell office:value-type="float" office:value="385.147" calcext:value-type="float">
            <text:p>385.14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137.46" calcext:value-type="float">
            <text:p>137.46</text:p>
          </table:table-cell>
          <table:table-cell office:value-type="float" office:value="485.187" calcext:value-type="float">
            <text:p>485.18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61.717" calcext:value-type="float">
            <text:p>61.717</text:p>
          </table:table-cell>
          <table:table-cell office:value-type="float" office:value="392.441" calcext:value-type="float">
            <text:p>392.44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4.201" calcext:value-type="float">
            <text:p>4.201</text:p>
          </table:table-cell>
          <table:table-cell office:value-type="float" office:value="410.537" calcext:value-type="float">
            <text:p>410.53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94.577" calcext:value-type="float">
            <text:p>94.577</text:p>
          </table:table-cell>
          <table:table-cell office:value-type="float" office:value="420.108" calcext:value-type="float">
            <text:p>420.10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18.041" calcext:value-type="float">
            <text:p>18.041</text:p>
          </table:table-cell>
          <table:table-cell office:value-type="float" office:value="369.479" calcext:value-type="float">
            <text:p>369.47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1267.49" calcext:value-type="float">
            <text:p>1267.49</text:p>
          </table:table-cell>
          <table:table-cell office:value-type="float" office:value="415.128" calcext:value-type="float">
            <text:p>415.12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618.51" calcext:value-type="float">
            <text:p>3618.51</text:p>
          </table:table-cell>
          <table:table-cell office:value-type="float" office:value="372.985" calcext:value-type="float">
            <text:p>372.9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81.175" calcext:value-type="float">
            <text:p>81.175</text:p>
          </table:table-cell>
          <table:table-cell office:value-type="float" office:value="424.632" calcext:value-type="float">
            <text:p>424.63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1656.23" calcext:value-type="float">
            <text:p>1656.23</text:p>
          </table:table-cell>
          <table:table-cell office:value-type="float" office:value="411.91" calcext:value-type="float">
            <text:p>411.9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63.389" calcext:value-type="float">
            <text:p>263.389</text:p>
          </table:table-cell>
          <table:table-cell office:value-type="float" office:value="371.619" calcext:value-type="float">
            <text:p>371.61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81.369" calcext:value-type="float">
            <text:p>81.369</text:p>
          </table:table-cell>
          <table:table-cell office:value-type="float" office:value="388.396" calcext:value-type="float">
            <text:p>388.39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603.884" calcext:value-type="float">
            <text:p>603.884</text:p>
          </table:table-cell>
          <table:table-cell office:value-type="float" office:value="456.4" calcext:value-type="float">
            <text:p>456.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6.488" calcext:value-type="float">
            <text:p>6.488</text:p>
          </table:table-cell>
          <table:table-cell office:value-type="float" office:value="369.023" calcext:value-type="float">
            <text:p>369.02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90.289" calcext:value-type="float">
            <text:p>90.289</text:p>
          </table:table-cell>
          <table:table-cell office:value-type="float" office:value="425.081" calcext:value-type="float">
            <text:p>425.08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80.115" calcext:value-type="float">
            <text:p>80.115</text:p>
          </table:table-cell>
          <table:table-cell office:value-type="float" office:value="347.846" calcext:value-type="float">
            <text:p>347.84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414.013" calcext:value-type="float">
            <text:p>414.013</text:p>
          </table:table-cell>
          <table:table-cell office:value-type="float" office:value="331.094" calcext:value-type="float">
            <text:p>331.09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1213.96" calcext:value-type="float">
            <text:p>1213.96</text:p>
          </table:table-cell>
          <table:table-cell office:value-type="float" office:value="379.874" calcext:value-type="float">
            <text:p>379.87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23.03" calcext:value-type="float">
            <text:p>223.03</text:p>
          </table:table-cell>
          <table:table-cell office:value-type="float" office:value="414.29" calcext:value-type="float">
            <text:p>414.2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449.217" calcext:value-type="float">
            <text:p>449.217</text:p>
          </table:table-cell>
          <table:table-cell office:value-type="float" office:value="385.417" calcext:value-type="float">
            <text:p>385.41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79.519" calcext:value-type="float">
            <text:p>79.519</text:p>
          </table:table-cell>
          <table:table-cell office:value-type="float" office:value="379.713" calcext:value-type="float">
            <text:p>379.71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78.387" calcext:value-type="float">
            <text:p>78.387</text:p>
          </table:table-cell>
          <table:table-cell office:value-type="float" office:value="411.388" calcext:value-type="float">
            <text:p>411.3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4177.92" calcext:value-type="float">
            <text:p>4177.92</text:p>
          </table:table-cell>
          <table:table-cell office:value-type="float" office:value="373.162" calcext:value-type="float">
            <text:p>373.16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15.228" calcext:value-type="float">
            <text:p>15.228</text:p>
          </table:table-cell>
          <table:table-cell office:value-type="float" office:value="334.507" calcext:value-type="float">
            <text:p>334.50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113.585" calcext:value-type="float">
            <text:p>113.585</text:p>
          </table:table-cell>
          <table:table-cell office:value-type="float" office:value="394.288" calcext:value-type="float">
            <text:p>394.2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431.953" calcext:value-type="float">
            <text:p>431.953</text:p>
          </table:table-cell>
          <table:table-cell office:value-type="float" office:value="418.809" calcext:value-type="float">
            <text:p>418.80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106.142" calcext:value-type="float">
            <text:p>106.142</text:p>
          </table:table-cell>
          <table:table-cell office:value-type="float" office:value="396.28" calcext:value-type="float">
            <text:p>396.2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99.225" calcext:value-type="float">
            <text:p>299.225</text:p>
          </table:table-cell>
          <table:table-cell office:value-type="float" office:value="390.878" calcext:value-type="float">
            <text:p>390.87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4.732" calcext:value-type="float">
            <text:p>4.732</text:p>
          </table:table-cell>
          <table:table-cell office:value-type="float" office:value="389.322" calcext:value-type="float">
            <text:p>389.32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48.347" calcext:value-type="float">
            <text:p>248.347</text:p>
          </table:table-cell>
          <table:table-cell office:value-type="float" office:value="378.094" calcext:value-type="float">
            <text:p>378.09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456.18" calcext:value-type="float">
            <text:p>2456.18</text:p>
          </table:table-cell>
          <table:table-cell office:value-type="float" office:value="432.738" calcext:value-type="float">
            <text:p>432.73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31.098" calcext:value-type="float">
            <text:p>231.098</text:p>
          </table:table-cell>
          <table:table-cell office:value-type="float" office:value="433.538" calcext:value-type="float">
            <text:p>433.53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17.383" calcext:value-type="float">
            <text:p>217.383</text:p>
          </table:table-cell>
          <table:table-cell office:value-type="float" office:value="457.735" calcext:value-type="float">
            <text:p>457.73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870.28" calcext:value-type="float">
            <text:p>2870.28</text:p>
          </table:table-cell>
          <table:table-cell office:value-type="float" office:value="371.849" calcext:value-type="float">
            <text:p>371.84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33.51" calcext:value-type="float">
            <text:p>233.51</text:p>
          </table:table-cell>
          <table:table-cell office:value-type="float" office:value="416.536" calcext:value-type="float">
            <text:p>416.53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04.615" calcext:value-type="float">
            <text:p>204.615</text:p>
          </table:table-cell>
          <table:table-cell office:value-type="float" office:value="356.688" calcext:value-type="float">
            <text:p>356.6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49.399" calcext:value-type="float">
            <text:p>49.399</text:p>
          </table:table-cell>
          <table:table-cell office:value-type="float" office:value="401.935" calcext:value-type="float">
            <text:p>401.93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829.752" calcext:value-type="float">
            <text:p>829.752</text:p>
          </table:table-cell>
          <table:table-cell office:value-type="float" office:value="466.795" calcext:value-type="float">
            <text:p>466.79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915.396" calcext:value-type="float">
            <text:p>915.396</text:p>
          </table:table-cell>
          <table:table-cell office:value-type="float" office:value="392.043" calcext:value-type="float">
            <text:p>392.04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61.091" calcext:value-type="float">
            <text:p>61.091</text:p>
          </table:table-cell>
          <table:table-cell office:value-type="float" office:value="357.36" calcext:value-type="float">
            <text:p>357.3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14.781" calcext:value-type="float">
            <text:p>14.781</text:p>
          </table:table-cell>
          <table:table-cell office:value-type="float" office:value="385.788" calcext:value-type="float">
            <text:p>385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179.406" calcext:value-type="float">
            <text:p>179.406</text:p>
          </table:table-cell>
          <table:table-cell office:value-type="float" office:value="367.686" calcext:value-type="float">
            <text:p>367.68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15.368" calcext:value-type="float">
            <text:p>15.368</text:p>
          </table:table-cell>
          <table:table-cell office:value-type="float" office:value="363.018" calcext:value-type="float">
            <text:p>363.01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22.964" calcext:value-type="float">
            <text:p>222.964</text:p>
          </table:table-cell>
          <table:table-cell office:value-type="float" office:value="385.781" calcext:value-type="float">
            <text:p>385.78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746.212" calcext:value-type="float">
            <text:p>746.212</text:p>
          </table:table-cell>
          <table:table-cell office:value-type="float" office:value="407.442" calcext:value-type="float">
            <text:p>407.44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1392.13" calcext:value-type="float">
            <text:p>1392.13</text:p>
          </table:table-cell>
          <table:table-cell office:value-type="float" office:value="433.803" calcext:value-type="float">
            <text:p>433.80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964.496" calcext:value-type="float">
            <text:p>964.496</text:p>
          </table:table-cell>
          <table:table-cell office:value-type="float" office:value="393.989" calcext:value-type="float">
            <text:p>393.98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793.841" calcext:value-type="float">
            <text:p>793.841</text:p>
          </table:table-cell>
          <table:table-cell office:value-type="float" office:value="350.91" calcext:value-type="float">
            <text:p>350.9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174.935" calcext:value-type="float">
            <text:p>174.935</text:p>
          </table:table-cell>
          <table:table-cell office:value-type="float" office:value="385.441" calcext:value-type="float">
            <text:p>385.44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826.362" calcext:value-type="float">
            <text:p>826.362</text:p>
          </table:table-cell>
          <table:table-cell office:value-type="float" office:value="391.14" calcext:value-type="float">
            <text:p>391.1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1157.01" calcext:value-type="float">
            <text:p>1157.01</text:p>
          </table:table-cell>
          <table:table-cell office:value-type="float" office:value="377.087" calcext:value-type="float">
            <text:p>377.08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123.288" calcext:value-type="float">
            <text:p>123.288</text:p>
          </table:table-cell>
          <table:table-cell office:value-type="float" office:value="384.908" calcext:value-type="float">
            <text:p>384.90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41.617" calcext:value-type="float">
            <text:p>41.617</text:p>
          </table:table-cell>
          <table:table-cell office:value-type="float" office:value="478.12" calcext:value-type="float">
            <text:p>478.1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20.085" calcext:value-type="float">
            <text:p>320.085</text:p>
          </table:table-cell>
          <table:table-cell office:value-type="float" office:value="336.843" calcext:value-type="float">
            <text:p>336.84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870.691" calcext:value-type="float">
            <text:p>870.691</text:p>
          </table:table-cell>
          <table:table-cell office:value-type="float" office:value="451.374" calcext:value-type="float">
            <text:p>451.37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117.813" calcext:value-type="float">
            <text:p>117.813</text:p>
          </table:table-cell>
          <table:table-cell office:value-type="float" office:value="404.077" calcext:value-type="float">
            <text:p>404.07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4737.16" calcext:value-type="float">
            <text:p>4737.16</text:p>
          </table:table-cell>
          <table:table-cell office:value-type="float" office:value="356.303" calcext:value-type="float">
            <text:p>356.30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179.504" calcext:value-type="float">
            <text:p>179.504</text:p>
          </table:table-cell>
          <table:table-cell office:value-type="float" office:value="408.856" calcext:value-type="float">
            <text:p>408.85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4744.35" calcext:value-type="float">
            <text:p>4744.35</text:p>
          </table:table-cell>
          <table:table-cell office:value-type="float" office:value="429.534" calcext:value-type="float">
            <text:p>429.53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14.867" calcext:value-type="float">
            <text:p>14.867</text:p>
          </table:table-cell>
          <table:table-cell office:value-type="float" office:value="417.505" calcext:value-type="float">
            <text:p>417.50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39.685" calcext:value-type="float">
            <text:p>339.685</text:p>
          </table:table-cell>
          <table:table-cell office:value-type="float" office:value="435.674" calcext:value-type="float">
            <text:p>435.67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63.118" calcext:value-type="float">
            <text:p>63.118</text:p>
          </table:table-cell>
          <table:table-cell office:value-type="float" office:value="405.68" calcext:value-type="float">
            <text:p>405.6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59.981" calcext:value-type="float">
            <text:p>59.981</text:p>
          </table:table-cell>
          <table:table-cell office:value-type="float" office:value="395.345" calcext:value-type="float">
            <text:p>395.34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442.28" calcext:value-type="float">
            <text:p>442.28</text:p>
          </table:table-cell>
          <table:table-cell office:value-type="float" office:value="413.191" calcext:value-type="float">
            <text:p>413.19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1.76" calcext:value-type="float">
            <text:p>21.76</text:p>
          </table:table-cell>
          <table:table-cell office:value-type="float" office:value="380.137" calcext:value-type="float">
            <text:p>380.13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824.233" calcext:value-type="float">
            <text:p>824.233</text:p>
          </table:table-cell>
          <table:table-cell office:value-type="float" office:value="377.465" calcext:value-type="float">
            <text:p>377.46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65.861" calcext:value-type="float">
            <text:p>365.861</text:p>
          </table:table-cell>
          <table:table-cell office:value-type="float" office:value="400.111" calcext:value-type="float">
            <text:p>400.11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85.745" calcext:value-type="float">
            <text:p>85.745</text:p>
          </table:table-cell>
          <table:table-cell office:value-type="float" office:value="362.544" calcext:value-type="float">
            <text:p>362.5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1369" calcext:value-type="float">
            <text:p>1369</text:p>
          </table:table-cell>
          <table:table-cell office:value-type="float" office:value="334.251" calcext:value-type="float">
            <text:p>334.25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767.881" calcext:value-type="float">
            <text:p>767.881</text:p>
          </table:table-cell>
          <table:table-cell office:value-type="float" office:value="384.621" calcext:value-type="float">
            <text:p>384.62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1765.66" calcext:value-type="float">
            <text:p>1765.66</text:p>
          </table:table-cell>
          <table:table-cell office:value-type="float" office:value="347.729" calcext:value-type="float">
            <text:p>347.72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402.611" calcext:value-type="float">
            <text:p>402.611</text:p>
          </table:table-cell>
          <table:table-cell office:value-type="float" office:value="423.905" calcext:value-type="float">
            <text:p>423.90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4.712" calcext:value-type="float">
            <text:p>4.712</text:p>
          </table:table-cell>
          <table:table-cell office:value-type="float" office:value="379.846" calcext:value-type="float">
            <text:p>379.84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114.578" calcext:value-type="float">
            <text:p>114.578</text:p>
          </table:table-cell>
          <table:table-cell office:value-type="float" office:value="425.33" calcext:value-type="float">
            <text:p>425.3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86.019" calcext:value-type="float">
            <text:p>86.019</text:p>
          </table:table-cell>
          <table:table-cell office:value-type="float" office:value="349.845" calcext:value-type="float">
            <text:p>349.84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9.977" calcext:value-type="float">
            <text:p>39.977</text:p>
          </table:table-cell>
          <table:table-cell office:value-type="float" office:value="365.67" calcext:value-type="float">
            <text:p>365.6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1850.01" calcext:value-type="float">
            <text:p>1850.01</text:p>
          </table:table-cell>
          <table:table-cell office:value-type="float" office:value="408.843" calcext:value-type="float">
            <text:p>408.84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115.926" calcext:value-type="float">
            <text:p>115.926</text:p>
          </table:table-cell>
          <table:table-cell office:value-type="float" office:value="402.522" calcext:value-type="float">
            <text:p>402.52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40.361" calcext:value-type="float">
            <text:p>340.361</text:p>
          </table:table-cell>
          <table:table-cell office:value-type="float" office:value="437.844" calcext:value-type="float">
            <text:p>437.8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1.451" calcext:value-type="float">
            <text:p>1.451</text:p>
          </table:table-cell>
          <table:table-cell office:value-type="float" office:value="345.364" calcext:value-type="float">
            <text:p>345.36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340.88" calcext:value-type="float">
            <text:p>3340.88</text:p>
          </table:table-cell>
          <table:table-cell office:value-type="float" office:value="385.449" calcext:value-type="float">
            <text:p>385.44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100.169" calcext:value-type="float">
            <text:p>100.169</text:p>
          </table:table-cell>
          <table:table-cell office:value-type="float" office:value="387.903" calcext:value-type="float">
            <text:p>387.90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125.073" calcext:value-type="float">
            <text:p>125.073</text:p>
          </table:table-cell>
          <table:table-cell office:value-type="float" office:value="415.819" calcext:value-type="float">
            <text:p>415.81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23.454" calcext:value-type="float">
            <text:p>223.454</text:p>
          </table:table-cell>
          <table:table-cell office:value-type="float" office:value="421.602" calcext:value-type="float">
            <text:p>421.60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.407" calcext:value-type="float">
            <text:p>2.407</text:p>
          </table:table-cell>
          <table:table-cell office:value-type="float" office:value="447.308" calcext:value-type="float">
            <text:p>447.30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98.138" calcext:value-type="float">
            <text:p>298.138</text:p>
          </table:table-cell>
          <table:table-cell office:value-type="float" office:value="423.237" calcext:value-type="float">
            <text:p>423.23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34.832" calcext:value-type="float">
            <text:p>334.832</text:p>
          </table:table-cell>
          <table:table-cell office:value-type="float" office:value="409.164" calcext:value-type="float">
            <text:p>409.16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420.338" calcext:value-type="float">
            <text:p>420.338</text:p>
          </table:table-cell>
          <table:table-cell office:value-type="float" office:value="379.889" calcext:value-type="float">
            <text:p>379.88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4598.29" calcext:value-type="float">
            <text:p>4598.29</text:p>
          </table:table-cell>
          <table:table-cell office:value-type="float" office:value="470.546" calcext:value-type="float">
            <text:p>470.54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3.82" calcext:value-type="float">
            <text:p>33.82</text:p>
          </table:table-cell>
          <table:table-cell office:value-type="float" office:value="380.363" calcext:value-type="float">
            <text:p>380.36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1542.14" calcext:value-type="float">
            <text:p>1542.14</text:p>
          </table:table-cell>
          <table:table-cell office:value-type="float" office:value="378.477" calcext:value-type="float">
            <text:p>378.47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1254.01" calcext:value-type="float">
            <text:p>1254.01</text:p>
          </table:table-cell>
          <table:table-cell office:value-type="float" office:value="399.01" calcext:value-type="float">
            <text:p>399.0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42.231" calcext:value-type="float">
            <text:p>42.231</text:p>
          </table:table-cell>
          <table:table-cell office:value-type="float" office:value="413.663" calcext:value-type="float">
            <text:p>413.66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9.924" calcext:value-type="float">
            <text:p>39.924</text:p>
          </table:table-cell>
          <table:table-cell office:value-type="float" office:value="409.706" calcext:value-type="float">
            <text:p>409.70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14.627" calcext:value-type="float">
            <text:p>214.627</text:p>
          </table:table-cell>
          <table:table-cell office:value-type="float" office:value="414.706" calcext:value-type="float">
            <text:p>414.70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7898.7" calcext:value-type="float">
            <text:p>7898.7</text:p>
          </table:table-cell>
          <table:table-cell office:value-type="float" office:value="452.033" calcext:value-type="float">
            <text:p>452.03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60.075" calcext:value-type="float">
            <text:p>160.075</text:p>
          </table:table-cell>
          <table:table-cell office:value-type="float" office:value="485.298" calcext:value-type="float">
            <text:p>485.29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220.12" calcext:value-type="float">
            <text:p>3220.12</text:p>
          </table:table-cell>
          <table:table-cell office:value-type="float" office:value="552.14" calcext:value-type="float">
            <text:p>552.1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643.214" calcext:value-type="float">
            <text:p>643.214</text:p>
          </table:table-cell>
          <table:table-cell office:value-type="float" office:value="497.204" calcext:value-type="float">
            <text:p>497.2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358.89" calcext:value-type="float">
            <text:p>2358.89</text:p>
          </table:table-cell>
          <table:table-cell office:value-type="float" office:value="644.143" calcext:value-type="float">
            <text:p>644.14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578.296" calcext:value-type="float">
            <text:p>578.296</text:p>
          </table:table-cell>
          <table:table-cell office:value-type="float" office:value="494.416" calcext:value-type="float">
            <text:p>494.41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268.76" calcext:value-type="float">
            <text:p>3268.76</text:p>
          </table:table-cell>
          <table:table-cell office:value-type="float" office:value="610.248" calcext:value-type="float">
            <text:p>610.24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243.88" calcext:value-type="float">
            <text:p>1243.88</text:p>
          </table:table-cell>
          <table:table-cell office:value-type="float" office:value="531.627" calcext:value-type="float">
            <text:p>531.62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30.234" calcext:value-type="float">
            <text:p>130.234</text:p>
          </table:table-cell>
          <table:table-cell office:value-type="float" office:value="526.304" calcext:value-type="float">
            <text:p>526.3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5551.53" calcext:value-type="float">
            <text:p>5551.53</text:p>
          </table:table-cell>
          <table:table-cell office:value-type="float" office:value="616.43" calcext:value-type="float">
            <text:p>616.4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996.612" calcext:value-type="float">
            <text:p>996.612</text:p>
          </table:table-cell>
          <table:table-cell office:value-type="float" office:value="519.522" calcext:value-type="float">
            <text:p>519.52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0773.7" calcext:value-type="float">
            <text:p>10773.7</text:p>
          </table:table-cell>
          <table:table-cell office:value-type="float" office:value="623.72" calcext:value-type="float">
            <text:p>623.7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343.36" calcext:value-type="float">
            <text:p>2343.36</text:p>
          </table:table-cell>
          <table:table-cell office:value-type="float" office:value="558.954" calcext:value-type="float">
            <text:p>558.95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2513.7" calcext:value-type="float">
            <text:p>12513.7</text:p>
          </table:table-cell>
          <table:table-cell office:value-type="float" office:value="653.48" calcext:value-type="float">
            <text:p>653.4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458.823" calcext:value-type="float">
            <text:p>458.823</text:p>
          </table:table-cell>
          <table:table-cell office:value-type="float" office:value="511.928" calcext:value-type="float">
            <text:p>511.92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950.74" calcext:value-type="float">
            <text:p>2950.74</text:p>
          </table:table-cell>
          <table:table-cell office:value-type="float" office:value="513.611" calcext:value-type="float">
            <text:p>513.61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34.965" calcext:value-type="float">
            <text:p>234.965</text:p>
          </table:table-cell>
          <table:table-cell office:value-type="float" office:value="514.662" calcext:value-type="float">
            <text:p>514.66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576.45" calcext:value-type="float">
            <text:p>576.45</text:p>
          </table:table-cell>
          <table:table-cell office:value-type="float" office:value="551.499" calcext:value-type="float">
            <text:p>551.49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5587" calcext:value-type="float">
            <text:p>25587</text:p>
          </table:table-cell>
          <table:table-cell office:value-type="float" office:value="471.376" calcext:value-type="float">
            <text:p>471.37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255.89" calcext:value-type="float">
            <text:p>1255.89</text:p>
          </table:table-cell>
          <table:table-cell office:value-type="float" office:value="652.753" calcext:value-type="float">
            <text:p>652.75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037.88" calcext:value-type="float">
            <text:p>1037.88</text:p>
          </table:table-cell>
          <table:table-cell office:value-type="float" office:value="505.122" calcext:value-type="float">
            <text:p>505.12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741.238" calcext:value-type="float">
            <text:p>741.238</text:p>
          </table:table-cell>
          <table:table-cell office:value-type="float" office:value="515.324" calcext:value-type="float">
            <text:p>515.32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0580.3" calcext:value-type="float">
            <text:p>10580.3</text:p>
          </table:table-cell>
          <table:table-cell office:value-type="float" office:value="508.797" calcext:value-type="float">
            <text:p>508.79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112.99" calcext:value-type="float">
            <text:p>1112.99</text:p>
          </table:table-cell>
          <table:table-cell office:value-type="float" office:value="579.304" calcext:value-type="float">
            <text:p>579.3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642.897" calcext:value-type="float">
            <text:p>642.897</text:p>
          </table:table-cell>
          <table:table-cell office:value-type="float" office:value="622.993" calcext:value-type="float">
            <text:p>622.99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114.54" calcext:value-type="float">
            <text:p>2114.54</text:p>
          </table:table-cell>
          <table:table-cell office:value-type="float" office:value="482.778" calcext:value-type="float">
            <text:p>482.77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584.374" calcext:value-type="float">
            <text:p>584.374</text:p>
          </table:table-cell>
          <table:table-cell office:value-type="float" office:value="592.942" calcext:value-type="float">
            <text:p>592.94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552.05" calcext:value-type="float">
            <text:p>3552.05</text:p>
          </table:table-cell>
          <table:table-cell office:value-type="float" office:value="535.435" calcext:value-type="float">
            <text:p>535.43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73.49" calcext:value-type="float">
            <text:p>173.49</text:p>
          </table:table-cell>
          <table:table-cell office:value-type="float" office:value="558.439" calcext:value-type="float">
            <text:p>558.43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601.28" calcext:value-type="float">
            <text:p>1601.28</text:p>
          </table:table-cell>
          <table:table-cell office:value-type="float" office:value="601.985" calcext:value-type="float">
            <text:p>601.9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6071.69" calcext:value-type="float">
            <text:p>6071.69</text:p>
          </table:table-cell>
          <table:table-cell office:value-type="float" office:value="606.91" calcext:value-type="float">
            <text:p>606.9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471.78" calcext:value-type="float">
            <text:p>2471.78</text:p>
          </table:table-cell>
          <table:table-cell office:value-type="float" office:value="587.909" calcext:value-type="float">
            <text:p>587.90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304.52" calcext:value-type="float">
            <text:p>1304.52</text:p>
          </table:table-cell>
          <table:table-cell office:value-type="float" office:value="705.371" calcext:value-type="float">
            <text:p>705.37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876.292" calcext:value-type="float">
            <text:p>876.292</text:p>
          </table:table-cell>
          <table:table-cell office:value-type="float" office:value="623.335" calcext:value-type="float">
            <text:p>623.33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014.62" calcext:value-type="float">
            <text:p>3014.62</text:p>
          </table:table-cell>
          <table:table-cell office:value-type="float" office:value="566.845" calcext:value-type="float">
            <text:p>566.84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563.57" calcext:value-type="float">
            <text:p>1563.57</text:p>
          </table:table-cell>
          <table:table-cell office:value-type="float" office:value="471.518" calcext:value-type="float">
            <text:p>471.51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983.11" calcext:value-type="float">
            <text:p>2983.11</text:p>
          </table:table-cell>
          <table:table-cell office:value-type="float" office:value="534.749" calcext:value-type="float">
            <text:p>534.74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085.11" calcext:value-type="float">
            <text:p>2085.11</text:p>
          </table:table-cell>
          <table:table-cell office:value-type="float" office:value="591.022" calcext:value-type="float">
            <text:p>591.02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41.796" calcext:value-type="float">
            <text:p>141.796</text:p>
          </table:table-cell>
          <table:table-cell office:value-type="float" office:value="463.919" calcext:value-type="float">
            <text:p>463.91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4.821" calcext:value-type="float">
            <text:p>34.821</text:p>
          </table:table-cell>
          <table:table-cell office:value-type="float" office:value="502.155" calcext:value-type="float">
            <text:p>502.15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18.844" calcext:value-type="float">
            <text:p>118.844</text:p>
          </table:table-cell>
          <table:table-cell office:value-type="float" office:value="503.342" calcext:value-type="float">
            <text:p>503.34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701.56" calcext:value-type="float">
            <text:p>2701.56</text:p>
          </table:table-cell>
          <table:table-cell office:value-type="float" office:value="828.64" calcext:value-type="float">
            <text:p>828.6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5235.11" calcext:value-type="float">
            <text:p>5235.11</text:p>
          </table:table-cell>
          <table:table-cell office:value-type="float" office:value="581.992" calcext:value-type="float">
            <text:p>581.99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540.539" calcext:value-type="float">
            <text:p>540.539</text:p>
          </table:table-cell>
          <table:table-cell office:value-type="float" office:value="494.63" calcext:value-type="float">
            <text:p>494.6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4009.59" calcext:value-type="float">
            <text:p>4009.59</text:p>
          </table:table-cell>
          <table:table-cell office:value-type="float" office:value="454.083" calcext:value-type="float">
            <text:p>454.08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5661.59" calcext:value-type="float">
            <text:p>5661.59</text:p>
          </table:table-cell>
          <table:table-cell office:value-type="float" office:value="579.829" calcext:value-type="float">
            <text:p>579.82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027.5" calcext:value-type="float">
            <text:p>2027.5</text:p>
          </table:table-cell>
          <table:table-cell office:value-type="float" office:value="523.437" calcext:value-type="float">
            <text:p>523.43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5500" calcext:value-type="float">
            <text:p>15500</text:p>
          </table:table-cell>
          <table:table-cell office:value-type="float" office:value="621.213" calcext:value-type="float">
            <text:p>621.21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395.1" calcext:value-type="float">
            <text:p>3395.1</text:p>
          </table:table-cell>
          <table:table-cell office:value-type="float" office:value="673.656" calcext:value-type="float">
            <text:p>673.65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406.671" calcext:value-type="float">
            <text:p>406.671</text:p>
          </table:table-cell>
          <table:table-cell office:value-type="float" office:value="564.835" calcext:value-type="float">
            <text:p>564.83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883.79" calcext:value-type="float">
            <text:p>1883.79</text:p>
          </table:table-cell>
          <table:table-cell office:value-type="float" office:value="572.316" calcext:value-type="float">
            <text:p>572.31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5.482" calcext:value-type="float">
            <text:p>5.482</text:p>
          </table:table-cell>
          <table:table-cell office:value-type="float" office:value="453.924" calcext:value-type="float">
            <text:p>453.92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630.904" calcext:value-type="float">
            <text:p>630.904</text:p>
          </table:table-cell>
          <table:table-cell office:value-type="float" office:value="497.979" calcext:value-type="float">
            <text:p>497.97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998.12" calcext:value-type="float">
            <text:p>1998.12</text:p>
          </table:table-cell>
          <table:table-cell office:value-type="float" office:value="498.253" calcext:value-type="float">
            <text:p>498.25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4156.02" calcext:value-type="float">
            <text:p>4156.02</text:p>
          </table:table-cell>
          <table:table-cell office:value-type="float" office:value="566.458" calcext:value-type="float">
            <text:p>566.45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532.73" calcext:value-type="float">
            <text:p>2532.73</text:p>
          </table:table-cell>
          <table:table-cell office:value-type="float" office:value="561.797" calcext:value-type="float">
            <text:p>561.79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4778.88" calcext:value-type="float">
            <text:p>4778.88</text:p>
          </table:table-cell>
          <table:table-cell office:value-type="float" office:value="487.752" calcext:value-type="float">
            <text:p>487.75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4004.9" calcext:value-type="float">
            <text:p>4004.9</text:p>
          </table:table-cell>
          <table:table-cell office:value-type="float" office:value="568.24" calcext:value-type="float">
            <text:p>568.2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8483.2" calcext:value-type="float">
            <text:p>18483.2</text:p>
          </table:table-cell>
          <table:table-cell office:value-type="float" office:value="544.584" calcext:value-type="float">
            <text:p>544.58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5740.36" calcext:value-type="float">
            <text:p>5740.36</text:p>
          </table:table-cell>
          <table:table-cell office:value-type="float" office:value="510.562" calcext:value-type="float">
            <text:p>510.56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266.44" calcext:value-type="float">
            <text:p>1266.44</text:p>
          </table:table-cell>
          <table:table-cell office:value-type="float" office:value="578.428" calcext:value-type="float">
            <text:p>578.42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122.3" calcext:value-type="float">
            <text:p>2122.3</text:p>
          </table:table-cell>
          <table:table-cell office:value-type="float" office:value="538.566" calcext:value-type="float">
            <text:p>538.56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8875.13" calcext:value-type="float">
            <text:p>8875.13</text:p>
          </table:table-cell>
          <table:table-cell office:value-type="float" office:value="828.991" calcext:value-type="float">
            <text:p>828.99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52.526" calcext:value-type="float">
            <text:p>52.526</text:p>
          </table:table-cell>
          <table:table-cell office:value-type="float" office:value="469.637" calcext:value-type="float">
            <text:p>469.63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7867.8" calcext:value-type="float">
            <text:p>7867.8</text:p>
          </table:table-cell>
          <table:table-cell office:value-type="float" office:value="544.529" calcext:value-type="float">
            <text:p>544.52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923.84" calcext:value-type="float">
            <text:p>3923.84</text:p>
          </table:table-cell>
          <table:table-cell office:value-type="float" office:value="557.217" calcext:value-type="float">
            <text:p>557.21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505.57" calcext:value-type="float">
            <text:p>1505.57</text:p>
          </table:table-cell>
          <table:table-cell office:value-type="float" office:value="467.895" calcext:value-type="float">
            <text:p>467.89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34.098" calcext:value-type="float">
            <text:p>134.098</text:p>
          </table:table-cell>
          <table:table-cell office:value-type="float" office:value="506.224" calcext:value-type="float">
            <text:p>506.22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6415.37" calcext:value-type="float">
            <text:p>6415.37</text:p>
          </table:table-cell>
          <table:table-cell office:value-type="float" office:value="570.889" calcext:value-type="float">
            <text:p>570.88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832.28" calcext:value-type="float">
            <text:p>1832.28</text:p>
          </table:table-cell>
          <table:table-cell office:value-type="float" office:value="552.053" calcext:value-type="float">
            <text:p>552.05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952.41" calcext:value-type="float">
            <text:p>2952.41</text:p>
          </table:table-cell>
          <table:table-cell office:value-type="float" office:value="625.921" calcext:value-type="float">
            <text:p>625.92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068.22" calcext:value-type="float">
            <text:p>3068.22</text:p>
          </table:table-cell>
          <table:table-cell office:value-type="float" office:value="587.44" calcext:value-type="float">
            <text:p>587.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729.86" calcext:value-type="float">
            <text:p>2729.86</text:p>
          </table:table-cell>
          <table:table-cell office:value-type="float" office:value="609.392" calcext:value-type="float">
            <text:p>609.39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23.018" calcext:value-type="float">
            <text:p>123.018</text:p>
          </table:table-cell>
          <table:table-cell office:value-type="float" office:value="475.825" calcext:value-type="float">
            <text:p>475.82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4095.7" calcext:value-type="float">
            <text:p>14095.7</text:p>
          </table:table-cell>
          <table:table-cell office:value-type="float" office:value="551.775" calcext:value-type="float">
            <text:p>551.7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9.973" calcext:value-type="float">
            <text:p>9.973</text:p>
          </table:table-cell>
          <table:table-cell office:value-type="float" office:value="501.971" calcext:value-type="float">
            <text:p>501.97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6215.6" calcext:value-type="float">
            <text:p>6215.6</text:p>
          </table:table-cell>
          <table:table-cell office:value-type="float" office:value="486.484" calcext:value-type="float">
            <text:p>486.48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1056.3" calcext:value-type="float">
            <text:p>11056.3</text:p>
          </table:table-cell>
          <table:table-cell office:value-type="float" office:value="562.142" calcext:value-type="float">
            <text:p>562.14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231.21" calcext:value-type="float">
            <text:p>1231.21</text:p>
          </table:table-cell>
          <table:table-cell office:value-type="float" office:value="534.292" calcext:value-type="float">
            <text:p>534.29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151.47" calcext:value-type="float">
            <text:p>1151.47</text:p>
          </table:table-cell>
          <table:table-cell office:value-type="float" office:value="549.964" calcext:value-type="float">
            <text:p>549.96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617.113" calcext:value-type="float">
            <text:p>617.113</text:p>
          </table:table-cell>
          <table:table-cell office:value-type="float" office:value="518.633" calcext:value-type="float">
            <text:p>518.63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362.15" calcext:value-type="float">
            <text:p>3362.15</text:p>
          </table:table-cell>
          <table:table-cell office:value-type="float" office:value="666.879" calcext:value-type="float">
            <text:p>666.87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418.71" calcext:value-type="float">
            <text:p>3418.71</text:p>
          </table:table-cell>
          <table:table-cell office:value-type="float" office:value="497.292" calcext:value-type="float">
            <text:p>497.29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430.196" calcext:value-type="float">
            <text:p>430.196</text:p>
          </table:table-cell>
          <table:table-cell office:value-type="float" office:value="504.043" calcext:value-type="float">
            <text:p>504.04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895.66" calcext:value-type="float">
            <text:p>2895.66</text:p>
          </table:table-cell>
          <table:table-cell office:value-type="float" office:value="605.565" calcext:value-type="float">
            <text:p>605.56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524.37" calcext:value-type="float">
            <text:p>1524.37</text:p>
          </table:table-cell>
          <table:table-cell office:value-type="float" office:value="649.842" calcext:value-type="float">
            <text:p>649.84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20.313" calcext:value-type="float">
            <text:p>320.313</text:p>
          </table:table-cell>
          <table:table-cell office:value-type="float" office:value="502.564" calcext:value-type="float">
            <text:p>502.56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717.2" calcext:value-type="float">
            <text:p>2717.2</text:p>
          </table:table-cell>
          <table:table-cell office:value-type="float" office:value="544.626" calcext:value-type="float">
            <text:p>544.62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889.796" calcext:value-type="float">
            <text:p>889.796</text:p>
          </table:table-cell>
          <table:table-cell office:value-type="float" office:value="597.44" calcext:value-type="float">
            <text:p>597.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382.22" calcext:value-type="float">
            <text:p>1382.22</text:p>
          </table:table-cell>
          <table:table-cell office:value-type="float" office:value="650.398" calcext:value-type="float">
            <text:p>650.39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2686.9" calcext:value-type="float">
            <text:p>12686.9</text:p>
          </table:table-cell>
          <table:table-cell office:value-type="float" office:value="662.997" calcext:value-type="float">
            <text:p>662.99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600.78" calcext:value-type="float">
            <text:p>1600.78</text:p>
          </table:table-cell>
          <table:table-cell office:value-type="float" office:value="590.212" calcext:value-type="float">
            <text:p>590.21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706.32" calcext:value-type="float">
            <text:p>3706.32</text:p>
          </table:table-cell>
          <table:table-cell office:value-type="float" office:value="586.335" calcext:value-type="float">
            <text:p>586.33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5707.72" calcext:value-type="float">
            <text:p>5707.72</text:p>
          </table:table-cell>
          <table:table-cell office:value-type="float" office:value="607.839" calcext:value-type="float">
            <text:p>607.83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00.969" calcext:value-type="float">
            <text:p>100.969</text:p>
          </table:table-cell>
          <table:table-cell office:value-type="float" office:value="500.365" calcext:value-type="float">
            <text:p>500.36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605.191" calcext:value-type="float">
            <text:p>605.191</text:p>
          </table:table-cell>
          <table:table-cell office:value-type="float" office:value="503.656" calcext:value-type="float">
            <text:p>503.65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65.419" calcext:value-type="float">
            <text:p>65.419</text:p>
          </table:table-cell>
          <table:table-cell office:value-type="float" office:value="580.819" calcext:value-type="float">
            <text:p>580.81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900.136" calcext:value-type="float">
            <text:p>900.136</text:p>
          </table:table-cell>
          <table:table-cell office:value-type="float" office:value="608.296" calcext:value-type="float">
            <text:p>608.29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5485.32" calcext:value-type="float">
            <text:p>5485.32</text:p>
          </table:table-cell>
          <table:table-cell office:value-type="float" office:value="524.45" calcext:value-type="float">
            <text:p>524.4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963.284" calcext:value-type="float">
            <text:p>963.284</text:p>
          </table:table-cell>
          <table:table-cell office:value-type="float" office:value="616.776" calcext:value-type="float">
            <text:p>616.77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79.777" calcext:value-type="float">
            <text:p>79.777</text:p>
          </table:table-cell>
          <table:table-cell office:value-type="float" office:value="317.668" calcext:value-type="float">
            <text:p>317.66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1023.29" calcext:value-type="float">
            <text:p>1023.29</text:p>
          </table:table-cell>
          <table:table-cell office:value-type="float" office:value="371.296" calcext:value-type="float">
            <text:p>371.29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.169" calcext:value-type="float">
            <text:p>2.169</text:p>
          </table:table-cell>
          <table:table-cell office:value-type="float" office:value="320.766" calcext:value-type="float">
            <text:p>320.76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115.178" calcext:value-type="float">
            <text:p>115.178</text:p>
          </table:table-cell>
          <table:table-cell office:value-type="float" office:value="326.125" calcext:value-type="float">
            <text:p>326.12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15.65" calcext:value-type="float">
            <text:p>15.65</text:p>
          </table:table-cell>
          <table:table-cell office:value-type="float" office:value="337.161" calcext:value-type="float">
            <text:p>337.16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436.326" calcext:value-type="float">
            <text:p>436.326</text:p>
          </table:table-cell>
          <table:table-cell office:value-type="float" office:value="499.596" calcext:value-type="float">
            <text:p>499.59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1230.32" calcext:value-type="float">
            <text:p>1230.32</text:p>
          </table:table-cell>
          <table:table-cell office:value-type="float" office:value="469.355" calcext:value-type="float">
            <text:p>469.35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.035" calcext:value-type="float">
            <text:p>3.035</text:p>
          </table:table-cell>
          <table:table-cell office:value-type="float" office:value="324.522" calcext:value-type="float">
            <text:p>324.52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44.419" calcext:value-type="float">
            <text:p>44.419</text:p>
          </table:table-cell>
          <table:table-cell office:value-type="float" office:value="358.936" calcext:value-type="float">
            <text:p>358.93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855.266" calcext:value-type="float">
            <text:p>855.266</text:p>
          </table:table-cell>
          <table:table-cell office:value-type="float" office:value="422.076" calcext:value-type="float">
            <text:p>422.07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4116.19" calcext:value-type="float">
            <text:p>4116.19</text:p>
          </table:table-cell>
          <table:table-cell office:value-type="float" office:value="337.957" calcext:value-type="float">
            <text:p>337.95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47.313" calcext:value-type="float">
            <text:p>247.313</text:p>
          </table:table-cell>
          <table:table-cell office:value-type="float" office:value="348.1" calcext:value-type="float">
            <text:p>348.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933.431" calcext:value-type="float">
            <text:p>933.431</text:p>
          </table:table-cell>
          <table:table-cell office:value-type="float" office:value="342.741" calcext:value-type="float">
            <text:p>342.74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775.61" calcext:value-type="float">
            <text:p>2775.61</text:p>
          </table:table-cell>
          <table:table-cell office:value-type="float" office:value="522.314" calcext:value-type="float">
            <text:p>522.31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550.81" calcext:value-type="float">
            <text:p>550.81</text:p>
          </table:table-cell>
          <table:table-cell office:value-type="float" office:value="347.278" calcext:value-type="float">
            <text:p>347.27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51.162" calcext:value-type="float">
            <text:p>251.162</text:p>
          </table:table-cell>
          <table:table-cell office:value-type="float" office:value="336.323" calcext:value-type="float">
            <text:p>336.32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193.18" calcext:value-type="float">
            <text:p>193.18</text:p>
          </table:table-cell>
          <table:table-cell office:value-type="float" office:value="355.731" calcext:value-type="float">
            <text:p>355.73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420.797" calcext:value-type="float">
            <text:p>420.797</text:p>
          </table:table-cell>
          <table:table-cell office:value-type="float" office:value="340.68" calcext:value-type="float">
            <text:p>340.6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4340.11" calcext:value-type="float">
            <text:p>4340.11</text:p>
          </table:table-cell>
          <table:table-cell office:value-type="float" office:value="328.566" calcext:value-type="float">
            <text:p>328.56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401.41" calcext:value-type="float">
            <text:p>401.41</text:p>
          </table:table-cell>
          <table:table-cell office:value-type="float" office:value="353.82" calcext:value-type="float">
            <text:p>353.8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11.427" calcext:value-type="float">
            <text:p>11.427</text:p>
          </table:table-cell>
          <table:table-cell office:value-type="float" office:value="338.859" calcext:value-type="float">
            <text:p>338.85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83.254" calcext:value-type="float">
            <text:p>383.254</text:p>
          </table:table-cell>
          <table:table-cell office:value-type="float" office:value="441.774" calcext:value-type="float">
            <text:p>441.77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12.798" calcext:value-type="float">
            <text:p>12.798</text:p>
          </table:table-cell>
          <table:table-cell office:value-type="float" office:value="327.214" calcext:value-type="float">
            <text:p>327.21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1862.36" calcext:value-type="float">
            <text:p>1862.36</text:p>
          </table:table-cell>
          <table:table-cell office:value-type="float" office:value="358.641" calcext:value-type="float">
            <text:p>358.64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40.433" calcext:value-type="float">
            <text:p>40.433</text:p>
          </table:table-cell>
          <table:table-cell office:value-type="float" office:value="320.754" calcext:value-type="float">
            <text:p>320.75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.512" calcext:value-type="float">
            <text:p>2.512</text:p>
          </table:table-cell>
          <table:table-cell office:value-type="float" office:value="314.83" calcext:value-type="float">
            <text:p>314.8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5.587" calcext:value-type="float">
            <text:p>25.587</text:p>
          </table:table-cell>
          <table:table-cell office:value-type="float" office:value="305.689" calcext:value-type="float">
            <text:p>305.68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63.913" calcext:value-type="float">
            <text:p>63.913</text:p>
          </table:table-cell>
          <table:table-cell office:value-type="float" office:value="488.961" calcext:value-type="float">
            <text:p>488.96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17.746" calcext:value-type="float">
            <text:p>17.746</text:p>
          </table:table-cell>
          <table:table-cell office:value-type="float" office:value="362.199" calcext:value-type="float">
            <text:p>362.19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1062.26" calcext:value-type="float">
            <text:p>1062.26</text:p>
          </table:table-cell>
          <table:table-cell office:value-type="float" office:value="426.765" calcext:value-type="float">
            <text:p>426.76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897.68" calcext:value-type="float">
            <text:p>2897.68</text:p>
          </table:table-cell>
          <table:table-cell office:value-type="float" office:value="344.223" calcext:value-type="float">
            <text:p>344.22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1783.22" calcext:value-type="float">
            <text:p>1783.22</text:p>
          </table:table-cell>
          <table:table-cell office:value-type="float" office:value="464.34" calcext:value-type="float">
            <text:p>464.3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482.55" calcext:value-type="float">
            <text:p>2482.55</text:p>
          </table:table-cell>
          <table:table-cell office:value-type="float" office:value="314.396" calcext:value-type="float">
            <text:p>314.39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11.648" calcext:value-type="float">
            <text:p>11.648</text:p>
          </table:table-cell>
          <table:table-cell office:value-type="float" office:value="319.228" calcext:value-type="float">
            <text:p>319.22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18.553" calcext:value-type="float">
            <text:p>218.553</text:p>
          </table:table-cell>
          <table:table-cell office:value-type="float" office:value="491.302" calcext:value-type="float">
            <text:p>491.30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15.082" calcext:value-type="float">
            <text:p>15.082</text:p>
          </table:table-cell>
          <table:table-cell office:value-type="float" office:value="339.127" calcext:value-type="float">
            <text:p>339.12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50.895" calcext:value-type="float">
            <text:p>50.895</text:p>
          </table:table-cell>
          <table:table-cell office:value-type="float" office:value="336.047" calcext:value-type="float">
            <text:p>336.04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71.053" calcext:value-type="float">
            <text:p>371.053</text:p>
          </table:table-cell>
          <table:table-cell office:value-type="float" office:value="347.081" calcext:value-type="float">
            <text:p>347.08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72.384" calcext:value-type="float">
            <text:p>72.384</text:p>
          </table:table-cell>
          <table:table-cell office:value-type="float" office:value="416.156" calcext:value-type="float">
            <text:p>416.15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12.776" calcext:value-type="float">
            <text:p>12.776</text:p>
          </table:table-cell>
          <table:table-cell office:value-type="float" office:value="309.631" calcext:value-type="float">
            <text:p>309.63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14.667" calcext:value-type="float">
            <text:p>14.667</text:p>
          </table:table-cell>
          <table:table-cell office:value-type="float" office:value="340.767" calcext:value-type="float">
            <text:p>340.76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27.35" calcext:value-type="float">
            <text:p>327.35</text:p>
          </table:table-cell>
          <table:table-cell office:value-type="float" office:value="459.043" calcext:value-type="float">
            <text:p>459.04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130.391" calcext:value-type="float">
            <text:p>130.391</text:p>
          </table:table-cell>
          <table:table-cell office:value-type="float" office:value="359.854" calcext:value-type="float">
            <text:p>359.85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15.729" calcext:value-type="float">
            <text:p>215.729</text:p>
          </table:table-cell>
          <table:table-cell office:value-type="float" office:value="317.502" calcext:value-type="float">
            <text:p>317.50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7.224" calcext:value-type="float">
            <text:p>7.224</text:p>
          </table:table-cell>
          <table:table-cell office:value-type="float" office:value="320.6" calcext:value-type="float">
            <text:p>320.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423.21" calcext:value-type="float">
            <text:p>3423.21</text:p>
          </table:table-cell>
          <table:table-cell office:value-type="float" office:value="379.957" calcext:value-type="float">
            <text:p>379.95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530.38" calcext:value-type="float">
            <text:p>3530.38</text:p>
          </table:table-cell>
          <table:table-cell office:value-type="float" office:value="492.191" calcext:value-type="float">
            <text:p>492.19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38.483" calcext:value-type="float">
            <text:p>238.483</text:p>
          </table:table-cell>
          <table:table-cell office:value-type="float" office:value="411.586" calcext:value-type="float">
            <text:p>411.58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04.747" calcext:value-type="float">
            <text:p>204.747</text:p>
          </table:table-cell>
          <table:table-cell office:value-type="float" office:value="384.155" calcext:value-type="float">
            <text:p>384.15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.527" calcext:value-type="float">
            <text:p>2.527</text:p>
          </table:table-cell>
          <table:table-cell office:value-type="float" office:value="360.215" calcext:value-type="float">
            <text:p>360.21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779.117" calcext:value-type="float">
            <text:p>779.117</text:p>
          </table:table-cell>
          <table:table-cell office:value-type="float" office:value="444.177" calcext:value-type="float">
            <text:p>444.17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198.007" calcext:value-type="float">
            <text:p>198.007</text:p>
          </table:table-cell>
          <table:table-cell office:value-type="float" office:value="341.004" calcext:value-type="float">
            <text:p>341.0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4.23" calcext:value-type="float">
            <text:p>4.23</text:p>
          </table:table-cell>
          <table:table-cell office:value-type="float" office:value="309.09" calcext:value-type="float">
            <text:p>309.0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0.863" calcext:value-type="float">
            <text:p>0.863</text:p>
          </table:table-cell>
          <table:table-cell office:value-type="float" office:value="301.942" calcext:value-type="float">
            <text:p>301.94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5.174" calcext:value-type="float">
            <text:p>25.174</text:p>
          </table:table-cell>
          <table:table-cell office:value-type="float" office:value="337.928" calcext:value-type="float">
            <text:p>337.92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7.654" calcext:value-type="float">
            <text:p>37.654</text:p>
          </table:table-cell>
          <table:table-cell office:value-type="float" office:value="314.726" calcext:value-type="float">
            <text:p>314.72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922.46" calcext:value-type="float">
            <text:p>922.46</text:p>
          </table:table-cell>
          <table:table-cell office:value-type="float" office:value="388.337" calcext:value-type="float">
            <text:p>388.33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1810.45" calcext:value-type="float">
            <text:p>1810.45</text:p>
          </table:table-cell>
          <table:table-cell office:value-type="float" office:value="364.878" calcext:value-type="float">
            <text:p>364.87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634.24" calcext:value-type="float">
            <text:p>2634.24</text:p>
          </table:table-cell>
          <table:table-cell office:value-type="float" office:value="354.958" calcext:value-type="float">
            <text:p>354.95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84.052" calcext:value-type="float">
            <text:p>84.052</text:p>
          </table:table-cell>
          <table:table-cell office:value-type="float" office:value="357.02" calcext:value-type="float">
            <text:p>357.0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183.854" calcext:value-type="float">
            <text:p>183.854</text:p>
          </table:table-cell>
          <table:table-cell office:value-type="float" office:value="318.464" calcext:value-type="float">
            <text:p>318.46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615.838" calcext:value-type="float">
            <text:p>615.838</text:p>
          </table:table-cell>
          <table:table-cell office:value-type="float" office:value="352.135" calcext:value-type="float">
            <text:p>352.13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628.793" calcext:value-type="float">
            <text:p>628.793</text:p>
          </table:table-cell>
          <table:table-cell office:value-type="float" office:value="552.745" calcext:value-type="float">
            <text:p>552.74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88.413" calcext:value-type="float">
            <text:p>88.413</text:p>
          </table:table-cell>
          <table:table-cell office:value-type="float" office:value="348.136" calcext:value-type="float">
            <text:p>348.13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63.364" calcext:value-type="float">
            <text:p>63.364</text:p>
          </table:table-cell>
          <table:table-cell office:value-type="float" office:value="349.828" calcext:value-type="float">
            <text:p>349.82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7595.3" calcext:value-type="float">
            <text:p>7595.3</text:p>
          </table:table-cell>
          <table:table-cell office:value-type="float" office:value="386.829" calcext:value-type="float">
            <text:p>386.82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139.27" calcext:value-type="float">
            <text:p>139.27</text:p>
          </table:table-cell>
          <table:table-cell office:value-type="float" office:value="343.72" calcext:value-type="float">
            <text:p>343.7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18.778" calcext:value-type="float">
            <text:p>18.778</text:p>
          </table:table-cell>
          <table:table-cell office:value-type="float" office:value="350.039" calcext:value-type="float">
            <text:p>350.03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130.265" calcext:value-type="float">
            <text:p>130.265</text:p>
          </table:table-cell>
          <table:table-cell office:value-type="float" office:value="301.526" calcext:value-type="float">
            <text:p>301.52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07.914" calcext:value-type="float">
            <text:p>207.914</text:p>
          </table:table-cell>
          <table:table-cell office:value-type="float" office:value="338.102" calcext:value-type="float">
            <text:p>338.10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4.057" calcext:value-type="float">
            <text:p>4.057</text:p>
          </table:table-cell>
          <table:table-cell office:value-type="float" office:value="344.754" calcext:value-type="float">
            <text:p>344.75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45.266" calcext:value-type="float">
            <text:p>45.266</text:p>
          </table:table-cell>
          <table:table-cell office:value-type="float" office:value="372.796" calcext:value-type="float">
            <text:p>372.79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10.202" calcext:value-type="float">
            <text:p>10.202</text:p>
          </table:table-cell>
          <table:table-cell office:value-type="float" office:value="319.65" calcext:value-type="float">
            <text:p>319.6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59.817" calcext:value-type="float">
            <text:p>259.817</text:p>
          </table:table-cell>
          <table:table-cell office:value-type="float" office:value="361.15" calcext:value-type="float">
            <text:p>361.1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11.772" calcext:value-type="float">
            <text:p>11.772</text:p>
          </table:table-cell>
          <table:table-cell office:value-type="float" office:value="352.875" calcext:value-type="float">
            <text:p>352.8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0.437" calcext:value-type="float">
            <text:p>0.437</text:p>
          </table:table-cell>
          <table:table-cell office:value-type="float" office:value="322.098" calcext:value-type="float">
            <text:p>322.09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13.903" calcext:value-type="float">
            <text:p>213.903</text:p>
          </table:table-cell>
          <table:table-cell office:value-type="float" office:value="343.732" calcext:value-type="float">
            <text:p>343.73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85.134" calcext:value-type="float">
            <text:p>85.134</text:p>
          </table:table-cell>
          <table:table-cell office:value-type="float" office:value="313.348" calcext:value-type="float">
            <text:p>313.34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418.838" calcext:value-type="float">
            <text:p>418.838</text:p>
          </table:table-cell>
          <table:table-cell office:value-type="float" office:value="378.586" calcext:value-type="float">
            <text:p>378.58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82.022" calcext:value-type="float">
            <text:p>82.022</text:p>
          </table:table-cell>
          <table:table-cell office:value-type="float" office:value="358.285" calcext:value-type="float">
            <text:p>358.2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7.385" calcext:value-type="float">
            <text:p>7.385</text:p>
          </table:table-cell>
          <table:table-cell office:value-type="float" office:value="346.322" calcext:value-type="float">
            <text:p>346.32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01.78" calcext:value-type="float">
            <text:p>301.78</text:p>
          </table:table-cell>
          <table:table-cell office:value-type="float" office:value="341.022" calcext:value-type="float">
            <text:p>341.02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039.99" calcext:value-type="float">
            <text:p>3039.99</text:p>
          </table:table-cell>
          <table:table-cell office:value-type="float" office:value="316.501" calcext:value-type="float">
            <text:p>316.50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126.469" calcext:value-type="float">
            <text:p>126.469</text:p>
          </table:table-cell>
          <table:table-cell office:value-type="float" office:value="391.741" calcext:value-type="float">
            <text:p>391.74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19.946" calcext:value-type="float">
            <text:p>319.946</text:p>
          </table:table-cell>
          <table:table-cell office:value-type="float" office:value="430.134" calcext:value-type="float">
            <text:p>430.13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65.701" calcext:value-type="float">
            <text:p>265.701</text:p>
          </table:table-cell>
          <table:table-cell office:value-type="float" office:value="294.793" calcext:value-type="float">
            <text:p>294.79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425.323" calcext:value-type="float">
            <text:p>425.323</text:p>
          </table:table-cell>
          <table:table-cell office:value-type="float" office:value="362.981" calcext:value-type="float">
            <text:p>362.98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30.035" calcext:value-type="float">
            <text:p>230.035</text:p>
          </table:table-cell>
          <table:table-cell office:value-type="float" office:value="430.14" calcext:value-type="float">
            <text:p>430.1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35.667" calcext:value-type="float">
            <text:p>235.667</text:p>
          </table:table-cell>
          <table:table-cell office:value-type="float" office:value="359.114" calcext:value-type="float">
            <text:p>359.11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155.549" calcext:value-type="float">
            <text:p>155.549</text:p>
          </table:table-cell>
          <table:table-cell office:value-type="float" office:value="331.48" calcext:value-type="float">
            <text:p>331.4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5.082" calcext:value-type="float">
            <text:p>35.082</text:p>
          </table:table-cell>
          <table:table-cell office:value-type="float" office:value="333.266" calcext:value-type="float">
            <text:p>333.26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87.224" calcext:value-type="float">
            <text:p>87.224</text:p>
          </table:table-cell>
          <table:table-cell office:value-type="float" office:value="390.445" calcext:value-type="float">
            <text:p>390.44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6.945" calcext:value-type="float">
            <text:p>6.945</text:p>
          </table:table-cell>
          <table:table-cell office:value-type="float" office:value="318.427" calcext:value-type="float">
            <text:p>318.42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180.316" calcext:value-type="float">
            <text:p>180.316</text:p>
          </table:table-cell>
          <table:table-cell office:value-type="float" office:value="364.343" calcext:value-type="float">
            <text:p>364.34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98.304" calcext:value-type="float">
            <text:p>298.304</text:p>
          </table:table-cell>
          <table:table-cell office:value-type="float" office:value="356.17" calcext:value-type="float">
            <text:p>356.1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47.391" calcext:value-type="float">
            <text:p>47.391</text:p>
          </table:table-cell>
          <table:table-cell office:value-type="float" office:value="319.57" calcext:value-type="float">
            <text:p>319.5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679.664" calcext:value-type="float">
            <text:p>679.664</text:p>
          </table:table-cell>
          <table:table-cell office:value-type="float" office:value="373.267" calcext:value-type="float">
            <text:p>373.26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120.422" calcext:value-type="float">
            <text:p>120.422</text:p>
          </table:table-cell>
          <table:table-cell office:value-type="float" office:value="357.974" calcext:value-type="float">
            <text:p>357.97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62.991" calcext:value-type="float">
            <text:p>362.991</text:p>
          </table:table-cell>
          <table:table-cell office:value-type="float" office:value="289.972" calcext:value-type="float">
            <text:p>289.97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5332.34" calcext:value-type="float">
            <text:p>5332.34</text:p>
          </table:table-cell>
          <table:table-cell office:value-type="float" office:value="417.638" calcext:value-type="float">
            <text:p>417.63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57.062" calcext:value-type="float">
            <text:p>357.062</text:p>
          </table:table-cell>
          <table:table-cell office:value-type="float" office:value="306.865" calcext:value-type="float">
            <text:p>306.86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124.97" calcext:value-type="float">
            <text:p>3124.97</text:p>
          </table:table-cell>
          <table:table-cell office:value-type="float" office:value="351.945" calcext:value-type="float">
            <text:p>351.94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6242.4" calcext:value-type="float">
            <text:p>6242.4</text:p>
          </table:table-cell>
          <table:table-cell office:value-type="float" office:value="281.719" calcext:value-type="float">
            <text:p>281.71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181.424" calcext:value-type="float">
            <text:p>181.424</text:p>
          </table:table-cell>
          <table:table-cell office:value-type="float" office:value="502.028" calcext:value-type="float">
            <text:p>502.02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539.277" calcext:value-type="float">
            <text:p>539.277</text:p>
          </table:table-cell>
          <table:table-cell office:value-type="float" office:value="513.296" calcext:value-type="float">
            <text:p>513.29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781.271" calcext:value-type="float">
            <text:p>781.271</text:p>
          </table:table-cell>
          <table:table-cell office:value-type="float" office:value="569.96" calcext:value-type="float">
            <text:p>569.9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1452.61" calcext:value-type="float">
            <text:p>1452.61</text:p>
          </table:table-cell>
          <table:table-cell office:value-type="float" office:value="538.356" calcext:value-type="float">
            <text:p>538.35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1172.4" calcext:value-type="float">
            <text:p>1172.4</text:p>
          </table:table-cell>
          <table:table-cell office:value-type="float" office:value="596.402" calcext:value-type="float">
            <text:p>596.40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97.869" calcext:value-type="float">
            <text:p>297.869</text:p>
          </table:table-cell>
          <table:table-cell office:value-type="float" office:value="594.88" calcext:value-type="float">
            <text:p>594.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1090.78" calcext:value-type="float">
            <text:p>1090.78</text:p>
          </table:table-cell>
          <table:table-cell office:value-type="float" office:value="563.025" calcext:value-type="float">
            <text:p>563.02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4497.58" calcext:value-type="float">
            <text:p>4497.58</text:p>
          </table:table-cell>
          <table:table-cell office:value-type="float" office:value="285.975" calcext:value-type="float">
            <text:p>285.9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00.725" calcext:value-type="float">
            <text:p>200.725</text:p>
          </table:table-cell>
          <table:table-cell office:value-type="float" office:value="299.707" calcext:value-type="float">
            <text:p>299.70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325.92" calcext:value-type="float">
            <text:p>3325.92</text:p>
          </table:table-cell>
          <table:table-cell office:value-type="float" office:value="638.297" calcext:value-type="float">
            <text:p>638.29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421.81" calcext:value-type="float">
            <text:p>421.81</text:p>
          </table:table-cell>
          <table:table-cell office:value-type="float" office:value="554.511" calcext:value-type="float">
            <text:p>554.51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438.22" calcext:value-type="float">
            <text:p>2438.22</text:p>
          </table:table-cell>
          <table:table-cell office:value-type="float" office:value="308.023" calcext:value-type="float">
            <text:p>308.02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1027.31" calcext:value-type="float">
            <text:p>1027.31</text:p>
          </table:table-cell>
          <table:table-cell office:value-type="float" office:value="333.104" calcext:value-type="float">
            <text:p>333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70.275" calcext:value-type="float">
            <text:p>270.275</text:p>
          </table:table-cell>
          <table:table-cell office:value-type="float" office:value="570.207" calcext:value-type="float">
            <text:p>570.20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532.35" calcext:value-type="float">
            <text:p>2532.35</text:p>
          </table:table-cell>
          <table:table-cell office:value-type="float" office:value="503.647" calcext:value-type="float">
            <text:p>503.64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88.196" calcext:value-type="float">
            <text:p>288.196</text:p>
          </table:table-cell>
          <table:table-cell office:value-type="float" office:value="294.195" calcext:value-type="float">
            <text:p>294.19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138.754" calcext:value-type="float">
            <text:p>138.754</text:p>
          </table:table-cell>
          <table:table-cell office:value-type="float" office:value="525.252" calcext:value-type="float">
            <text:p>525.25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545.1" calcext:value-type="float">
            <text:p>2545.1</text:p>
          </table:table-cell>
          <table:table-cell office:value-type="float" office:value="320.277" calcext:value-type="float">
            <text:p>320.27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397.79" calcext:value-type="float">
            <text:p>2397.79</text:p>
          </table:table-cell>
          <table:table-cell office:value-type="float" office:value="673.902" calcext:value-type="float">
            <text:p>673.90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20.33" calcext:value-type="float">
            <text:p>320.33</text:p>
          </table:table-cell>
          <table:table-cell office:value-type="float" office:value="581.594" calcext:value-type="float">
            <text:p>581.59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12.92" calcext:value-type="float">
            <text:p>12.92</text:p>
          </table:table-cell>
          <table:table-cell office:value-type="float" office:value="507.304" calcext:value-type="float">
            <text:p>507.3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90.684" calcext:value-type="float">
            <text:p>290.684</text:p>
          </table:table-cell>
          <table:table-cell office:value-type="float" office:value="304.377" calcext:value-type="float">
            <text:p>304.37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00.412" calcext:value-type="float">
            <text:p>300.412</text:p>
          </table:table-cell>
          <table:table-cell office:value-type="float" office:value="374.775" calcext:value-type="float">
            <text:p>374.7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80.51" calcext:value-type="float">
            <text:p>80.51</text:p>
          </table:table-cell>
          <table:table-cell office:value-type="float" office:value="562.145" calcext:value-type="float">
            <text:p>562.14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196.019" calcext:value-type="float">
            <text:p>196.019</text:p>
          </table:table-cell>
          <table:table-cell office:value-type="float" office:value="539.95" calcext:value-type="float">
            <text:p>539.9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46.377" calcext:value-type="float">
            <text:p>46.377</text:p>
          </table:table-cell>
          <table:table-cell office:value-type="float" office:value="555.478" calcext:value-type="float">
            <text:p>555.47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786.84" calcext:value-type="float">
            <text:p>786.84</text:p>
          </table:table-cell>
          <table:table-cell office:value-type="float" office:value="318.847" calcext:value-type="float">
            <text:p>318.84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453.921" calcext:value-type="float">
            <text:p>453.921</text:p>
          </table:table-cell>
          <table:table-cell office:value-type="float" office:value="569.07" calcext:value-type="float">
            <text:p>569.0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452.374" calcext:value-type="float">
            <text:p>452.374</text:p>
          </table:table-cell>
          <table:table-cell office:value-type="float" office:value="295.183" calcext:value-type="float">
            <text:p>295.18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53.6" calcext:value-type="float">
            <text:p>53.6</text:p>
          </table:table-cell>
          <table:table-cell office:value-type="float" office:value="572.773" calcext:value-type="float">
            <text:p>572.77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185.654" calcext:value-type="float">
            <text:p>185.654</text:p>
          </table:table-cell>
          <table:table-cell office:value-type="float" office:value="546.796" calcext:value-type="float">
            <text:p>546.79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2.279" calcext:value-type="float">
            <text:p>22.279</text:p>
          </table:table-cell>
          <table:table-cell office:value-type="float" office:value="507.313" calcext:value-type="float">
            <text:p>507.31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680.696" calcext:value-type="float">
            <text:p>680.696</text:p>
          </table:table-cell>
          <table:table-cell office:value-type="float" office:value="525.368" calcext:value-type="float">
            <text:p>525.36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615.782" calcext:value-type="float">
            <text:p>615.782</text:p>
          </table:table-cell>
          <table:table-cell office:value-type="float" office:value="340.799" calcext:value-type="float">
            <text:p>340.79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56.849" calcext:value-type="float">
            <text:p>56.849</text:p>
          </table:table-cell>
          <table:table-cell office:value-type="float" office:value="553.87" calcext:value-type="float">
            <text:p>553.8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30.415" calcext:value-type="float">
            <text:p>330.415</text:p>
          </table:table-cell>
          <table:table-cell office:value-type="float" office:value="570.362" calcext:value-type="float">
            <text:p>570.36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403.213" calcext:value-type="float">
            <text:p>403.213</text:p>
          </table:table-cell>
          <table:table-cell office:value-type="float" office:value="310.255" calcext:value-type="float">
            <text:p>310.25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105.817" calcext:value-type="float">
            <text:p>105.817</text:p>
          </table:table-cell>
          <table:table-cell office:value-type="float" office:value="261.423" calcext:value-type="float">
            <text:p>261.42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61.304" calcext:value-type="float">
            <text:p>361.304</text:p>
          </table:table-cell>
          <table:table-cell office:value-type="float" office:value="609.527" calcext:value-type="float">
            <text:p>609.52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1438.94" calcext:value-type="float">
            <text:p>1438.94</text:p>
          </table:table-cell>
          <table:table-cell office:value-type="float" office:value="349.717" calcext:value-type="float">
            <text:p>349.71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419.929" calcext:value-type="float">
            <text:p>419.929</text:p>
          </table:table-cell>
          <table:table-cell office:value-type="float" office:value="323.893" calcext:value-type="float">
            <text:p>323.89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709.986" calcext:value-type="float">
            <text:p>709.986</text:p>
          </table:table-cell>
          <table:table-cell office:value-type="float" office:value="533.63" calcext:value-type="float">
            <text:p>533.6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85.416" calcext:value-type="float">
            <text:p>85.416</text:p>
          </table:table-cell>
          <table:table-cell office:value-type="float" office:value="266.706" calcext:value-type="float">
            <text:p>266.70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1759.43" calcext:value-type="float">
            <text:p>1759.43</text:p>
          </table:table-cell>
          <table:table-cell office:value-type="float" office:value="637.104" calcext:value-type="float">
            <text:p>637.1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337.06" calcext:value-type="float">
            <text:p>2337.06</text:p>
          </table:table-cell>
          <table:table-cell office:value-type="float" office:value="691.488" calcext:value-type="float">
            <text:p>691.4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.545" calcext:value-type="float">
            <text:p>2.545</text:p>
          </table:table-cell>
          <table:table-cell office:value-type="float" office:value="278.404" calcext:value-type="float">
            <text:p>278.4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1002.75" calcext:value-type="float">
            <text:p>1002.75</text:p>
          </table:table-cell>
          <table:table-cell office:value-type="float" office:value="332.093" calcext:value-type="float">
            <text:p>332.09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95.166" calcext:value-type="float">
            <text:p>395.166</text:p>
          </table:table-cell>
          <table:table-cell office:value-type="float" office:value="617.255" calcext:value-type="float">
            <text:p>617.25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15.771" calcext:value-type="float">
            <text:p>215.771</text:p>
          </table:table-cell>
          <table:table-cell office:value-type="float" office:value="304.113" calcext:value-type="float">
            <text:p>304.11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435.723" calcext:value-type="float">
            <text:p>435.723</text:p>
          </table:table-cell>
          <table:table-cell office:value-type="float" office:value="302.573" calcext:value-type="float">
            <text:p>302.57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433.73" calcext:value-type="float">
            <text:p>2433.73</text:p>
          </table:table-cell>
          <table:table-cell office:value-type="float" office:value="296.501" calcext:value-type="float">
            <text:p>296.50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662.32" calcext:value-type="float">
            <text:p>662.32</text:p>
          </table:table-cell>
          <table:table-cell office:value-type="float" office:value="305.516" calcext:value-type="float">
            <text:p>305.51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54.764" calcext:value-type="float">
            <text:p>54.764</text:p>
          </table:table-cell>
          <table:table-cell office:value-type="float" office:value="584.711" calcext:value-type="float">
            <text:p>584.71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86.427" calcext:value-type="float">
            <text:p>386.427</text:p>
          </table:table-cell>
          <table:table-cell office:value-type="float" office:value="566.019" calcext:value-type="float">
            <text:p>566.01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140.946" calcext:value-type="float">
            <text:p>140.946</text:p>
          </table:table-cell>
          <table:table-cell office:value-type="float" office:value="263.99" calcext:value-type="float">
            <text:p>263.9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487.145" calcext:value-type="float">
            <text:p>487.145</text:p>
          </table:table-cell>
          <table:table-cell office:value-type="float" office:value="287.265" calcext:value-type="float">
            <text:p>287.26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1826.53" calcext:value-type="float">
            <text:p>1826.53</text:p>
          </table:table-cell>
          <table:table-cell office:value-type="float" office:value="584.487" calcext:value-type="float">
            <text:p>584.48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65.11" calcext:value-type="float">
            <text:p>365.11</text:p>
          </table:table-cell>
          <table:table-cell office:value-type="float" office:value="308.237" calcext:value-type="float">
            <text:p>308.23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447.34" calcext:value-type="float">
            <text:p>447.34</text:p>
          </table:table-cell>
          <table:table-cell office:value-type="float" office:value="592.582" calcext:value-type="float">
            <text:p>592.58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507.959" calcext:value-type="float">
            <text:p>507.959</text:p>
          </table:table-cell>
          <table:table-cell office:value-type="float" office:value="615.948" calcext:value-type="float">
            <text:p>615.94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620.607" calcext:value-type="float">
            <text:p>620.607</text:p>
          </table:table-cell>
          <table:table-cell office:value-type="float" office:value="428.269" calcext:value-type="float">
            <text:p>428.26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814.196" calcext:value-type="float">
            <text:p>814.196</text:p>
          </table:table-cell>
          <table:table-cell office:value-type="float" office:value="319.893" calcext:value-type="float">
            <text:p>319.89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590.79" calcext:value-type="float">
            <text:p>2590.79</text:p>
          </table:table-cell>
          <table:table-cell office:value-type="float" office:value="557.4" calcext:value-type="float">
            <text:p>557.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86.139" calcext:value-type="float">
            <text:p>386.139</text:p>
          </table:table-cell>
          <table:table-cell office:value-type="float" office:value="291.544" calcext:value-type="float">
            <text:p>291.5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54.803" calcext:value-type="float">
            <text:p>54.803</text:p>
          </table:table-cell>
          <table:table-cell office:value-type="float" office:value="301.1" calcext:value-type="float">
            <text:p>301.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416.06" calcext:value-type="float">
            <text:p>3416.06</text:p>
          </table:table-cell>
          <table:table-cell office:value-type="float" office:value="600.972" calcext:value-type="float">
            <text:p>600.97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997.201" calcext:value-type="float">
            <text:p>997.201</text:p>
          </table:table-cell>
          <table:table-cell office:value-type="float" office:value="603.187" calcext:value-type="float">
            <text:p>603.18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439.485" calcext:value-type="float">
            <text:p>439.485</text:p>
          </table:table-cell>
          <table:table-cell office:value-type="float" office:value="336.311" calcext:value-type="float">
            <text:p>336.31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403.558" calcext:value-type="float">
            <text:p>403.558</text:p>
          </table:table-cell>
          <table:table-cell office:value-type="float" office:value="293.261" calcext:value-type="float">
            <text:p>293.26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159.015" calcext:value-type="float">
            <text:p>159.015</text:p>
          </table:table-cell>
          <table:table-cell office:value-type="float" office:value="586.543" calcext:value-type="float">
            <text:p>586.54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47.614" calcext:value-type="float">
            <text:p>47.614</text:p>
          </table:table-cell>
          <table:table-cell office:value-type="float" office:value="553.719" calcext:value-type="float">
            <text:p>553.71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77.174" calcext:value-type="float">
            <text:p>77.174</text:p>
          </table:table-cell>
          <table:table-cell office:value-type="float" office:value="277.12" calcext:value-type="float">
            <text:p>277.1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699.754" calcext:value-type="float">
            <text:p>699.754</text:p>
          </table:table-cell>
          <table:table-cell office:value-type="float" office:value="348.34" calcext:value-type="float">
            <text:p>348.3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1571.18" calcext:value-type="float">
            <text:p>1571.18</text:p>
          </table:table-cell>
          <table:table-cell office:value-type="float" office:value="295.61" calcext:value-type="float">
            <text:p>295.6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195.576" calcext:value-type="float">
            <text:p>195.576</text:p>
          </table:table-cell>
          <table:table-cell office:value-type="float" office:value="663.031" calcext:value-type="float">
            <text:p>663.03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470.505" calcext:value-type="float">
            <text:p>470.505</text:p>
          </table:table-cell>
          <table:table-cell office:value-type="float" office:value="515.496" calcext:value-type="float">
            <text:p>515.49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1085.88" calcext:value-type="float">
            <text:p>1085.88</text:p>
          </table:table-cell>
          <table:table-cell office:value-type="float" office:value="290.374" calcext:value-type="float">
            <text:p>290.37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704.856" calcext:value-type="float">
            <text:p>704.856</text:p>
          </table:table-cell>
          <table:table-cell office:value-type="float" office:value="510.43" calcext:value-type="float">
            <text:p>510.4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4033.26" calcext:value-type="float">
            <text:p>4033.26</text:p>
          </table:table-cell>
          <table:table-cell office:value-type="float" office:value="290.849" calcext:value-type="float">
            <text:p>290.84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52.593" calcext:value-type="float">
            <text:p>252.593</text:p>
          </table:table-cell>
          <table:table-cell office:value-type="float" office:value="321.458" calcext:value-type="float">
            <text:p>321.45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1224.44" calcext:value-type="float">
            <text:p>1224.44</text:p>
          </table:table-cell>
          <table:table-cell office:value-type="float" office:value="574.989" calcext:value-type="float">
            <text:p>574.98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908.368" calcext:value-type="float">
            <text:p>908.368</text:p>
          </table:table-cell>
          <table:table-cell office:value-type="float" office:value="647.925" calcext:value-type="float">
            <text:p>647.92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53.699" calcext:value-type="float">
            <text:p>53.699</text:p>
          </table:table-cell>
          <table:table-cell office:value-type="float" office:value="264.493" calcext:value-type="float">
            <text:p>264.49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133.136" calcext:value-type="float">
            <text:p>133.136</text:p>
          </table:table-cell>
          <table:table-cell office:value-type="float" office:value="320.672" calcext:value-type="float">
            <text:p>320.67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993.63" calcext:value-type="float">
            <text:p>3993.63</text:p>
          </table:table-cell>
          <table:table-cell office:value-type="float" office:value="590.04" calcext:value-type="float">
            <text:p>590.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1305.12" calcext:value-type="float">
            <text:p>1305.12</text:p>
          </table:table-cell>
          <table:table-cell office:value-type="float" office:value="283.46" calcext:value-type="float">
            <text:p>283.4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1.742" calcext:value-type="float">
            <text:p>31.742</text:p>
          </table:table-cell>
          <table:table-cell office:value-type="float" office:value="538.219" calcext:value-type="float">
            <text:p>538.21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42.089" calcext:value-type="float">
            <text:p>342.089</text:p>
          </table:table-cell>
          <table:table-cell office:value-type="float" office:value="245.951" calcext:value-type="float">
            <text:p>245.95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643.66" calcext:value-type="float">
            <text:p>2643.66</text:p>
          </table:table-cell>
          <table:table-cell office:value-type="float" office:value="388.664" calcext:value-type="float">
            <text:p>388.66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43.344" calcext:value-type="float">
            <text:p>243.344</text:p>
          </table:table-cell>
          <table:table-cell office:value-type="float" office:value="567.199" calcext:value-type="float">
            <text:p>567.19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3684.35" calcext:value-type="float">
            <text:p>3684.35</text:p>
          </table:table-cell>
          <table:table-cell office:value-type="float" office:value="312.239" calcext:value-type="float">
            <text:p>312.23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543.887" calcext:value-type="float">
            <text:p>543.887</text:p>
          </table:table-cell>
          <table:table-cell office:value-type="float" office:value="541.32" calcext:value-type="float">
            <text:p>541.3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793.572" calcext:value-type="float">
            <text:p>793.572</text:p>
          </table:table-cell>
          <table:table-cell office:value-type="float" office:value="306.327" calcext:value-type="float">
            <text:p>306.32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01.38" calcext:value-type="float">
            <text:p>201.38</text:p>
          </table:table-cell>
          <table:table-cell office:value-type="float" office:value="560.843" calcext:value-type="float">
            <text:p>560.84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1297.14" calcext:value-type="float">
            <text:p>1297.14</text:p>
          </table:table-cell>
          <table:table-cell office:value-type="float" office:value="342.424" calcext:value-type="float">
            <text:p>342.42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163.351" calcext:value-type="float">
            <text:p>163.351</text:p>
          </table:table-cell>
          <table:table-cell office:value-type="float" office:value="302.327" calcext:value-type="float">
            <text:p>302.32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1713.34" calcext:value-type="float">
            <text:p>1713.34</text:p>
          </table:table-cell>
          <table:table-cell office:value-type="float" office:value="269.357" calcext:value-type="float">
            <text:p>269.357</text:p>
          </table:table-cell>
        </table:table-row>
        <table:table-row table:style-name="ro1">
          <table:table-cell table:number-columns-repeated="6"/>
          <table:table-cell table:formula="of:=AVERAGE([.G1:.G1491])" office:value-type="float" office:value="2200.97618852459" calcext:value-type="float">
            <text:p>2200.97618852459</text:p>
          </table:table-cell>
          <table:table-cell table:formula="of:=AVERAGE([.H1:.H1491])" office:value-type="float" office:value="377.719884562842" calcext:value-type="float">
            <text:p>377.7198845628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3T17:36:30.296061271</dc:date>
    <meta:editing-duration>PT2M4S</meta:editing-duration>
    <meta:editing-cycles>1</meta:editing-cycles>
    <meta:document-statistic meta:table-count="1" meta:cell-count="11714" meta:object-count="0"/>
    <meta:generator>LibreOffice/6.0.7.3$Linux_X86_64 LibreOffice_project/00m0$Build-3</meta:generator>
  </office:meta>
</office:document-meta>
</file>